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200000EA000044060000270AFF6E00B5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-color="#94006b" draw:opacity="40%" draw:textarea-horizontal-align="justify" draw:textarea-vertical-align="middle" draw:auto-grow-height="false" draw:shadow-opacity="40%"/>
    </style:style>
    <style:style style:name="gr2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otted"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.051cm" svg:stroke-color="#800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33cc66" draw:marker-start-width="0.276cm" draw:marker-end="Arrow_20_concave" draw:marker-end-width="0.276cm" draw:fill="solid" draw:fill-color="#3deb3d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33cc66" draw:marker-start-width="0.276cm" draw:marker-end="Arrow_20_concave" draw:marker-end-width="0.2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8cm" fo:min-width="1.2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2cm" fo:min-width="1.70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2cm" fo:min-width="1.5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7cm" fo:min-width="2.594cm"/>
    </style:style>
    <style:style style:name="gr13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9cm" fo:min-width="1.31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2cm" fo:min-width="4.96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4.964cm"/>
    </style:style>
    <style:style style:name="gr17" style:family="graphic" style:parent-style-name="standard">
      <style:graphic-properties svg:stroke-width="0.051cm" svg:stroke-color="#c0c0c0" draw:marker-start="Arrow_20_concave" draw:marker-start-width="0.381cm" draw:marker-end="Arrow_20_concave" draw:marker-end-width="0.381cm" draw:textarea-horizontal-align="center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02cm" fo:min-width="5.1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8cm" fo:min-width="1.76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7cm" fo:min-width="1.89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3cm" fo:min-width="3.349cm"/>
    </style:style>
    <style:style style:name="gr22" style:family="graphic" style:parent-style-name="standard">
      <style:graphic-properties svg:stroke-width="0.102cm" svg:stroke-color="#9966cc" draw:marker-start="Arrow_20_concave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102cm" svg:stroke-color="#9966cc" draw:marker-start-width="0.352cm" draw:marker-end="Arrow_20_concave" draw:marker-end-width="0.352cm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2.71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3cm" fo:min-width="1.972cm"/>
    </style:style>
    <style:style style:name="gr26" style:family="graphic" style:parent-style-name="standard">
      <style:graphic-properties draw:stroke="dash" draw:stroke-dash="Fine_20_Dashed_20__28_var_29_" svg:stroke-width="0.102cm" draw:marker-start-width="0.457cm" draw:marker-end="Arrow_20_concave" draw:marker-end-width="0.457cm" draw:textarea-horizontal-align="center" draw:textarea-vertical-align="middle" fo:padding-top="0.176cm" fo:padding-bottom="0.176cm" fo:padding-left="0.301cm" fo:padding-right="0.301cm" draw:shadow-offset-x="0.305cm" draw:shadow-offset-y="0.30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2cm" fo:min-width="1.81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7cm" fo:min-width="1.7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1.30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2cm" fo:min-width="0.897cm"/>
    </style:style>
    <style:style style:name="gr31" style:family="graphic" style:parent-style-name="standard">
      <style:graphic-properties svg:stroke-width="0.051cm" svg:stroke-color="#ff0000" draw:marker-start-width="0.276cm" draw:marker-end="Arrow_20_concave" draw:marker-end-width="0.276cm" draw:fill="solid" draw:fill-color="#3deb3d" draw:textarea-horizontal-align="center" draw:textarea-vertical-align="middle" fo:padding-top="0.15cm" fo:padding-bottom="0.15cm" fo:padding-left="0.275cm" fo:padding-right="0.275cm"/>
    </style:style>
    <style:style style:name="gr32" style:family="graphic">
      <style:graphic-properties style:protect="size"/>
    </style:style>
    <style:style style:name="gr33" style:family="graphic" style:parent-style-name="standard">
      <style:graphic-properties draw:fill="none" draw:fill-color="#dc2300" draw:opacity="30%" draw:textarea-horizontal-align="justify" draw:textarea-vertical-align="middle" draw:auto-grow-height="false" draw:shadow-opacity="30%"/>
    </style:style>
    <style:style style:name="gr34" style:family="graphic" style:parent-style-name="standard">
      <style:graphic-properties draw:fill="none" draw:fill-color="#9999ff" draw:opacity="30%" draw:textarea-horizontal-align="justify" draw:textarea-vertical-align="middle" draw:auto-grow-height="false" draw:shadow-opacity="30%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8cm" fo:min-width="3.096cm"/>
    </style:style>
    <style:style style:name="gr37" style:family="graphic" style:parent-style-name="objectwithoutfill">
      <style:graphic-properties svg:stroke-width="0.152cm" svg:stroke-color="#ff9966" draw:marker-start-width="0.503cm" draw:marker-end-width="0.503cm" draw:fill="none" draw:textarea-horizontal-align="center" draw:textarea-vertical-align="middle" fo:padding-top="0.2cm" fo:padding-bottom="0.2cm" fo:padding-left="0.325cm" fo:padding-right="0.325cm"/>
    </style:style>
    <style:style style:name="gr3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3.091cm"/>
    </style:style>
    <style:style style:name="gr40" style:family="graphic" style:parent-style-name="standard">
      <style:graphic-properties draw:stroke="none" draw:fill="none" fo:min-height="0.71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2cm" fo:min-width="0.753cm"/>
    </style:style>
    <style:style style:name="gr42" style:family="graphic" style:parent-style-name="objectwithoutfill">
      <style:graphic-properties draw:marker-end="Arrow_20_concave" draw:marker-end-width="0.3cm" draw:fill="none" draw:textarea-horizontal-align="center" draw:textarea-vertical-align="middle"/>
    </style:style>
    <style:style style:name="gr43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cm" fo:min-width="0cm"/>
    </style:style>
    <style:style style:name="gr44" style:family="graphic" style:parent-style-name="standard">
      <style:graphic-properties svg:stroke-width="0.051cm" svg:stroke-color="#000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textarea-horizontal-align="justify" draw:textarea-vertical-align="middle" draw:auto-grow-height="false"/>
    </style:style>
    <style:style style:name="gr46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48" style:family="graphic" style:parent-style-name="objectwithoutfill">
      <style:graphic-properties draw:marker-end="Arrow_20_concave" draw:marker-end-width="0.152cm" draw:fill="none" draw:textarea-horizontal-align="center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2cm" fo:min-width="1.879cm"/>
    </style:style>
    <style:style style:name="gr50" style:family="graphic" style:parent-style-name="standard">
      <style:graphic-properties draw:stroke="none" svg:stroke-color="#000000" draw:fill="solid" draw:fill-color="#800000" draw:textarea-horizontal-align="left" draw:auto-grow-height="true" draw:auto-grow-width="true" fo:min-height="0.529cm" fo:min-width="1.27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8cm" fo:min-width="3.34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477cm"/>
    </style:style>
    <style:style style:name="gr5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1cm" fo:min-width="1.8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3cm" fo:min-width="2.377cm"/>
    </style:style>
    <style:style style:name="gr56" style:family="graphic" style:parent-style-name="standard">
      <style:graphic-properties svg:stroke-width="0.102cm" svg:stroke-color="#9966cc" draw:marker-start="Arrow_20_concave" draw:marker-start-width="0.352cm" draw:marker-end="Arrow_20_concave" draw:marker-end-width="0.352cm" draw:textarea-horizontal-align="center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marker-end="Arrow" draw:marker-end-width="0.3cm" draw:textarea-horizontal-align="center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529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2.00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2.22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1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3.75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3cm" fo:min-width="4.12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6.96cm"/>
    </style:style>
    <style:style style:name="gr65" style:family="graphic" style:parent-style-name="objectwithoutfill">
      <style:graphic-properties draw:marker-end="Square_20_45" draw:marker-end-width="0.3cm" draw:fill="none" draw:textarea-horizontal-align="center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2.696cm"/>
    </style:style>
    <style:style style:name="gr67" style:family="graphic" style:parent-style-name="standard">
      <style:graphic-properties draw:textarea-vertical-align="middle" draw:auto-grow-height="false" fo:min-height="0.749cm" fo:min-width="0.499cm"/>
    </style:style>
    <style:style style:name="gr68" style:family="graphic" style:parent-style-name="standard">
      <style:graphic-properties draw:textarea-vertical-align="middle" draw:auto-grow-height="false" fo:min-height="0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.234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.25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1.92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3.04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3.88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3.894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2.142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2.147cm"/>
    </style:style>
    <style:style style:name="gr77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041cm"/>
    </style:style>
    <style:style style:name="gr79" style:family="graphic" style:parent-style-name="standard">
      <style:graphic-properties draw:fill="solid" draw:fill-color="#ffffff" draw:opacity="50%" draw:textarea-horizontal-align="justify" draw:textarea-vertical-align="middle" draw:auto-grow-height="false" draw:shadow-opacity="50%"/>
    </style:style>
    <style:style style:name="gr80" style:family="graphic" style:parent-style-name="standard">
      <style:graphic-properties draw:fill="solid" draw:fill-color="#ffffff" draw:opacity="100%" draw:textarea-horizontal-align="justify" draw:textarea-vertical-align="middle" draw:auto-grow-height="false" draw:shadow-opacity="100%"/>
    </style:style>
    <style:style style:name="gr81" style:family="graphic" style:parent-style-name="objectwithoutfill">
      <style:graphic-properties draw:stroke="dash" draw:stroke-dash="Fine_20_Dashed_20__28_var_29_" draw:fill="none" draw:fill-color="#ffffff" draw:textarea-horizontal-align="center" draw:textarea-vertical-align="middle"/>
    </style:style>
    <style:style style:name="gr82" style:family="graphic" style:parent-style-name="standard">
      <style:graphic-properties draw:fill="hatch" draw:fill-color="#ffffff" draw:fill-hatch-name="Gray_20_45_20_degrees" draw:opacity="50%" draw:textarea-horizontal-align="justify" draw:textarea-vertical-align="middle" draw:auto-grow-height="false" draw:shadow-opacity="50%"/>
    </style:style>
    <style:style style:name="gr83" style:family="graphic" style:parent-style-name="standard">
      <style:graphic-properties draw:fill="solid" draw:fill-color="#e6ff00" draw:opacity="100%" draw:textarea-horizontal-align="justify" draw:textarea-vertical-align="middle" draw:auto-grow-height="false" draw:shadow-opacity="100%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4cm" fo:min-width="0cm"/>
    </style:style>
    <style:style style:name="gr85" style:family="graphic" style:parent-style-name="objectwithoutfill">
      <style:graphic-properties draw:marker-end="Arrow_20_concave" draw:marker-end-width="0.203cm" draw:fill="none" draw:fill-color="#ffffff" draw:textarea-horizontal-align="center" draw:textarea-vertical-align="middl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67cm" fo:min-width="0cm"/>
    </style:style>
    <style:style style:name="gr87" style:family="graphic" style:parent-style-name="objectwithoutfill">
      <style:graphic-properties draw:marker-end="Arrow_20_concave" draw:marker-end-width="0.254cm" draw:fill="none" draw:fill-color="#ffffff" draw:textarea-horizontal-align="center" draw:textarea-vertical-align="middle"/>
    </style:style>
    <style:style style:name="gr88" style:family="graphic" style:parent-style-name="standard">
      <style:graphic-properties draw:fill="hatch" draw:fill-color="#ffffff" draw:fill-gradient-name="Gradient_20_1" draw:fill-hatch-name="Gray_20_45_20_degrees" draw:fill-hatch-solid="false" draw:opacity="50%" draw:textarea-horizontal-align="justify" draw:textarea-vertical-align="middle" draw:auto-grow-height="false" draw:shadow-offset-x="0.305cm" draw:shadow-offset-y="0.305cm" draw:shadow-opacity="50%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25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654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8cm" fo:min-width="2.089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1cm" fo:min-width="0.262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472cm"/>
    </style:style>
    <style:style style:name="gr94" style:family="graphic" style:parent-style-name="standard">
      <style:graphic-properties svg:stroke-width="0.025cm" draw:marker-start-width="0.237cm" draw:marker-end-width="0.237cm" draw:fill="solid" draw:fill-color="#ffcc99" draw:textarea-horizontal-align="justify" draw:textarea-vertical-align="middle" draw:auto-grow-height="false" fo:padding-top="0.137cm" fo:padding-bottom="0.137cm" fo:padding-left="0.262cm" fo:padding-right="0.262cm"/>
    </style:style>
    <style:style style:name="gr95" style:family="graphic" style:parent-style-name="standard">
      <style:graphic-properties draw:stroke="solid" svg:stroke-width="0.025cm" svg:stroke-color="#4c4c4c" draw:marker-start-width="0.237cm" draw:marker-end-width="0.237cm" draw:fill="none" draw:fill-color="#ffffff" draw:textarea-horizontal-align="left" draw:auto-grow-height="true" draw:auto-grow-width="true" fo:min-height="0cm" fo:min-width="0cm" fo:padding-top="0.137cm" fo:padding-bottom="0.137cm" fo:padding-left="0.262cm" fo:padding-right="0.262cm"/>
    </style:style>
    <style:style style:name="gr96" style:family="graphic" style:parent-style-name="objectwithoutfill">
      <style:graphic-properties svg:stroke-width="0.025cm" svg:stroke-color="#4c4c4c" draw:marker-start-width="0.237cm" draw:marker-end="Arrow_20_concave" draw:marker-end-width="0.189cm" draw:fill="none" draw:textarea-horizontal-align="center" draw:textarea-vertical-align="middle" fo:padding-top="0.137cm" fo:padding-bottom="0.137cm" fo:padding-left="0.262cm" fo:padding-right="0.262cm"/>
    </style:style>
    <style:style style:name="gr97" style:family="graphic" style:parent-style-name="objectwithoutfill">
      <style:graphic-properties svg:stroke-width="0.051cm" svg:stroke-color="#666666" draw:marker-start="Arrow_20_concave" draw:marker-start-width="0.229cm" draw:marker-end="Arrow_20_concave" draw:marker-end-width="0.229cm" draw:fill="none" draw:textarea-horizontal-align="center" draw:textarea-vertical-align="middle" fo:padding-top="0.15cm" fo:padding-bottom="0.15cm" fo:padding-left="0.275cm" fo:padding-right="0.275cm"/>
    </style:style>
    <style:style style:name="gr98" style:family="graphic" style:parent-style-name="standard">
      <style:graphic-properties draw:stroke="none" svg:stroke-color="#666666" draw:fill="none" draw:fill-color="#ffffff" draw:textarea-horizontal-align="left" draw:auto-grow-height="true" draw:auto-grow-width="true" fo:min-height="0cm" fo:min-width="0cm"/>
    </style:style>
    <style:style style:name="gr99" style:family="graphic" style:parent-style-name="standard">
      <style:graphic-properties svg:stroke-width="0.051cm" svg:stroke-color="#dc23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00" style:family="graphic" style:parent-style-name="standard">
      <style:graphic-properties svg:stroke-width="0.051cm" svg:stroke-color="#dc2300" draw:marker-start-width="0.276cm" draw:marker-end-width="0.276cm" draw:fill="solid" draw:fill-color="#dc2300" draw:textarea-horizontal-align="center" draw:textarea-vertical-align="middle" fo:padding-top="0.15cm" fo:padding-bottom="0.15cm" fo:padding-left="0.275cm" fo:padding-right="0.275cm"/>
    </style:style>
    <style:style style:name="gr10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102" style:family="graphic" style:parent-style-name="standard">
      <style:graphic-properties draw:stroke="none" svg:stroke-color="#000000" draw:fill="solid" draw:fill-color="#0099ff" draw:textarea-horizontal-align="left" draw:auto-grow-height="true" draw:auto-grow-width="true" fo:min-height="0.529cm" fo:min-width="1.532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6cm" fo:min-width="0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3cm" fo:min-width="2.654cm"/>
    </style:style>
    <style:style style:name="gr10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6" style:family="graphic" style:parent-style-name="standard">
      <style:graphic-properties svg:stroke-width="0.025cm" draw:marker-start-width="0.237cm" draw:marker-end-width="0.237cm" draw:fill="none" draw:fill-color="#e6e6e6" draw:textarea-horizontal-align="justify" draw:textarea-vertical-align="middle" draw:auto-grow-height="false" fo:min-height="0cm" fo:min-width="0cm" fo:padding-top="0.137cm" fo:padding-bottom="0.137cm" fo:padding-left="0.262cm" fo:padding-right="0.262cm" fo:wrap-option="no-wrap"/>
    </style:style>
    <style:style style:name="gr107" style:family="graphic" style:parent-style-name="standard">
      <style:graphic-properties draw:stroke="solid" svg:stroke-color="#000000" draw:fill="solid" draw:fill-color="#ffffcc" draw:textarea-horizontal-align="left" draw:auto-grow-height="true" draw:auto-grow-width="false" fo:min-height="8.486cm" fo:min-width="15.502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7cm" fo:min-width="1.082cm"/>
    </style:style>
    <style:style style:name="gr109" style:family="graphic" style:parent-style-name="standard">
      <style:graphic-properties draw:fill-color="#9999ff" draw:opacity="30%" draw:textarea-horizontal-align="justify" draw:textarea-vertical-align="middle" draw:auto-grow-height="false" draw:shadow-opacity="30%"/>
    </style:style>
    <style:style style:name="gr110" style:family="graphic" style:parent-style-name="standard">
      <style:graphic-properties draw:fill="solid" draw:fill-color="#dc2300" draw:opacity="30%" draw:textarea-horizontal-align="justify" draw:textarea-vertical-align="middle" draw:auto-grow-height="false" draw:shadow-opacity="30%"/>
    </style:style>
    <style:style style:name="pr1" style:family="presentation" style:parent-style-name="Default-title">
      <style:graphic-properties fo:min-height="1.0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446cm"/>
    </style:style>
    <style:style style:name="pr4" style:family="presentation" style:parent-style-name="Default-title">
      <style:graphic-properties fo:min-height="0.46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fill="solid" draw:fill-color="#dc2300" fo:min-height="3.393cm"/>
    </style:style>
    <style:style style:name="co1" style:family="table-column">
      <style:table-column-properties style:column-width="2.814cm" style:use-optimal-column-width="false"/>
    </style:style>
    <style:style style:name="co2" style:family="table-column">
      <style:table-column-properties style:column-width="2.819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0.623cm"/>
    </style:style>
    <style:style style:name="ro3" style:family="table-row">
      <style:table-row-properties style:row-height="0.633cm"/>
    </style:style>
    <style:style style:name="ce1" style:family="table-cell">
      <style:graphic-properties draw:fill="solid" draw:fill-color="#e6e6e6" style:repeat="repeat"/>
      <style:paragraph-properties fo:text-align="center" fo:border-left="0.03pt solid #000000" fo:border-right="0.03pt solid #000000" fo:border-top="0.03pt solid #000000" fo:border-bottom="none"/>
      <style:text-properties fo:font-size="10pt" fo:font-weight="bold" style:font-size-asian="18pt" style:font-weight-asian="bold" style:font-size-complex="18pt" style:font-weight-complex="bold"/>
    </style:style>
    <style:style style:name="ce2" style:family="table-cell">
      <style:graphic-properties style:repeat="repeat"/>
      <style:paragraph-properties fo:text-align="center" fo:border="0.03pt solid #000000"/>
      <style:text-properties fo:font-size="8pt" fo:font-weight="bold" style:font-size-asian="8pt" style:font-weight-asian="bold" style:font-size-complex="8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7.3999996185303pt" fo:font-weight="bold" style:font-weight-asian="bold" style:font-weight-complex="bold"/>
    </style:style>
    <style:style style:name="P4" style:family="paragraph">
      <style:paragraph-properties fo:text-align="center"/>
      <style:text-properties fo:color="#800000" fo:font-size="17.3999996185303pt" fo:font-weight="bold" style:font-weight-asian="bold" style:font-weight-complex="bold"/>
    </style:style>
    <style:style style:name="P5" style:family="paragraph">
      <style:text-properties fo:font-family="Arial" style:font-family-generic="swiss" style:font-pitch="variable" fo:font-size="17.3999996185303pt" fo:font-weight="bold" style:font-weight-asian="bold" style:font-weight-complex="bold"/>
    </style:style>
    <style:style style:name="P6" style:family="paragraph">
      <style:paragraph-properties fo:text-align="center"/>
      <style:text-properties fo:color="#999999" fo:font-style="italic" fo:font-weight="bold" style:font-style-asian="italic" style:font-weight-asian="bold" style:font-style-complex="italic" style:font-weight-complex="bold"/>
    </style:style>
    <style:style style:name="P7" style:family="paragraph">
      <style:text-properties fo:color="#800080" fo:font-size="17.3999996185303pt" fo:font-weight="bold" style:font-weight-asian="bold" style:font-weight-complex="bold"/>
    </style:style>
    <style:style style:name="P8" style:family="paragraph">
      <style:paragraph-properties fo:text-align="center"/>
      <style:text-properties fo:font-size="15.3999996185303pt" fo:font-weight="bold" style:font-size-asian="16pt" style:font-weight-asian="bold" style:font-size-complex="16pt" style:font-weight-complex="bold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style:text-properties fo:color="#ffffff" fo:font-family="'Liberation Sans'" style:font-family-generic="swiss" style:font-pitch="variable" fo:font-weight="bold" style:font-weight-asian="bold" style:font-weight-complex="bold"/>
    </style:style>
    <style:style style:name="P11" style:family="paragraph">
      <style:paragraph-properties fo:text-align="end"/>
    </style:style>
    <style:style style:name="P12" style:family="paragraph">
      <style:paragraph-properties fo:text-align="start"/>
    </style:style>
    <style:style style:name="P13" style:family="paragraph">
      <style:paragraph-properties fo:text-align="end"/>
      <style:text-properties fo:font-weight="bold" style:font-weight-asian="bold" style:font-weight-complex="bold"/>
    </style:style>
    <style:style style:name="P14" style:family="paragraph">
      <style:paragraph-properties fo:text-align="center">
        <style:tab-stops/>
      </style:paragraph-properties>
    </style:style>
    <style:style style:name="P15" style:family="paragraph">
      <style:paragraph-properties fo:text-align="center">
        <style:tab-stops/>
      </style:paragraph-properties>
      <style:text-properties fo:font-weight="bold" style:font-weight-asian="bold" style:font-weight-complex="bold"/>
    </style:style>
    <style:style style:name="P16" style:family="paragraph">
      <style:text-properties fo:font-family="'Liberation Sans'" style:font-family-generic="swiss" style:font-pitch="variable" fo:font-weight="bold" style:font-weight-asian="bold" style:font-weight-complex="bold"/>
    </style:style>
    <style:style style:name="P17" style:family="paragraph">
      <style:text-properties fo:font-size="10pt" fo:font-style="italic" fo:text-shadow="none" style:font-size-asian="10pt" style:font-style-asian="italic" style:font-size-complex="10pt" style:font-style-complex="italic"/>
    </style:style>
    <style:style style:name="P18" style:family="paragraph">
      <style:text-properties fo:font-size="8pt" style:font-size-asian="8pt" style:font-size-complex="8pt"/>
    </style:style>
    <style:style style:name="P19" style:family="paragraph">
      <style:paragraph-properties fo:text-align="center"/>
      <style:text-properties fo:font-size="8pt" style:font-size-asian="8pt" style:font-size-complex="8pt"/>
    </style:style>
    <style:style style:name="P20" style:family="paragraph">
      <style:text-properties fo:font-size="8pt" fo:font-weight="bold" style:font-size-asian="8pt" style:font-weight-asian="bold" style:font-size-complex="8pt" style:font-weight-complex="bold"/>
    </style:style>
    <style:style style:name="P21" style:family="paragraph"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P22" style:family="paragraph">
      <style:paragraph-properties fo:text-align="end"/>
      <style:text-properties style:text-line-through-style="none"/>
    </style:style>
    <style:style style:name="P23" style:family="paragraph">
      <style:text-properties fo:font-weight="bold" style:font-weight-asian="bold" style:font-weight-complex="bold"/>
    </style:style>
    <style:style style:name="P24" style:family="paragraph">
      <style:text-properties fo:font-size="12pt" fo:font-weight="bold" style:font-size-asian="12pt" style:font-weight-asian="bold" style:font-size-complex="12pt" style:font-weight-complex="bold"/>
    </style:style>
    <style:style style:name="P25" style:family="paragraph">
      <style:text-properties fo:font-size="11.6000003814697pt" fo:font-weight="bold" style:font-size-asian="12pt" style:font-weight-asian="bold" style:font-size-complex="12pt" style:font-weight-complex="bold"/>
    </style:style>
    <style:style style:name="P26" style:family="paragraph">
      <style:text-properties fo:font-size="11.6000003814697pt" fo:text-shadow="none" fo:font-weight="normal" style:font-size-asian="12pt" style:font-weight-asian="normal" style:font-size-complex="12pt" style:font-weight-complex="normal"/>
    </style:style>
    <style:style style:name="P27" style:family="paragraph">
      <style:text-properties fo:font-size="11.6000003814697pt" fo:font-weight="normal" style:font-size-asian="12pt" style:font-weight-asian="normal" style:font-size-complex="12pt" style:font-weight-complex="normal"/>
    </style:style>
    <style:style style:name="P28" style:family="paragraph">
      <style:text-properties fo:font-size="17.3999996185303pt"/>
    </style:style>
    <style:style style:name="P29" style:family="paragraph">
      <style:text-properties fo:font-size="11.6000003814697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0" style:family="paragraph">
      <style:paragraph-properties fo:text-align="center"/>
      <style:text-properties fo:font-size="11.6000003814697pt" fo:font-weight="bold" style:font-size-asian="12pt" style:font-weight-asian="bold" style:font-size-complex="12pt" style:font-weight-complex="bold"/>
    </style:style>
    <style:style style:name="P31" style:family="paragraph">
      <style:text-properties fo:font-size="24pt" fo:font-weight="bold" style:font-size-asian="24pt" style:font-weight-asian="bold" style:font-size-complex="24pt" style:font-weight-complex="bold"/>
    </style:style>
    <style:style style:name="P32" style:family="paragraph">
      <style:text-properties fo:font-size="10pt" style:font-size-asian="10pt" style:font-size-complex="10pt"/>
    </style:style>
    <style:style style:name="P33" style:family="paragraph">
      <style:text-properties fo:font-size="10pt" fo:font-weight="bold" style:font-size-asian="10pt" style:font-weight-asian="bold" style:font-size-complex="10pt" style:font-weight-complex="bold"/>
    </style:style>
    <style:style style:name="P34" style:family="paragraph">
      <style:text-properties fo:color="#ffffff"/>
    </style:style>
    <style:style style:name="P35" style:family="paragraph">
      <style:paragraph-properties fo:text-align="end"/>
      <style:text-properties fo:font-size="18pt" fo:font-weight="bold" style:font-weight-asian="bold" style:font-weight-complex="bold"/>
    </style:style>
    <style:style style:name="P36" style:family="paragraph">
      <style:paragraph-properties fo:text-align="start"/>
      <style:text-properties fo:font-size="18pt" fo:font-weight="bold" style:font-weight-asian="bold" style:font-weight-complex="bold"/>
    </style:style>
    <style:style style:name="P37" style:family="paragraph">
      <style:paragraph-properties fo:text-align="center"/>
      <style:text-properties fo:color="#000000" fo:font-size="17.3999996185303pt" fo:font-weight="bold" style:font-weight-asian="bold" style:font-weight-complex="bold"/>
    </style:style>
    <style:style style:name="P38" style:family="paragraph">
      <style:paragraph-properties fo:text-align="center"/>
      <style:text-properties fo:color="#ffffff" fo:font-weight="bold" style:font-weight-asian="bold" style:font-weight-complex="bold"/>
    </style:style>
    <style:style style:name="P39" style:family="paragraph">
      <style:paragraph-properties fo:text-align="end"/>
      <style:text-properties fo:font-size="18pt"/>
    </style:style>
    <style:style style:name="P40" style:family="paragraph">
      <style:paragraph-properties fo:text-align="end"/>
      <style:text-properties fo:color="#dc2300" fo:font-size="18pt" fo:font-weight="bold" style:font-weight-asian="bold" style:font-weight-complex="bold"/>
    </style:style>
    <style:style style:name="P41" style:family="paragraph">
      <style:paragraph-properties fo:text-align="start"/>
      <style:text-properties fo:color="#dc2300" fo:font-size="8pt" fo:font-weight="bold" style:font-size-asian="8pt" style:font-weight-asian="bold" style:font-size-complex="8pt" style:font-weight-complex="bold"/>
    </style:style>
    <style:style style:name="P42" style:family="paragraph">
      <style:paragraph-properties fo:text-align="center"/>
      <style:text-properties fo:color="#666666"/>
    </style:style>
    <style:style style:name="P43" style:family="paragraph">
      <style:text-properties fo:color="#666666" fo:font-size="12pt" style:font-size-asian="12pt" style:font-size-complex="12pt"/>
    </style:style>
    <style:style style:name="P44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45" style:family="paragraph">
      <style:text-properties fo:font-size="10pt" fo:font-style="italic" style:font-size-asian="10pt" style:font-style-asian="italic" style:font-size-complex="10pt" style:font-style-complex="italic"/>
    </style:style>
    <style:style style:name="P46" style:family="paragraph">
      <style:text-properties fo:font-size="20pt"/>
    </style:style>
    <style:style style:name="P47" style:family="paragraph">
      <style:paragraph-properties fo:margin-top="0cm" fo:margin-bottom="0.152cm" fo:text-align="center"/>
    </style:style>
    <style:style style:name="P48" style:family="paragraph">
      <style:paragraph-properties fo:margin-top="0cm" fo:margin-bottom="0.152cm"/>
    </style:style>
    <style:style style:name="P49" style:family="paragraph">
      <style:paragraph-properties fo:margin-top="0cm" fo:margin-bottom="0.152cm" fo:text-align="start"/>
    </style:style>
    <style:style style:name="P50" style:family="paragraph">
      <style:paragraph-properties fo:margin-top="0cm" fo:margin-bottom="0.152cm" fo:text-align="center"/>
      <style:text-properties fo:font-family="Arial" style:font-family-generic="swiss" style:font-pitch="variable" fo:font-size="8pt" style:font-size-asian="8pt" style:font-size-complex="8pt" style:text-scale="90%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color="#800000"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family="Arial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7" style:family="text">
      <style:text-properties fo:color="#999999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8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800000" fo:font-size="9pt" fo:font-weight="normal" style:font-size-asian="9pt" style:font-weight-asian="normal" style:font-size-complex="9pt" style:font-weight-complex="normal"/>
    </style:style>
    <style:style style:name="T10" style:family="text">
      <style:text-properties fo:color="#800080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ffffff" fo:font-family="'Liberation Sans'" style:font-family-generic="swiss" style:font-pitch="variable"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9pt" fo:font-style="italic" fo:text-shadow="none" style:font-size-asian="9pt" style:font-style-asian="italic" style:font-size-complex="9pt" style:font-style-complex="italic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17" style:family="text">
      <style:text-properties fo:font-family="'Liberation Sans'" style:font-family-generic="swiss" style:font-pitch="variable" fo:font-weight="bold" style:font-weight-asian="bold" style:font-weight-complex="bold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color="#ffffff" fo:font-size="9pt" fo:font-weight="bold" style:font-size-asian="9pt" style:font-weight-asian="bold" style:font-size-complex="9pt" style:font-weight-complex="bold"/>
    </style:style>
    <style:style style:name="T20" style:family="text">
      <style:text-properties fo:font-size="10pt" fo:font-weight="bold" style:font-size-asian="18pt" style:font-weight-asian="bold" style:font-size-complex="18pt" style:font-weight-complex="bold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style:text-line-through-style="none" fo:font-size="10pt" style:font-size-asian="10pt" style:font-size-complex="10pt"/>
    </style:style>
    <style:style style:name="T23" style:family="text">
      <style:text-properties style:text-line-through-style="none" fo:font-size="8pt" style:font-size-asian="8pt" style:font-size-complex="8pt"/>
    </style:style>
    <style:style style:name="T24" style:family="text">
      <style:text-properties fo:font-size="36pt" style:font-size-asian="36pt" style:font-size-complex="36pt"/>
    </style:style>
    <style:style style:name="T25" style:family="text">
      <style:text-properties fo:font-size="24pt" fo:font-weight="bold" style:font-size-asian="24pt" style:font-weight-asian="bold" style:font-size-complex="24pt" style:font-weight-complex="bold"/>
    </style:style>
    <style:style style:name="T26" style:family="text">
      <style:text-properties fo:font-size="12pt" fo:font-weight="bold" style:font-size-asian="12pt" style:font-weight-asian="bold" style:font-size-complex="12pt" style:font-weight-complex="bold"/>
    </style:style>
    <style:style style:name="T27" style:family="text">
      <style:text-properties fo:font-size="10pt" fo:text-shadow="none" fo:font-weight="normal" style:font-size-asian="10pt" style:font-weight-asian="normal" style:font-size-complex="10pt" style:font-weight-complex="normal"/>
    </style:style>
    <style:style style:name="T28" style:family="text">
      <style:text-properties fo:font-size="12pt" fo:font-weight="normal" style:font-size-asian="12pt" style:font-weight-asian="normal" style:font-size-complex="12pt" style:font-weight-complex="normal"/>
    </style:style>
    <style:style style:name="T29" style:family="text">
      <style:text-properties fo:font-size="13pt" style:font-size-asian="13pt" style:font-size-complex="13pt"/>
    </style:style>
    <style:style style:name="T30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31" style:family="text">
      <style:text-properties fo:color="#ffffff"/>
    </style:style>
    <style:style style:name="T32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33" style:family="text">
      <style:text-properties style:text-line-through-style="none" fo:font-size="8pt" fo:font-weight="bold" style:font-size-asian="8pt" style:font-weight-asian="bold" style:font-size-complex="8pt" style:font-weight-complex="bold"/>
    </style:style>
    <style:style style:name="T34" style:family="text">
      <style:text-properties fo:color="#dc2300" fo:font-size="8pt" fo:font-weight="bold" style:font-size-asian="8pt" style:font-weight-asian="bold" style:font-size-complex="8pt" style:font-weight-complex="bold"/>
    </style:style>
    <style:style style:name="T35" style:family="text">
      <style:text-properties fo:color="#666666" fo:font-size="12pt" style:font-size-asian="12pt" style:font-size-complex="12pt"/>
    </style:style>
    <style:style style:name="T36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37" style:family="text">
      <style:text-properties fo:font-size="10pt" fo:font-style="italic" style:font-size-asian="10pt" style:font-style-asian="italic" style:font-size-complex="10pt" style:font-style-complex="italic"/>
    </style:style>
    <style:style style:name="T38" style:family="text">
      <style:text-properties fo:font-size="6pt" fo:font-weight="bold" style:font-size-asian="6pt" style:font-weight-asian="bold" style:font-size-complex="6pt" style:font-weight-complex="bold"/>
    </style:style>
    <style:style style:name="T39" style:family="text">
      <style:text-properties fo:font-size="6pt" style:font-size-asian="6pt" style:font-size-complex="6pt"/>
    </style:style>
    <style:style style:name="T40" style:family="text">
      <style:text-properties fo:font-size="5.40000009536743pt" fo:font-weight="normal" style:font-size-asian="5.40000009536743pt" style:font-weight-asian="normal" style:font-size-complex="5.40000009536743pt" style:font-weight-complex="normal"/>
    </style:style>
    <style:style style:name="T41" style:family="text">
      <style:text-properties fo:font-size="7pt" fo:font-weight="bold" style:font-size-asian="7pt" style:font-weight-asian="bold" style:font-size-complex="7pt" style:font-weight-complex="bold"/>
    </style:style>
    <style:style style:name="T42" style:family="text">
      <style:text-properties fo:font-family="Arial" style:font-family-generic="swiss" style:font-pitch="variable" fo:font-size="10pt" fo:text-shadow="none" fo:font-weight="bold" style:font-size-asian="10pt" style:font-weight-asian="bold" style:font-size-complex="10pt" style:font-weight-complex="bold" style:text-scale="90%"/>
    </style:style>
    <style:style style:name="T43" style:family="text">
      <style:text-properties fo:font-family="'Courier New'" style:font-family-generic="modern" style:font-pitch="fixed" fo:font-size="8pt" fo:text-shadow="none" fo:font-weight="normal" style:font-size-asian="8pt" style:font-weight-asian="normal" style:font-size-complex="8pt" style:font-weight-complex="normal" style:text-scale="100%"/>
    </style:style>
    <style:style style:name="T44" style:family="text">
      <style:text-properties fo:font-family="Arial" style:font-family-generic="swiss" style:font-pitch="variable" fo:font-size="8pt" fo:text-shadow="none" style:text-underline-style="solid" style:text-underline-width="auto" style:text-underline-color="font-color" fo:font-weight="bold" style:font-size-asian="8pt" style:font-weight-asian="bold" style:font-size-complex="8pt" style:font-weight-complex="bold" style:text-scale="90%"/>
    </style:style>
    <style:style style:name="T45" style:family="text">
      <style:text-properties fo:font-family="'Courier New'" style:font-family-generic="modern" style:font-pitch="fixed" fo:font-size="8pt" style:font-size-asian="8pt" style:font-size-complex="8pt" style:text-scale="100%"/>
    </style:style>
    <style:style style:name="T46" style:family="text">
      <style:text-properties fo:font-family="Arial" style:font-family-generic="swiss" style:font-pitch="variable" fo:font-size="8pt" style:text-underline-style="solid" style:text-underline-width="auto" style:text-underline-color="font-color" fo:font-weight="bold" style:font-size-asian="8pt" style:font-weight-asian="bold" style:font-size-complex="8pt" style:font-weight-complex="bold" style:text-scale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ECRET//NOFORN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9" presentation:use-footer-name="ftr1" presentation:use-date-time-name="dtd1">
        <draw:custom-shape draw:style-name="gr1" draw:text-style-name="P1" draw:layer="layout" svg:width="4.597cm" svg:height="12.657cm" svg:x="21.924cm" svg:y="5.16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Infrastructure</text:span></text:p>
          </draw:text-box>
        </draw:frame>
        <draw:g xml:id="id1" draw:id="id1">
          <draw:custom-shape draw:style-name="gr2" draw:text-style-name="P1" draw:layer="layout" svg:width="1.21cm" svg:height="1.229cm" svg:x="7.723cm" svg:y="4.35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723cm" svg:y="4.35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3" draw:id="id3">
          <draw:custom-shape draw:style-name="gr2" draw:text-style-name="P1" draw:layer="layout" svg:width="1.21cm" svg:height="1.229cm" svg:x="7.723cm" svg:y="6.62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723cm" svg:y="6.62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4" draw:id="id4">
          <draw:custom-shape draw:style-name="gr2" draw:text-style-name="P1" draw:layer="layout" svg:width="1.21cm" svg:height="1.229cm" svg:x="7.723cm" svg:y="8.88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723cm" svg:y="8.88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5" draw:id="id5">
          <draw:custom-shape draw:style-name="gr2" draw:text-style-name="P1" draw:layer="layout" svg:width="1.21cm" svg:height="1.229cm" svg:x="7.723cm" svg:y="11.15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723cm" svg:y="11.15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6" draw:id="id6">
          <draw:custom-shape draw:style-name="gr2" draw:text-style-name="P1" draw:layer="layout" svg:width="1.21cm" svg:height="1.229cm" svg:x="7.723cm" svg:y="13.41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723cm" svg:y="13.41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7" draw:id="id7">
          <draw:custom-shape draw:style-name="gr2" draw:text-style-name="P1" draw:layer="layout" svg:width="1.21cm" svg:height="1.229cm" svg:x="7.723cm" svg:y="17.13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723cm" svg:y="17.13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line draw:style-name="gr3" draw:text-style-name="P1" xml:id="id16" draw:id="id16" draw:layer="layout" svg:x1="8.328cm" svg:y1="14.889cm" svg:x2="8.328cm" svg:y2="16.732cm">
          <text:p/>
        </draw:line>
        <draw:connector draw:style-name="gr4" draw:text-style-name="P1" draw:layer="layout" draw:type="line" svg:x1="8.933cm" svg:y1="4.972cm" svg:x2="13.785cm" svg:y2="8.872cm" draw:start-shape="id1" draw:start-glue-point="1" draw:end-shape="id2" draw:end-glue-point="3" svg:d="m8933 4972 4852 3900">
          <text:p/>
        </draw:connector>
        <draw:connector draw:style-name="gr4" draw:text-style-name="P1" draw:layer="layout" draw:type="line" svg:x1="8.933cm" svg:y1="7.239cm" svg:x2="13.785cm" svg:y2="8.872cm" draw:start-shape="id3" draw:start-glue-point="1" draw:end-shape="id2" svg:d="m8933 7239 4852 1633">
          <text:p/>
        </draw:connector>
        <draw:connector draw:style-name="gr4" draw:text-style-name="P1" draw:layer="layout" draw:type="line" svg:x1="8.933cm" svg:y1="9.502cm" svg:x2="13.785cm" svg:y2="8.872cm" draw:start-shape="id4" draw:start-glue-point="1" draw:end-shape="id2" draw:end-glue-point="3" svg:d="m8933 9502 4852-630">
          <text:p/>
        </draw:connector>
        <draw:connector draw:style-name="gr4" draw:text-style-name="P1" draw:layer="layout" draw:type="line" svg:x1="8.933cm" svg:y1="11.768cm" svg:x2="13.785cm" svg:y2="8.872cm" draw:start-shape="id5" draw:start-glue-point="1" draw:end-shape="id2" draw:end-glue-point="3" svg:d="m8933 11768 4852-2896">
          <text:p/>
        </draw:connector>
        <draw:connector draw:style-name="gr4" draw:text-style-name="P1" draw:layer="layout" draw:type="line" svg:x1="8.933cm" svg:y1="14.031cm" svg:x2="13.785cm" svg:y2="8.872cm" draw:start-shape="id6" draw:start-glue-point="1" draw:end-shape="id2" draw:end-glue-point="3" svg:d="m8933 14031 4852-5159">
          <text:p/>
        </draw:connector>
        <draw:connector draw:style-name="gr4" draw:text-style-name="P1" draw:layer="layout" draw:type="line" svg:x1="8.933cm" svg:y1="17.745cm" svg:x2="13.785cm" svg:y2="8.872cm" draw:start-shape="id7" draw:start-glue-point="1" draw:end-shape="id2" svg:d="m8933 17745 4852-8873">
          <text:p/>
        </draw:connector>
        <draw:connector draw:style-name="gr4" draw:text-style-name="P1" draw:layer="layout" draw:type="line" svg:x1="8.933cm" svg:y1="4.972cm" svg:x2="13.785cm" svg:y2="11.847cm" draw:start-shape="id1" draw:start-glue-point="1" draw:end-shape="id8" svg:d="m8933 4972 4852 6875">
          <text:p/>
        </draw:connector>
        <draw:connector draw:style-name="gr4" draw:text-style-name="P1" draw:layer="layout" draw:type="line" svg:x1="8.933cm" svg:y1="7.239cm" svg:x2="13.785cm" svg:y2="11.847cm" draw:start-shape="id3" draw:start-glue-point="1" draw:end-shape="id8" svg:d="m8933 7239 4852 4608">
          <text:p/>
        </draw:connector>
        <draw:connector draw:style-name="gr4" draw:text-style-name="P1" draw:layer="layout" draw:type="line" svg:x1="8.933cm" svg:y1="9.502cm" svg:x2="13.785cm" svg:y2="11.847cm" draw:start-shape="id4" draw:start-glue-point="1" draw:end-shape="id8" draw:end-glue-point="3" svg:d="m8933 9502 4852 2345">
          <text:p/>
        </draw:connector>
        <draw:connector draw:style-name="gr4" draw:text-style-name="P1" draw:layer="layout" draw:type="line" svg:x1="8.933cm" svg:y1="11.768cm" svg:x2="13.785cm" svg:y2="11.847cm" draw:start-shape="id5" draw:start-glue-point="1" draw:end-shape="id8" draw:end-glue-point="3" svg:d="m8933 11768 4852 79">
          <text:p/>
        </draw:connector>
        <draw:connector draw:style-name="gr4" draw:text-style-name="P1" draw:layer="layout" draw:type="line" svg:x1="8.933cm" svg:y1="14.031cm" svg:x2="13.785cm" svg:y2="11.847cm" draw:start-shape="id6" draw:start-glue-point="1" draw:end-shape="id8" draw:end-glue-point="3" svg:d="m8933 14031 4852-2184">
          <text:p/>
        </draw:connector>
        <draw:connector draw:style-name="gr4" draw:text-style-name="P1" draw:layer="layout" draw:type="line" svg:x1="8.933cm" svg:y1="17.745cm" svg:x2="13.785cm" svg:y2="11.847cm" draw:start-shape="id7" draw:start-glue-point="1" draw:end-shape="id8" svg:d="m8933 17745 4852-5898">
          <text:p/>
        </draw:connector>
        <draw:connector draw:style-name="gr5" draw:text-style-name="P1" draw:layer="layout" draw:type="line" svg:x1="16.447cm" svg:y1="8.872cm" svg:x2="18.251cm" svg:y2="11.83cm" draw:start-shape="id2" draw:end-shape="id9" draw:end-glue-point="3" svg:d="m16447 8872 1804 2958">
          <text:p/>
        </draw:connector>
        <draw:connector draw:style-name="gr6" draw:text-style-name="P1" draw:layer="layout" draw:type="line" svg:x1="16.447cm" svg:y1="11.847cm" svg:x2="18.251cm" svg:y2="11.83cm" draw:start-shape="id8" draw:start-glue-point="1" draw:end-shape="id9" draw:end-glue-point="3" svg:d="m16447 11847 1804-17">
          <text:p/>
        </draw:connector>
        <draw:connector draw:style-name="gr7" draw:text-style-name="P1" draw:layer="layout" draw:type="line" svg:x1="19.582cm" svg:y1="12.629cm" svg:x2="19.582cm" svg:y2="14.46cm" draw:start-shape="id9" draw:start-glue-point="2" draw:end-shape="id10" svg:d="m19582 12629v1831">
          <text:p/>
        </draw:connector>
        <draw:g xml:id="id10" draw:id="id10">
          <draw:custom-shape draw:style-name="gr8" draw:text-style-name="P1" draw:layer="layout" svg:width="2.662cm" svg:height="1.598cm" svg:x="18.251cm" svg:y="14.46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2" draw:layer="layout" svg:width="1.791cm" svg:height="1.228cm" svg:x="18.687cm" svg:y="14.645cm">
            <draw:text-box>
              <text:p text:style-name="P1"><text:span text:style-name="T2">DNS</text:span></text:p>
              <text:p text:style-name="P1"><text:span text:style-name="T2">Server</text:span></text:p>
            </draw:text-box>
          </draw:frame>
        </draw:g>
        <draw:g xml:id="id9" draw:id="id9">
          <draw:custom-shape draw:style-name="gr8" draw:text-style-name="P1" draw:layer="layout" svg:width="2.662cm" svg:height="1.598cm" svg:x="18.251cm" svg:y="11.0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2" draw:layer="layout" svg:width="2.598cm" svg:height="0.752cm" svg:x="18.283cm" svg:y="11.454cm">
            <draw:text-box>
              <text:p text:style-name="P1"><text:span text:style-name="T3">Honeycomb</text:span></text:p>
            </draw:text-box>
          </draw:frame>
        </draw:g>
        <draw:frame draw:style-name="gr11" draw:text-style-name="P3" xml:id="id17" draw:id="id17" draw:layer="layout" svg:width="2.003cm" svg:height="0.752cm" svg:x="14.115cm" svg:y="12.779cm">
          <draw:text-box>
            <text:p text:style-name="P1"><text:span text:style-name="T2">Blot 4.0</text:span></text:p>
          </draw:text-box>
        </draw:frame>
        <draw:frame draw:style-name="gr12" draw:text-style-name="P4" draw:layer="layout" svg:width="3.094cm" svg:height="1.227cm" svg:x="10.281cm" svg:y="17.32cm">
          <draw:text-box>
            <text:p text:style-name="P1"><text:span text:style-name="T4">VPN Network</text:span></text:p>
            <text:p text:style-name="P1"><text:span text:style-name="T4">Connections</text:span></text:p>
          </draw:text-box>
        </draw:frame>
        <draw:g xml:id="id14" draw:id="id14">
          <draw:custom-shape draw:style-name="gr13" draw:text-style-name="P1" draw:layer="layout" svg:width="2.056cm" svg:height="1.229cm" svg:x="2.224cm" svg:y="12.278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12.411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connector draw:style-name="gr7" draw:text-style-name="P1" draw:layer="layout" draw:type="line" svg:x1="4.28cm" svg:y1="4.893cm" svg:x2="7.723cm" svg:y2="4.972cm" draw:start-shape="id11" draw:end-shape="id1" draw:end-glue-point="3" svg:d="m4280 4893 3443 79">
          <text:p/>
        </draw:connector>
        <draw:connector draw:style-name="gr7" draw:text-style-name="P1" draw:layer="layout" draw:type="line" svg:x1="4.28cm" svg:y1="7.693cm" svg:x2="7.723cm" svg:y2="11.768cm" draw:start-shape="id12" draw:start-glue-point="1" draw:end-shape="id5" draw:end-glue-point="3" svg:d="m4280 7693 3443 4075">
          <text:p/>
        </draw:connector>
        <draw:connector draw:style-name="gr7" draw:text-style-name="P1" draw:layer="layout" draw:type="line" svg:x1="4.28cm" svg:y1="10.293cm" svg:x2="7.723cm" svg:y2="9.502cm" draw:start-shape="id13" draw:start-glue-point="1" draw:end-shape="id4" draw:end-glue-point="3" svg:d="m4280 10293 3443-791">
          <text:p/>
        </draw:connector>
        <draw:connector draw:style-name="gr7" draw:text-style-name="P1" draw:layer="layout" draw:type="line" svg:x1="4.28cm" svg:y1="12.892cm" svg:x2="8.328cm" svg:y2="13.417cm" draw:start-shape="id14" draw:start-glue-point="1" draw:end-shape="id6" svg:d="m4280 12892 4048 525">
          <text:p/>
        </draw:connector>
        <draw:connector draw:style-name="gr7" draw:text-style-name="P1" draw:layer="layout" draw:type="line" svg:x1="4.28cm" svg:y1="17.793cm" svg:x2="7.723cm" svg:y2="17.745cm" draw:start-shape="id15" draw:start-glue-point="1" draw:end-shape="id7" draw:end-glue-point="3" svg:d="m4280 17793 3443-48">
          <text:p/>
        </draw:connector>
        <draw:frame draw:style-name="gr15" draw:text-style-name="P5" draw:layer="layout" svg:width="5.464cm" svg:height="0.839cm" svg:x="11.495cm" svg:y="0.504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cm">
          <draw:text-box>
            <text:p><text:span text:style-name="T6">SECRET//NOFORN</text:span></text:p>
          </draw:text-box>
        </draw:frame>
        <draw:g>
          <draw:line draw:style-name="gr17" draw:text-style-name="P1" draw:layer="layout" svg:x1="8.376cm" svg:y1="19.295cm" svg:x2="24.707cm" svg:y2="19.295cm">
            <text:p/>
          </draw:line>
          <draw:frame draw:style-name="gr18" draw:text-style-name="P6" draw:layer="layout" svg:width="5.699cm" svg:height="0.752cm" svg:x="13.95cm" svg:y="18.966cm">
            <draw:text-box>
              <text:p text:style-name="P1"><text:span text:style-name="T7">Linux-based Infrastructure</text:span></text:p>
            </draw:text-box>
          </draw:frame>
        </draw:g>
        <draw:g xml:id="id21" draw:id="id21">
          <draw:custom-shape draw:style-name="gr8" draw:text-style-name="P1" xml:id="id8" draw:id="id8" draw:layer="layout" svg:width="2.662cm" svg:height="1.598cm" svg:x="13.785cm" svg:y="11.048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2" draw:layer="layout" svg:width="2.614cm" svg:height="1.228cm" svg:x="13.809cm" svg:y="11.233cm">
            <draw:text-box>
              <text:p text:style-name="P1"><text:span text:style-name="T2">Proxy /</text:span></text:p>
              <text:p text:style-name="P1"><text:span text:style-name="T2">VPN Server</text:span></text:p>
            </draw:text-box>
          </draw:frame>
        </draw:g>
        <draw:g xml:id="id19" draw:id="id19">
          <draw:custom-shape draw:style-name="gr8" draw:text-style-name="P1" xml:id="id2" draw:id="id2" draw:layer="layout" svg:width="2.662cm" svg:height="1.598cm" svg:x="13.785cm" svg:y="8.0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" draw:layer="layout" svg:width="2.614cm" svg:height="1.227cm" svg:x="13.809cm" svg:y="8.259cm">
            <draw:text-box>
              <text:p text:style-name="P1"><text:span text:style-name="T2">Proxy /</text:span></text:p>
              <text:p text:style-name="P1"><text:span text:style-name="T2">VPN Server</text:span></text:p>
            </draw:text-box>
          </draw:frame>
        </draw:g>
        <draw:frame draw:style-name="gr21" draw:text-style-name="P4" draw:layer="layout" svg:width="3.849cm" svg:height="1.973cm" svg:x="6.567cm" svg:y="2.518cm">
          <draw:text-box>
            <text:p text:style-name="P1"><text:span text:style-name="T8">VPS Server</text:span></text:p>
            <text:p text:style-name="P1"><text:span text:style-name="T9">Apache with</text:span></text:p>
            <text:p text:style-name="P1"><text:span text:style-name="T9">Mod Proxy</text:span></text:p>
            <text:p text:style-name="P1"><text:span text:style-name="T9">IPTABLES Forwarding</text:span></text:p>
          </draw:text-box>
        </draw:frame>
        <draw:connector draw:style-name="gr22" draw:text-style-name="P1" draw:layer="layout" draw:type="line" svg:x1="2.981cm" svg:y1="16.731cm" svg:x2="8.328cm" svg:y2="16.731cm" draw:end-shape="id16" draw:end-glue-point="2" svg:d="m2981 16731h5347">
          <text:p/>
        </draw:connector>
        <draw:connector draw:style-name="gr23" draw:text-style-name="P1" draw:layer="layout" draw:type="line" svg:x1="8.328cm" svg:y1="16.731cm" svg:x2="14.115cm" svg:y2="13.155cm" draw:start-shape="id16" draw:start-glue-point="2" draw:end-shape="id17" svg:d="m8328 16731 5787-3576">
          <text:p/>
        </draw:connector>
        <draw:frame draw:style-name="gr24" draw:text-style-name="P7" draw:layer="layout" svg:width="3.214cm" svg:height="0.798cm" svg:x="4.429cm" svg:y="15.987cm">
          <draw:text-box>
            <text:p><text:span text:style-name="T10">SSL Session</text:span></text:p>
          </draw:text-box>
        </draw:frame>
        <draw:g xml:id="id18" draw:id="id18">
          <draw:custom-shape draw:style-name="gr8" draw:text-style-name="P1" draw:layer="layout" svg:width="2.662cm" svg:height="1.598cm" svg:x="22.891cm" svg:y="10.9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5" draw:text-style-name="P2" draw:layer="layout" svg:width="2.472cm" svg:height="1.703cm" svg:x="23.093cm" svg:y="11.003cm">
            <draw:text-box>
              <text:p text:style-name="P1"><text:span text:style-name="T2">RIPPER</text:span></text:p>
              <text:p text:style-name="P1"><text:span text:style-name="T2">SNAPPER</text:span></text:p>
              <text:p text:style-name="P1"><text:span text:style-name="T2">Database</text:span></text:p>
            </draw:text-box>
          </draw:frame>
        </draw:g>
        <draw:connector draw:style-name="gr26" draw:text-style-name="P1" draw:layer="layout" draw:type="line" svg:x1="20.913cm" svg:y1="11.83cm" svg:x2="22.891cm" svg:y2="11.83cm" draw:start-shape="id9" draw:start-glue-point="1" draw:end-shape="id18" draw:end-glue-point="3" svg:d="m20913 11830h1978">
          <text:p/>
        </draw:connector>
        <draw:frame draw:style-name="gr27" draw:text-style-name="P3" draw:layer="layout" svg:width="2.318cm" svg:height="0.752cm" svg:x="20.95cm" svg:y="10.847cm">
          <draw:text-box>
            <text:p text:style-name="P1"><text:span text:style-name="T2">Log Files</text:span></text:p>
          </draw:text-box>
        </draw:frame>
        <draw:frame draw:style-name="gr28" draw:text-style-name="P3" draw:layer="layout" svg:width="2.23cm" svg:height="1.227cm" svg:x="20.95cm" svg:y="11.913cm">
          <draw:text-box>
            <text:p text:style-name="P1"><text:span text:style-name="T2">One-way</text:span></text:p>
            <text:p text:style-name="P1"><text:span text:style-name="T2">Transfer</text:span></text:p>
          </draw:text-box>
        </draw:frame>
        <draw:frame draw:style-name="gr29" draw:text-style-name="P8" draw:layer="layout" svg:width="1.804cm" svg:height="0.966cm" svg:x="23.403cm" svg:y="16.353cm">
          <draw:text-box>
            <text:p text:style-name="P1"><text:span text:style-name="T11">OSN</text:span></text:p>
          </draw:text-box>
        </draw:frame>
        <draw:g xml:id="id20" draw:id="id20">
          <draw:custom-shape draw:style-name="gr8" draw:text-style-name="P1" draw:layer="layout" svg:width="2.662cm" svg:height="1.598cm" svg:x="18.251cm" svg:y="8.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0" draw:text-style-name="P2" draw:layer="layout" svg:width="1.709cm" svg:height="1.115cm" svg:x="18.728cm" svg:y="8.302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connector draw:style-name="gr31" draw:text-style-name="P1" draw:layer="layout" draw:type="line" svg:x1="16.447cm" svg:y1="8.872cm" svg:x2="18.251cm" svg:y2="8.859cm" draw:start-shape="id19" draw:start-glue-point="1" draw:end-shape="id20" draw:end-glue-point="3" svg:d="m16447 8872 1804-13">
          <text:p/>
        </draw:connector>
        <draw:connector draw:style-name="gr31" draw:text-style-name="P1" draw:layer="layout" draw:type="line" svg:x1="16.447cm" svg:y1="11.847cm" svg:x2="18.251cm" svg:y2="8.859cm" draw:start-shape="id21" draw:end-shape="id20" draw:end-glue-point="3" svg:d="m16447 11847 1804-2988">
          <text:p/>
        </draw:connector>
        <draw:g xml:id="id13" draw:id="id13">
          <draw:custom-shape draw:style-name="gr13" draw:text-style-name="P1" draw:layer="layout" svg:width="2.056cm" svg:height="1.229cm" svg:x="2.224cm" svg:y="9.67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9.81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2" draw:id="id12">
          <draw:custom-shape draw:style-name="gr13" draw:text-style-name="P1" draw:layer="layout" svg:width="2.056cm" svg:height="1.229cm" svg:x="2.224cm" svg:y="7.07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7.21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1" draw:id="id11">
          <draw:custom-shape draw:style-name="gr13" draw:text-style-name="P1" draw:layer="layout" svg:width="2.056cm" svg:height="1.229cm" svg:x="2.224cm" svg:y="4.27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4.41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5" draw:id="id15">
          <draw:custom-shape draw:style-name="gr13" draw:text-style-name="P1" draw:layer="layout" svg:width="2.056cm" svg:height="1.229cm" svg:x="2.224cm" svg:y="17.17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17.31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presentation:notes draw:style-name="dp2">
          <draw:page-thumbnail draw:style-name="gr3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 presentation:use-footer-name="ftr1" presentation:use-date-time-name="dtd1">
        <draw:custom-shape draw:style-name="gr33" draw:text-style-name="P9" draw:layer="layout" svg:width="6.161cm" svg:height="14.224cm" svg:x="0.889cm" svg:y="3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9" draw:layer="layout" svg:width="5.529cm" svg:height="3.81cm" svg:x="16.442cm" svg:y="4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9" draw:layer="layout" svg:width="5.525cm" svg:height="7.62cm" svg:x="7.055cm" svg:y="3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Test Infrastructure</text:span></text:p>
          </draw:text-box>
        </draw:frame>
        <draw:g xml:id="id23" draw:id="id23"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35" draw:text-style-name="P10" draw:layer="layout" svg:width="0.853cm" svg:height="0.962cm" svg:x="6.673cm" svg:y="4.483cm">
            <draw:text-box>
              <text:p><text:span text:style-name="T12">1</text:span></text:p>
            </draw:text-box>
          </draw:frame>
        </draw:g>
        <draw:frame draw:style-name="gr35" draw:text-style-name="P11" draw:layer="layout" svg:width="2.741cm" svg:height="0.645cm" svg:x="9.355cm" svg:y="7.578cm">
          <draw:text-box>
            <text:p text:style-name="P11"><text:span text:style-name="T13">172.16.63.101</text:span></text:p>
          </draw:text-box>
        </draw:frame>
        <draw:connector draw:style-name="gr7" draw:text-style-name="P1" draw:layer="layout" draw:type="line" svg:x1="3.16cm" svg:y1="4.983cm" svg:x2="6.486cm" svg:y2="4.983cm" draw:start-shape="id22" draw:start-glue-point="1" draw:end-shape="id23" draw:end-glue-point="3" svg:d="m3160 4983h3326">
          <text:p/>
        </draw:connector>
        <draw:frame draw:style-name="gr15" draw:text-style-name="P5" draw:layer="layout" svg:width="5.464cm" svg:height="0.839cm" svg:x="11.495cm" svg:y="0.504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cm">
          <draw:text-box>
            <text:p><text:span text:style-name="T6">SECRET//NOFORN</text:span></text:p>
          </draw:text-box>
        </draw:frame>
        <draw:frame draw:style-name="gr36" draw:text-style-name="P4" draw:layer="layout" svg:width="3.673cm" svg:height="1.081cm" svg:x="5.267cm" svg:y="2.475cm">
          <draw:text-box>
            <text:p text:style-name="P1"><text:span text:style-name="T8">VPS Servers</text:span></text:p>
            <text:p text:style-name="P1"><text:span text:style-name="T9">IPTABLES Forwarding</text:span></text:p>
          </draw:text-box>
        </draw:frame>
        <draw:frame draw:style-name="gr35" draw:text-style-name="P11" draw:layer="layout" svg:width="2.157cm" svg:height="0.645cm" svg:x="4.553cm" svg:y="4.88cm">
          <draw:text-box>
            <text:p text:style-name="P11"><text:span text:style-name="T13">10.6.5.191</text:span></text:p>
          </draw:text-box>
        </draw:frame>
        <draw:connector draw:style-name="gr7" draw:text-style-name="P1" draw:layer="layout" draw:type="line" svg:x1="3.18cm" svg:y1="9.449cm" svg:x2="6.486cm" svg:y2="9.449cm" draw:start-shape="id24" draw:start-glue-point="1" draw:end-shape="id25" draw:end-glue-point="3" svg:d="m3180 9449h3306">
          <text:p/>
        </draw:connector>
        <draw:frame draw:style-name="gr35" draw:text-style-name="P11" draw:layer="layout" svg:width="2.157cm" svg:height="0.645cm" svg:x="4.554cm" svg:y="9.381cm">
          <draw:text-box>
            <text:p text:style-name="P11"><text:span text:style-name="T13">10.6.5.192</text:span></text:p>
          </draw:text-box>
        </draw:frame>
        <draw:connector draw:style-name="gr37" draw:text-style-name="P1" draw:layer="layout" draw:type="line" svg:x1="7.696cm" svg:y1="4.983cm" svg:x2="12.58cm" svg:y2="7.972cm" draw:start-shape="id26" draw:start-glue-point="2" draw:end-shape="id26" draw:end-glue-point="3" svg:d="m7696 4983 4884 2989">
          <text:p/>
        </draw:connector>
        <draw:frame draw:style-name="gr35" draw:text-style-name="P11" draw:layer="layout" svg:width="2.352cm" svg:height="1.001cm" svg:x="7.657cm" svg:y="4.183cm">
          <draw:text-box>
            <text:p text:style-name="P12"><text:span text:style-name="T14">tap011</text:span></text:p>
            <text:p text:style-name="P11"><text:span text:style-name="T13">172.16.63.1</text:span></text:p>
          </draw:text-box>
        </draw:frame>
        <draw:frame draw:style-name="gr35" draw:text-style-name="P11" draw:layer="layout" svg:width="2.352cm" svg:height="1.001cm" svg:x="7.657cm" svg:y="9.384cm">
          <draw:text-box>
            <text:p text:style-name="P12"><text:span text:style-name="T14">tap021</text:span></text:p>
            <text:p text:style-name="P11"><text:span text:style-name="T13">172.16.63.2</text:span></text:p>
          </draw:text-box>
        </draw:frame>
        <draw:frame draw:style-name="gr35" draw:text-style-name="P13" draw:layer="layout" svg:width="1.082cm" svg:height="0.569cm" svg:x="7.354cm" svg:y="8.7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5.654cm" svg:y="4.481cm">
          <draw:text-box>
            <text:p text:style-name="P11"><text:span text:style-name="T15">eth0</text:span></text:p>
          </draw:text-box>
        </draw:frame>
        <draw:frame draw:style-name="gr35" draw:text-style-name="P13" draw:layer="layout" svg:width="1.082cm" svg:height="0.569cm" svg:x="7.354cm" svg:y="5.282cm">
          <draw:text-box>
            <text:p text:style-name="P11"><text:span text:style-name="T15">eth1</text:span></text:p>
          </draw:text-box>
        </draw:frame>
        <draw:frame draw:style-name="gr38" draw:text-style-name="P13" draw:layer="layout" svg:width="5.341cm" svg:height="0.569cm" svg:x="4.454cm" svg:y="3.582cm">
          <draw:text-box>
            <text:p text:style-name="P11"><text:span text:style-name="T15">Cover domain: </text:span><text:span text:style-name="T16">vhost1.edb.devlan.net</text:span></text:p>
          </draw:text-box>
        </draw:frame>
        <draw:frame draw:style-name="gr38" draw:text-style-name="P13" draw:layer="layout" svg:width="5.341cm" svg:height="0.569cm" svg:x="4.355cm" svg:y="10.383cm">
          <draw:text-box>
            <text:p text:style-name="P11"><text:span text:style-name="T15">Cover domain: </text:span><text:span text:style-name="T16">vhost2.edb.devlan.net</text:span></text:p>
          </draw:text-box>
        </draw:frame>
        <draw:g xml:id="id22" draw:id="id22">
          <draw:custom-shape draw:style-name="gr13" draw:text-style-name="P1" draw:layer="layout" svg:width="2.056cm" svg:height="1.229cm" svg:x="1.10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2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24" draw:id="id24">
          <draw:custom-shape draw:style-name="gr13" draw:text-style-name="P1" draw:layer="layout" svg:width="2.056cm" svg:height="1.229cm" svg:x="1.1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frame draw:style-name="gr35" draw:text-style-name="P11" draw:layer="layout" svg:width="2.157cm" svg:height="1.001cm" svg:x="16.303cm" svg:y="8.17cm">
          <draw:text-box>
            <text:p text:style-name="P12"><text:span text:style-name="T14">tap030</text:span></text:p>
            <text:p text:style-name="P11"><text:span text:style-name="T13">10.6.5.196</text:span></text:p>
          </draw:text-box>
        </draw:frame>
        <draw:g xml:id="id27" draw:id="id27">
          <draw:glue-point draw:id="4" svg:x="5cm" svg:y="-1.408cm"/>
          <draw:glue-point draw:id="5" svg:x="1.331cm" svg:y="0.283cm" draw:align="center"/>
          <draw:g>
            <draw:glue-point draw:id="4" svg:x="5.001cm" svg:y="2.11cm"/>
            <draw:custom-shape draw:style-name="gr8" draw:text-style-name="P1" draw:layer="layout" svg:width="3.869cm" svg:height="1.786cm" svg:x="12.573cm" svg:y="6.9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9" draw:text-style-name="P15" draw:layer="layout" svg:width="3.591cm" svg:height="1.741cm" svg:x="12.712cm" svg:y="7.008cm">
            <draw:text-box>
              <text:p text:style-name="P14"><text:span text:style-name="T2">Blot</text:span></text:p>
            </draw:text-box>
          </draw:frame>
          <draw:frame draw:style-name="gr40" draw:text-style-name="P16" draw:layer="layout" svg:width="0.853cm" svg:height="0.963cm" svg:x="14.081cm" svg:y="6.881cm">
            <draw:text-box>
              <text:p><text:span text:style-name="T17">3</text:span></text:p>
            </draw:text-box>
          </draw:frame>
        </draw:g>
        <draw:frame draw:style-name="gr35" draw:text-style-name="P11" draw:layer="layout" svg:width="2.132cm" svg:height="0.645cm" svg:x="20.041cm" svg:y="10.215cm">
          <draw:text-box>
            <text:p text:style-name="P11"><text:span text:style-name="T13">10.2.4.119</text:span></text:p>
          </draw:text-box>
        </draw:frame>
        <draw:g xml:id="id28" draw:id="id28">
          <draw:custom-shape draw:style-name="gr8" draw:text-style-name="P1" draw:layer="layout" svg:width="2.662cm" svg:height="1.598cm" svg:x="21.977cm" svg:y="4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452cm" svg:y="4.6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  <draw:frame draw:style-name="gr40" draw:text-style-name="P16" draw:layer="layout" svg:width="0.853cm" svg:height="0.963cm" svg:x="22.882cm" svg:y="4.09cm">
            <draw:text-box>
              <text:p><text:span text:style-name="T17">4</text:span></text:p>
            </draw:text-box>
          </draw:frame>
        </draw:g>
        <draw:connector draw:style-name="gr7" draw:text-style-name="P1" draw:layer="layout" draw:type="line" svg:x1="16.442cm" svg:y1="7.878cm" svg:x2="21.977cm" svg:y2="5.043cm" draw:start-shape="id27" draw:start-glue-point="1" draw:end-shape="id28" svg:d="m16442 7878 5535-2835">
          <text:p/>
        </draw:connector>
        <draw:frame draw:style-name="gr35" draw:text-style-name="P11" draw:layer="layout" svg:width="2.547cm" svg:height="1.001cm" svg:x="19.626cm" svg:y="4.139cm">
          <draw:text-box>
            <text:p text:style-name="P11"><text:span text:style-name="T13">172.16.64.10</text:span></text:p>
            <text:p text:style-name="P11"><text:span text:style-name="T14">tap041</text:span></text:p>
          </draw:text-box>
        </draw:frame>
        <draw:frame draw:style-name="gr35" draw:text-style-name="P11" draw:layer="layout" svg:width="2.352cm" svg:height="1.001cm" svg:x="16.288cm" svg:y="6.373cm">
          <draw:text-box>
            <text:p text:style-name="P11"><text:span text:style-name="T13">172.16.64.1</text:span></text:p>
            <text:p text:style-name="P12"><text:span text:style-name="T14">tap032</text:span></text:p>
          </draw:text-box>
        </draw:frame>
        <draw:connector draw:style-name="gr7" draw:text-style-name="P1" draw:layer="layout" draw:type="line" svg:x1="16.442cm" svg:y1="7.826cm" svg:x2="21.964cm" svg:y2="10.207cm" draw:start-shape="id27" draw:end-shape="id29" draw:end-glue-point="3" svg:d="m16442 7826 5522 2381">
          <text:p/>
        </draw:connector>
        <draw:frame draw:style-name="gr35" draw:text-style-name="P11" draw:layer="layout" svg:width="2.157cm" svg:height="0.645cm" svg:x="24.669cm" svg:y="4.316cm">
          <draw:text-box>
            <text:p text:style-name="P11"><text:span text:style-name="T13">10.6.5.197</text:span></text:p>
          </draw:text-box>
        </draw:frame>
        <draw:connector draw:style-name="gr42" draw:text-style-name="P1" draw:layer="layout" draw:type="line" svg:x1="24.639cm" svg:y1="5.043cm" svg:x2="26.162cm" svg:y2="5.047cm" draw:start-shape="id28" draw:start-glue-point="1" svg:d="m24639 5043 1523 4">
          <text:p/>
        </draw:connector>
        <draw:frame draw:style-name="gr35" draw:text-style-name="P17" draw:layer="layout" svg:width="1.48cm" svg:height="0.607cm" svg:x="5.231cm" svg:y="4.155cm">
          <draw:text-box>
            <text:p><text:span text:style-name="T14">tap010</text:span></text:p>
          </draw:text-box>
        </draw:frame>
        <draw:frame draw:style-name="gr35" draw:text-style-name="P17" draw:layer="layout" svg:width="1.48cm" svg:height="0.607cm" svg:x="5.332cm" svg:y="8.556cm">
          <draw:text-box>
            <text:p><text:span text:style-name="T14">tap020</text:span></text:p>
          </draw:text-box>
        </draw:frame>
        <draw:frame draw:style-name="gr35" draw:text-style-name="P17" draw:layer="layout" svg:width="1.48cm" svg:height="0.607cm" svg:x="11.333cm" svg:y="8.357cm">
          <draw:text-box>
            <text:p><text:span text:style-name="T14">tap031</text:span></text:p>
          </draw:text-box>
        </draw:frame>
        <draw:frame draw:style-name="gr35" draw:text-style-name="P17" draw:layer="layout" svg:width="1.48cm" svg:height="0.607cm" svg:x="24.466cm" svg:y="5.059cm">
          <draw:text-box>
            <text:p><text:span text:style-name="T14">tap040</text:span></text:p>
          </draw:text-box>
        </draw:frame>
        <draw:frame draw:style-name="gr35" draw:text-style-name="P18" draw:layer="layout" svg:width="1.886cm" svg:height="0.569cm" svg:x="10.657cm" svg:y="4.245cm">
          <draw:text-box>
            <text:p><text:span text:style-name="T18">Bridge: br1</text:span></text:p>
          </draw:text-box>
        </draw:frame>
        <draw:frame draw:style-name="gr35" draw:text-style-name="P18" draw:layer="layout" svg:width="1.886cm" svg:height="0.569cm" svg:x="16.257cm" svg:y="4.246cm">
          <draw:text-box>
            <text:p><text:span text:style-name="T18">Bridge: br2</text:span></text:p>
          </draw:text-box>
        </draw:frame>
        <draw:frame draw:style-name="gr35" draw:text-style-name="P13" draw:layer="layout" svg:width="1.082cm" svg:height="0.569cm" svg:x="5.654cm" svg:y="8.982cm">
          <draw:text-box>
            <text:p text:style-name="P11"><text:span text:style-name="T15">eth0</text:span></text:p>
          </draw:text-box>
        </draw:frame>
        <draw:frame draw:style-name="gr43" draw:text-style-name="P19" draw:layer="layout" svg:width="4.706cm" svg:height="1.523cm" svg:x="22.144cm" svg:y="5.926cm">
          <draw:text-box>
            <text:p text:style-name="P1"><text:span text:style-name="T15">Cover Server Address Mapping</text:span></text:p>
            <text:p text:style-name="P1"><text:span text:style-name="T18">172.16.64.11: vhost1</text:span></text:p>
            <text:p text:style-name="P1"><text:span text:style-name="T18">172.16.64.12: vhost2</text:span></text:p>
            <text:p><text:span text:style-name="T18">…</text:span><text:span text:style-name="T18"><text:tab/></text:span><text:span text:style-name="T18"><text:tab/></text:span><text:span text:style-name="T18">...</text:span></text:p>
          </draw:text-box>
        </draw:frame>
        <draw:connector draw:style-name="gr37" draw:text-style-name="P1" draw:layer="layout" draw:type="line" svg:x1="7.696cm" svg:y1="9.449cm" svg:x2="12.68cm" svg:y2="7.972cm" draw:start-shape="id25" draw:start-glue-point="1" svg:d="m7696 9449 4984-1477">
          <text:p/>
        </draw:connector>
        <draw:connector draw:style-name="gr44" draw:text-style-name="P1" draw:layer="layout" draw:type="line" svg:x1="7.696cm" svg:y1="9.449cm" svg:x2="12.68cm" svg:y2="7.972cm" draw:start-shape="id25" draw:start-glue-point="1" svg:d="m7696 9449 4984-1477">
          <text:p/>
        </draw:connector>
        <draw:connector draw:style-name="gr44" draw:text-style-name="P1" xml:id="id26" draw:id="id26" draw:layer="layout" draw:type="line" svg:x1="7.696cm" svg:y1="4.983cm" svg:x2="12.58cm" svg:y2="7.972cm" svg:d="m7696 4983 4884 2989">
          <text:p/>
        </draw:connector>
        <draw:g>
          <draw:frame draw:style-name="gr35" draw:text-style-name="P13" draw:layer="layout" svg:width="2.174cm" svg:height="0.569cm" svg:x="7.321cm" svg:y="7.255cm">
            <draw:text-box>
              <text:p text:style-name="P11"><text:span text:style-name="T15">VPN tunnels</text:span></text:p>
            </draw:text-box>
          </draw:frame>
          <draw:line draw:style-name="gr42" draw:text-style-name="P1" draw:layer="layout" svg:x1="8.833cm" svg:y1="7.255cm" svg:x2="9.595cm" svg:y2="6.3cm">
            <text:p/>
          </draw:line>
          <draw:line draw:style-name="gr42" draw:text-style-name="P1" draw:layer="layout" svg:x1="8.833cm" svg:y1="7.824cm" svg:x2="9.341cm" svg:y2="8.84cm">
            <text:p/>
          </draw:line>
        </draw:g>
        <draw:custom-shape draw:style-name="gr45" draw:text-style-name="P1" xml:id="id30" draw:id="id30" draw:layer="layout" svg:width="2.286cm" svg:height="0.762cm" svg:x="13.335cm" svg:y="7.747cm">
          <text:p/>
          <draw:enhanced-geometry svg:viewBox="0 0 21600 21600" draw:type="rectangle" draw:enhanced-path="M 0 0 L 21600 0 21600 21600 0 21600 0 0 Z N"/>
        </draw:custom-shape>
        <draw:connector draw:style-name="gr46" draw:text-style-name="P1" draw:layer="layout" draw:type="line" svg:x1="12.58cm" svg:y1="7.972cm" svg:x2="13.335cm" svg:y2="8.128cm" draw:start-shape="id26" draw:start-glue-point="3" draw:end-shape="id30" draw:end-glue-point="3" svg:d="m12580 7972 755 156">
          <text:p/>
        </draw:connector>
        <draw:connector draw:style-name="gr46" draw:text-style-name="P1" draw:layer="layout" draw:type="line" svg:x1="16.442cm" svg:y1="7.878cm" svg:x2="15.621cm" svg:y2="8.128cm" draw:start-shape="id27" draw:start-glue-point="1" draw:end-shape="id30" draw:end-glue-point="1" svg:d="m16442 7878-821 250">
          <text:p/>
        </draw:connector>
        <draw:frame draw:style-name="gr35" draw:text-style-name="P20" draw:layer="layout" svg:width="1.772cm" svg:height="0.569cm" svg:x="13.592cm" svg:y="7.844cm">
          <draw:text-box>
            <text:p><text:span text:style-name="T15">Beastbox</text:span></text:p>
          </draw:text-box>
        </draw:frame>
        <draw:frame draw:style-name="gr47" draw:text-style-name="P11" xml:id="id31" draw:id="id31" draw:layer="layout" svg:width="2.352cm" svg:height="0.645cm" svg:x="13.335cm" svg:y="5.832cm">
          <draw:text-box>
            <text:p text:style-name="P11"><text:span text:style-name="T13">10.177.77.1</text:span></text:p>
          </draw:text-box>
        </draw:frame>
        <draw:connector draw:style-name="gr48" draw:text-style-name="P19" draw:layer="layout" draw:type="line" svg:x1="14.511cm" svg:y1="6.477cm" svg:x2="13.335cm" svg:y2="8.128cm" draw:start-shape="id31" draw:start-glue-point="2" draw:end-shape="id30" draw:end-glue-point="3" svg:d="m14511 6477-1176 1651">
          <text:p/>
        </draw:connector>
        <draw:frame draw:style-name="gr35" draw:text-style-name="P13" draw:layer="layout" svg:width="1.082cm" svg:height="0.569cm" svg:x="12.354cm" svg:y="7.3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15.554cm" svg:y="7.384cm">
          <draw:text-box>
            <text:p text:style-name="P11"><text:span text:style-name="T15">eth2</text:span></text:p>
          </draw:text-box>
        </draw:frame>
        <draw:g xml:id="id25" draw:id="id25"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0" draw:text-style-name="P10" draw:layer="layout" svg:width="0.853cm" svg:height="0.963cm" svg:x="6.656cm" svg:y="9.017cm">
            <draw:text-box>
              <text:p><text:span text:style-name="T12">2</text:span></text:p>
            </draw:text-box>
          </draw:frame>
        </draw:g>
        <draw:g xml:id="id29" draw:id="id29">
          <draw:custom-shape draw:style-name="gr8" draw:text-style-name="P1" draw:layer="layout" svg:width="2.662cm" svg:height="1.598cm" svg:x="21.995cm" svg:y="9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1.964cm" svg:y="10.0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  <draw:frame draw:style-name="gr40" draw:text-style-name="P16" draw:layer="layout" svg:width="0.853cm" svg:height="0.963cm" svg:x="22.9cm" svg:y="9.371cm">
            <draw:text-box>
              <text:p><text:span text:style-name="T17">5</text:span></text:p>
            </draw:text-box>
          </draw:frame>
        </draw:g>
        <draw:frame draw:style-name="gr35" draw:text-style-name="P11" draw:layer="layout" svg:width="2.157cm" svg:height="0.645cm" svg:x="1.054cm" svg:y="5.581cm">
          <draw:text-box>
            <text:p text:style-name="P11"><text:span text:style-name="T13">10.6.5.190</text:span></text:p>
          </draw:text-box>
        </draw:frame>
        <draw:frame draw:style-name="gr40" draw:text-style-name="P16" draw:layer="layout" svg:width="0.853cm" svg:height="0.963cm" svg:x="1.706cm" svg:y="3.482cm">
          <draw:text-box>
            <text:p><text:span text:style-name="T17">6</text:span></text:p>
          </draw:text-box>
        </draw:frame>
        <draw:frame draw:style-name="gr35" draw:text-style-name="P18" draw:layer="layout" svg:width="1.886cm" svg:height="0.569cm" svg:x="5.157cm" svg:y="17.146cm">
          <draw:text-box>
            <text:p><text:span text:style-name="T18">Bridge: br0</text:span></text:p>
          </draw:text-box>
        </draw:frame>
        <draw:g>
          <draw:custom-shape draw:style-name="gr2" draw:text-style-name="P1" draw:layer="layout" svg:width="2.305cm" svg:height="1.615cm" svg:x="1.124cm" svg:y="12.736cm">
            <text:p/>
            <draw:enhanced-geometry svg:viewBox="0 0 21600 21600" draw:type="rectangle" draw:enhanced-path="M 0 0 L 21600 0 21600 21600 0 21600 0 0 Z N"/>
          </draw:custom-shape>
          <draw:frame draw:style-name="gr50" draw:text-style-name="P21" draw:layer="layout" svg:width="2.06cm" svg:height="0.963cm" svg:x="1.246cm" svg:y="13.062cm">
            <draw:text-box>
              <text:p text:style-name="P1"><text:span text:style-name="T19">Command</text:span></text:p>
              <text:p text:style-name="P1"><text:span text:style-name="T19">Post</text:span></text:p>
            </draw:text-box>
          </draw:frame>
        </draw:g>
        <draw:frame draw:style-name="standard" draw:layer="layout" svg:width="5.632cm" svg:height="3.013cm" svg:x="11.288cm" svg:y="11.64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1"><text:span text:style-name="T20">VPS Proxy Port</text:span></text:p>
                <text:p text:style-name="P1"><text:span text:style-name="T20">Redirection Map</text:span></text:p>
              </table:table-cell>
              <table:covered-table-cell/>
            </table:table-row>
            <table:table-row table:style-name="ro2" table:default-cell-style-name="ce2">
              <table:table-cell>
                <text:p text:style-name="P1"><text:span text:style-name="T20">Inbound</text:span></text:p>
              </table:table-cell>
              <table:table-cell>
                <text:p text:style-name="P1"><text:span text:style-name="T20">Redirected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21">80</text:span></text:p>
              </table:table-cell>
              <table:table-cell>
                <text:p text:style-name="P1"><text:span text:style-name="T21">8001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21">443</text:span></text:p>
              </table:table-cell>
              <table:table-cell>
                <text:p text:style-name="P1"><text:span text:style-name="T21">4430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 presentation:use-footer-name="ftr1" presentation:use-date-time-name="dtd1">
        <draw:custom-shape draw:style-name="gr34" draw:text-style-name="P9" draw:layer="layout" svg:width="5.588cm" svg:height="3.81cm" svg:x="16.383cm" svg:y="4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9" draw:layer="layout" svg:width="5.525cm" svg:height="6.858cm" svg:x="7.055cm" svg:y="4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Test Infrastructure</text:span></text:p>
          </draw:text-box>
        </draw:frame>
        <draw:g xml:id="id33" draw:id="id33"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35" draw:text-style-name="P10" draw:layer="layout" svg:width="0.853cm" svg:height="0.962cm" svg:x="6.673cm" svg:y="4.483cm">
            <draw:text-box>
              <text:p><text:span text:style-name="T12">1</text:span></text:p>
            </draw:text-box>
          </draw:frame>
        </draw:g>
        <draw:g xml:id="id39" draw:id="id39"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0" draw:text-style-name="P10" draw:layer="layout" svg:width="0.853cm" svg:height="0.963cm" svg:x="6.656cm" svg:y="9.017cm">
            <draw:text-box>
              <text:p><text:span text:style-name="T12">2</text:span></text:p>
            </draw:text-box>
          </draw:frame>
        </draw:g>
        <draw:frame draw:style-name="gr35" draw:text-style-name="P11" draw:layer="layout" svg:width="2.741cm" svg:height="0.645cm" svg:x="9.355cm" svg:y="7.578cm">
          <draw:text-box>
            <text:p text:style-name="P11"><text:span text:style-name="T13">172.16.63.101</text:span></text:p>
          </draw:text-box>
        </draw:frame>
        <draw:connector draw:style-name="gr7" draw:text-style-name="P1" draw:layer="layout" draw:type="line" svg:x1="3.18cm" svg:y1="4.983cm" svg:x2="6.486cm" svg:y2="4.983cm" draw:start-shape="id32" draw:start-glue-point="1" draw:end-shape="id33" draw:end-glue-point="3" svg:d="m3180 4983h3306">
          <text:p/>
        </draw:connector>
        <draw:frame draw:style-name="gr15" draw:text-style-name="P5" draw:layer="layout" svg:width="5.464cm" svg:height="0.839cm" svg:x="11.495cm" svg:y="0.504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cm">
          <draw:text-box>
            <text:p><text:span text:style-name="T6">SECRET//NOFORN</text:span></text:p>
          </draw:text-box>
        </draw:frame>
        <draw:frame draw:style-name="gr51" draw:text-style-name="P4" draw:layer="layout" svg:width="3.849cm" svg:height="1.081cm" svg:x="5.167cm" svg:y="3.175cm">
          <draw:text-box>
            <text:p text:style-name="P1"><text:span text:style-name="T8">VPS Server</text:span></text:p>
            <text:p text:style-name="P1"><text:span text:style-name="T9">IPTABLES Forwarding</text:span></text:p>
          </draw:text-box>
        </draw:frame>
        <draw:frame draw:style-name="gr35" draw:text-style-name="P11" draw:layer="layout" svg:width="2.157cm" svg:height="0.645cm" svg:x="4.553cm" svg:y="4.88cm">
          <draw:text-box>
            <text:p text:style-name="P11"><text:span text:style-name="T13">10.6.5.191</text:span></text:p>
          </draw:text-box>
        </draw:frame>
        <draw:connector draw:style-name="gr7" draw:text-style-name="P1" draw:layer="layout" draw:type="line" svg:x1="3.18cm" svg:y1="9.449cm" svg:x2="6.624cm" svg:y2="9.473cm" draw:start-shape="id34" draw:start-glue-point="1" svg:d="m3180 9449 3444 24">
          <text:p/>
        </draw:connector>
        <draw:frame draw:style-name="gr35" draw:text-style-name="P11" draw:layer="layout" svg:width="2.157cm" svg:height="0.645cm" svg:x="4.554cm" svg:y="9.381cm">
          <draw:text-box>
            <text:p text:style-name="P11"><text:span text:style-name="T13">10.6.5.192</text:span></text:p>
          </draw:text-box>
        </draw:frame>
        <draw:connector draw:style-name="gr37" draw:text-style-name="P1" draw:layer="layout" draw:type="line" svg:x1="7.696cm" svg:y1="4.983cm" svg:x2="12.58cm" svg:y2="7.972cm" draw:start-shape="id35" draw:start-glue-point="2" draw:end-shape="id35" draw:end-glue-point="3" svg:d="m7696 4983 4884 2989">
          <text:p/>
        </draw:connector>
        <draw:frame draw:style-name="gr35" draw:text-style-name="P11" draw:layer="layout" svg:width="2.352cm" svg:height="0.645cm" svg:x="7.556cm" svg:y="4.483cm">
          <draw:text-box>
            <text:p text:style-name="P11"><text:span text:style-name="T13">172.16.63.1</text:span></text:p>
          </draw:text-box>
        </draw:frame>
        <draw:frame draw:style-name="gr35" draw:text-style-name="P11" draw:layer="layout" svg:width="2.352cm" svg:height="0.645cm" svg:x="7.257cm" svg:y="9.784cm">
          <draw:text-box>
            <text:p text:style-name="P11"><text:span text:style-name="T13">172.16.63.2</text:span></text:p>
          </draw:text-box>
        </draw:frame>
        <draw:frame draw:style-name="gr35" draw:text-style-name="P13" draw:layer="layout" svg:width="1.082cm" svg:height="0.569cm" svg:x="7.354cm" svg:y="9.4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5.454cm" svg:y="4.481cm">
          <draw:text-box>
            <text:p text:style-name="P11"><text:span text:style-name="T15">eth0</text:span></text:p>
          </draw:text-box>
        </draw:frame>
        <draw:frame draw:style-name="gr35" draw:text-style-name="P13" draw:layer="layout" svg:width="1.082cm" svg:height="0.569cm" svg:x="7.354cm" svg:y="5.282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5.379cm" svg:height="0.569cm" svg:x="0.854cm" svg:y="5.482cm">
          <draw:text-box>
            <text:p text:style-name="P11"><text:span text:style-name="T15">Target domain: </text:span><text:span text:style-name="T16">vhost1.edb.devlan.net</text:span></text:p>
          </draw:text-box>
        </draw:frame>
        <draw:frame draw:style-name="gr35" draw:text-style-name="P13" draw:layer="layout" svg:width="5.379cm" svg:height="0.569cm" svg:x="0.855cm" svg:y="9.983cm">
          <draw:text-box>
            <text:p text:style-name="P11"><text:span text:style-name="T15">Target domain: </text:span><text:span text:style-name="T16">vhost2.edb.devlan.net</text:span></text:p>
          </draw:text-box>
        </draw:frame>
        <draw:g xml:id="id32" draw:id="id32">
          <draw:custom-shape draw:style-name="gr13" draw:text-style-name="P1" draw:layer="layout" svg:width="2.056cm" svg:height="1.229cm" svg:x="1.12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34" draw:id="id34">
          <draw:custom-shape draw:style-name="gr13" draw:text-style-name="P1" draw:layer="layout" svg:width="2.056cm" svg:height="1.229cm" svg:x="1.1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38" draw:id="id38">
          <draw:custom-shape draw:style-name="gr8" draw:text-style-name="P1" draw:layer="layout" svg:width="2.662cm" svg:height="1.598cm" svg:x="21.995cm" svg:y="9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1.964cm" svg:y="10.0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  <draw:frame draw:style-name="gr40" draw:text-style-name="P16" draw:layer="layout" svg:width="0.853cm" svg:height="0.963cm" svg:x="22.9cm" svg:y="9.371cm">
            <draw:text-box>
              <text:p><text:span text:style-name="T17">5</text:span></text:p>
            </draw:text-box>
          </draw:frame>
        </draw:g>
        <draw:frame draw:style-name="gr35" draw:text-style-name="P11" draw:layer="layout" svg:width="2.157cm" svg:height="0.645cm" svg:x="16.188cm" svg:y="8.771cm">
          <draw:text-box>
            <text:p text:style-name="P11"><text:span text:style-name="T13">10.6.5.196</text:span></text:p>
          </draw:text-box>
        </draw:frame>
        <draw:g xml:id="id36" draw:id="id36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3.869cm" svg:height="1.786cm" svg:x="12.573cm" svg:y="6.9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9" draw:text-style-name="P15" draw:layer="layout" svg:width="3.591cm" svg:height="1.741cm" svg:x="12.712cm" svg:y="7.008cm">
            <draw:text-box>
              <text:p text:style-name="P14"><text:span text:style-name="T2">Blot</text:span></text:p>
            </draw:text-box>
          </draw:frame>
          <draw:frame draw:style-name="gr40" draw:text-style-name="P16" draw:layer="layout" svg:width="0.853cm" svg:height="0.963cm" svg:x="14.081cm" svg:y="6.881cm">
            <draw:text-box>
              <text:p><text:span text:style-name="T17">3</text:span></text:p>
            </draw:text-box>
          </draw:frame>
        </draw:g>
        <draw:frame draw:style-name="gr35" draw:text-style-name="P11" draw:layer="layout" svg:width="2.132cm" svg:height="0.645cm" svg:x="20.041cm" svg:y="10.215cm">
          <draw:text-box>
            <text:p text:style-name="P11"><text:span text:style-name="T13">10.2.4.119</text:span></text:p>
          </draw:text-box>
        </draw:frame>
        <draw:g xml:id="id37" draw:id="id37">
          <draw:custom-shape draw:style-name="gr8" draw:text-style-name="P1" draw:layer="layout" svg:width="2.662cm" svg:height="1.598cm" svg:x="21.977cm" svg:y="4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452cm" svg:y="4.6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  <draw:frame draw:style-name="gr40" draw:text-style-name="P16" draw:layer="layout" svg:width="0.853cm" svg:height="0.963cm" svg:x="22.882cm" svg:y="4.09cm">
            <draw:text-box>
              <text:p><text:span text:style-name="T17">4</text:span></text:p>
            </draw:text-box>
          </draw:frame>
        </draw:g>
        <draw:connector draw:style-name="gr7" draw:text-style-name="P1" draw:layer="layout" draw:type="line" svg:x1="16.442cm" svg:y1="7.826cm" svg:x2="21.977cm" svg:y2="4.966cm" draw:start-shape="id36" draw:start-glue-point="1" draw:end-shape="id37" svg:d="m16442 7826 5535-2860">
          <text:p/>
        </draw:connector>
        <draw:frame draw:style-name="gr35" draw:text-style-name="P11" draw:layer="layout" svg:width="2.547cm" svg:height="0.645cm" svg:x="19.626cm" svg:y="4.439cm">
          <draw:text-box>
            <text:p text:style-name="P11"><text:span text:style-name="T13">172.16.64.10</text:span></text:p>
          </draw:text-box>
        </draw:frame>
        <draw:frame draw:style-name="gr35" draw:text-style-name="P11" draw:layer="layout" svg:width="2.352cm" svg:height="0.645cm" svg:x="16.088cm" svg:y="6.373cm">
          <draw:text-box>
            <text:p text:style-name="P11"><text:span text:style-name="T13">172.16.64.1</text:span></text:p>
          </draw:text-box>
        </draw:frame>
        <draw:connector draw:style-name="gr7" draw:text-style-name="P1" draw:layer="layout" draw:type="line" svg:x1="16.442cm" svg:y1="7.826cm" svg:x2="21.964cm" svg:y2="10.207cm" draw:start-shape="id36" draw:end-shape="id38" svg:d="m16442 7826 5522 2381">
          <text:p/>
        </draw:connector>
        <draw:frame draw:style-name="gr35" draw:text-style-name="P11" draw:layer="layout" svg:width="2.157cm" svg:height="0.645cm" svg:x="24.669cm" svg:y="4.316cm">
          <draw:text-box>
            <text:p text:style-name="P11"><text:span text:style-name="T13">10.6.5.197</text:span></text:p>
          </draw:text-box>
        </draw:frame>
        <draw:connector draw:style-name="gr42" draw:text-style-name="P1" draw:layer="layout" draw:type="line" svg:x1="24.639cm" svg:y1="4.966cm" svg:x2="26.162cm" svg:y2="5.047cm" draw:start-shape="id37" draw:start-glue-point="1" svg:d="m24639 4966 1523 81">
          <text:p/>
        </draw:connector>
        <draw:frame draw:style-name="gr35" draw:text-style-name="P17" draw:layer="layout" svg:width="1.124cm" svg:height="0.607cm" svg:x="5.531cm" svg:y="4.155cm">
          <draw:text-box>
            <text:p><text:span text:style-name="T14">tap1</text:span></text:p>
          </draw:text-box>
        </draw:frame>
        <draw:frame draw:style-name="gr35" draw:text-style-name="P17" draw:layer="layout" svg:width="1.277cm" svg:height="0.607cm" svg:x="7.364cm" svg:y="4.155cm">
          <draw:text-box>
            <text:p><text:span text:style-name="T14">tap11</text:span></text:p>
          </draw:text-box>
        </draw:frame>
        <draw:frame draw:style-name="gr35" draw:text-style-name="P17" draw:layer="layout" svg:width="1.124cm" svg:height="0.607cm" svg:x="5.532cm" svg:y="8.656cm">
          <draw:text-box>
            <text:p><text:span text:style-name="T14">tap2</text:span></text:p>
          </draw:text-box>
        </draw:frame>
        <draw:frame draw:style-name="gr35" draw:text-style-name="P17" draw:layer="layout" svg:width="1.302cm" svg:height="0.607cm" svg:x="7.365cm" svg:y="8.656cm">
          <draw:text-box>
            <text:p><text:span text:style-name="T14">tap21</text:span></text:p>
          </draw:text-box>
        </draw:frame>
        <draw:frame draw:style-name="gr35" draw:text-style-name="P17" draw:layer="layout" svg:width="1.302cm" svg:height="0.607cm" svg:x="11.333cm" svg:y="8.357cm">
          <draw:text-box>
            <text:p><text:span text:style-name="T14">tap31</text:span></text:p>
          </draw:text-box>
        </draw:frame>
        <draw:frame draw:style-name="gr35" draw:text-style-name="P17" draw:layer="layout" svg:width="1.302cm" svg:height="0.607cm" svg:x="16.166cm" svg:y="6.057cm">
          <draw:text-box>
            <text:p><text:span text:style-name="T14">tap32</text:span></text:p>
          </draw:text-box>
        </draw:frame>
        <draw:frame draw:style-name="gr35" draw:text-style-name="P17" draw:layer="layout" svg:width="1.302cm" svg:height="0.607cm" svg:x="19.666cm" svg:y="4.758cm">
          <draw:text-box>
            <text:p><text:span text:style-name="T14">tap41</text:span></text:p>
          </draw:text-box>
        </draw:frame>
        <draw:frame draw:style-name="gr35" draw:text-style-name="P17" draw:layer="layout" svg:width="1.124cm" svg:height="0.607cm" svg:x="16.266cm" svg:y="9.158cm">
          <draw:text-box>
            <text:p><text:span text:style-name="T14">tap3</text:span></text:p>
          </draw:text-box>
        </draw:frame>
        <draw:frame draw:style-name="gr35" draw:text-style-name="P17" draw:layer="layout" svg:width="1.124cm" svg:height="0.607cm" svg:x="24.466cm" svg:y="5.059cm">
          <draw:text-box>
            <text:p><text:span text:style-name="T14">tap4</text:span></text:p>
          </draw:text-box>
        </draw:frame>
        <draw:frame draw:style-name="gr35" draw:text-style-name="P18" draw:layer="layout" svg:width="1.886cm" svg:height="0.569cm" svg:x="10.657cm" svg:y="4.245cm">
          <draw:text-box>
            <text:p><text:span text:style-name="T18">Bridge: br1</text:span></text:p>
          </draw:text-box>
        </draw:frame>
        <draw:frame draw:style-name="gr35" draw:text-style-name="P18" draw:layer="layout" svg:width="1.886cm" svg:height="0.569cm" svg:x="16.257cm" svg:y="4.246cm">
          <draw:text-box>
            <text:p><text:span text:style-name="T18">Bridge: br2</text:span></text:p>
          </draw:text-box>
        </draw:frame>
        <draw:frame draw:style-name="gr35" draw:text-style-name="P13" draw:layer="layout" svg:width="1.082cm" svg:height="0.569cm" svg:x="5.454cm" svg:y="8.982cm">
          <draw:text-box>
            <text:p text:style-name="P11"><text:span text:style-name="T15">eth0</text:span></text:p>
          </draw:text-box>
        </draw:frame>
        <draw:frame draw:style-name="gr43" draw:text-style-name="P19" draw:layer="layout" svg:width="4.223cm" svg:height="1.523cm" svg:x="12.743cm" svg:y="9.725cm">
          <draw:text-box>
            <text:p text:style-name="P1"><text:span text:style-name="T15">Blot In-bound Ports</text:span></text:p>
            <text:p><text:span text:style-name="T18">8001: vhost1 <text:s text:c="3"/>44301: vhost1</text:span></text:p>
            <text:p><text:span text:style-name="T18">8002: vhost2 <text:s text:c="3"/>44302: vhost2</text:span></text:p>
            <text:p><text:span text:style-name="T18">…</text:span><text:span text:style-name="T18"><text:tab/></text:span><text:span text:style-name="T18"><text:tab/></text:span><text:span text:style-name="T18">...</text:span></text:p>
          </draw:text-box>
        </draw:frame>
        <draw:frame draw:style-name="gr43" draw:text-style-name="P19" draw:layer="layout" svg:width="3.283cm" svg:height="1.523cm" svg:x="22.144cm" svg:y="5.926cm">
          <draw:text-box>
            <text:p text:style-name="P1"><text:span text:style-name="T15">Cover Server Ports</text:span></text:p>
            <text:p><text:span text:style-name="T18">172.16.64.11: vhost1</text:span></text:p>
            <text:p><text:span text:style-name="T18">172.16.64.12: vhost2</text:span></text:p>
            <text:p><text:span text:style-name="T18">…</text:span><text:span text:style-name="T18"><text:tab/></text:span><text:span text:style-name="T18"><text:tab/></text:span><text:span text:style-name="T18">...</text:span></text:p>
          </draw:text-box>
        </draw:frame>
        <draw:connector draw:style-name="gr37" draw:text-style-name="P1" draw:layer="layout" draw:type="line" svg:x1="7.696cm" svg:y1="9.449cm" svg:x2="12.68cm" svg:y2="7.972cm" draw:start-shape="id39" draw:start-glue-point="1" svg:d="m7696 9449 4984-1477">
          <text:p/>
        </draw:connector>
        <draw:connector draw:style-name="gr44" draw:text-style-name="P1" draw:layer="layout" draw:type="line" svg:x1="7.696cm" svg:y1="9.449cm" svg:x2="12.68cm" svg:y2="7.972cm" draw:start-shape="id39" draw:start-glue-point="1" svg:d="m7696 9449 4984-1477">
          <text:p/>
        </draw:connector>
        <draw:connector draw:style-name="gr44" draw:text-style-name="P1" xml:id="id35" draw:id="id35" draw:layer="layout" draw:type="line" svg:x1="7.696cm" svg:y1="4.983cm" svg:x2="12.58cm" svg:y2="7.972cm" svg:d="m7696 4983 4884 2989">
          <text:p/>
        </draw:connector>
        <draw:frame draw:style-name="gr35" draw:text-style-name="P13" draw:layer="layout" svg:width="2.174cm" svg:height="0.569cm" svg:x="7.421cm" svg:y="7.178cm">
          <draw:text-box>
            <text:p text:style-name="P11"><text:span text:style-name="T15">VPN tunnels</text:span></text:p>
          </draw:text-box>
        </draw:frame>
        <draw:line draw:style-name="gr42" draw:text-style-name="P1" draw:layer="layout" svg:x1="8.833cm" svg:y1="7.178cm" svg:x2="9.595cm" svg:y2="6.223cm">
          <text:p/>
        </draw:line>
        <draw:line draw:style-name="gr42" draw:text-style-name="P1" draw:layer="layout" svg:x1="8.833cm" svg:y1="7.747cm" svg:x2="9.341cm" svg:y2="8.763cm">
          <text:p/>
        </draw:line>
        <draw:custom-shape draw:style-name="gr45" draw:text-style-name="P1" xml:id="id40" draw:id="id40" draw:layer="layout" svg:width="2.286cm" svg:height="0.762cm" svg:x="13.335cm" svg:y="7.747cm">
          <text:p/>
          <draw:enhanced-geometry svg:viewBox="0 0 21600 21600" draw:type="rectangle" draw:enhanced-path="M 0 0 L 21600 0 21600 21600 0 21600 0 0 Z N"/>
        </draw:custom-shape>
        <draw:connector draw:style-name="gr46" draw:text-style-name="P1" draw:layer="layout" draw:type="line" svg:x1="12.58cm" svg:y1="7.972cm" svg:x2="13.335cm" svg:y2="8.128cm" draw:start-shape="id35" draw:start-glue-point="3" draw:end-shape="id40" draw:end-glue-point="3" svg:d="m12580 7972 755 156">
          <text:p/>
        </draw:connector>
        <draw:connector draw:style-name="gr46" draw:text-style-name="P1" draw:layer="layout" draw:type="line" svg:x1="16.442cm" svg:y1="7.826cm" svg:x2="15.621cm" svg:y2="8.128cm" draw:start-shape="id36" draw:start-glue-point="1" draw:end-shape="id40" draw:end-glue-point="1" svg:d="m16442 7826-821 302">
          <text:p/>
        </draw:connector>
        <draw:frame draw:style-name="gr35" draw:text-style-name="P20" draw:layer="layout" svg:width="1.772cm" svg:height="0.569cm" svg:x="13.592cm" svg:y="7.844cm">
          <draw:text-box>
            <text:p><text:span text:style-name="T15">Beastbox</text:span></text:p>
          </draw:text-box>
        </draw:frame>
        <draw:frame draw:style-name="gr47" draw:text-style-name="P11" xml:id="id41" draw:id="id41" draw:layer="layout" svg:width="2.352cm" svg:height="0.645cm" svg:x="13.335cm" svg:y="5.832cm">
          <draw:text-box>
            <text:p text:style-name="P11"><text:span text:style-name="T13">10.177.77.1</text:span></text:p>
          </draw:text-box>
        </draw:frame>
        <draw:connector draw:style-name="gr48" draw:text-style-name="P19" draw:layer="layout" draw:type="line" svg:x1="14.511cm" svg:y1="6.477cm" svg:x2="13.335cm" svg:y2="8.128cm" draw:start-shape="id41" draw:start-glue-point="2" draw:end-shape="id40" draw:end-glue-point="3" svg:d="m14511 6477-1176 1651">
          <text:p/>
        </draw:connector>
        <draw:frame draw:style-name="gr35" draw:text-style-name="P13" draw:layer="layout" svg:width="1.082cm" svg:height="0.569cm" svg:x="12.354cm" svg:y="7.3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15.554cm" svg:y="7.384cm">
          <draw:text-box>
            <text:p text:style-name="P11"><text:span text:style-name="T15">eth2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 presentation:use-footer-name="ftr1" presentation:use-date-time-name="dtd1">
        <draw:custom-shape draw:style-name="gr34" draw:text-style-name="P9" draw:layer="layout" svg:width="5.588cm" svg:height="3.81cm" svg:x="16.383cm" svg:y="4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9" draw:layer="layout" svg:width="5.525cm" svg:height="6.858cm" svg:x="7.055cm" svg:y="4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Test Infrastructure</text:span></text:p>
          </draw:text-box>
        </draw:frame>
        <draw:g xml:id="id43" draw:id="id43"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35" draw:text-style-name="P10" draw:layer="layout" svg:width="0.853cm" svg:height="0.962cm" svg:x="6.673cm" svg:y="4.483cm">
            <draw:text-box>
              <text:p><text:span text:style-name="T12">1</text:span></text:p>
            </draw:text-box>
          </draw:frame>
        </draw:g>
        <draw:g xml:id="id49" draw:id="id49"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0" draw:text-style-name="P10" draw:layer="layout" svg:width="0.853cm" svg:height="0.963cm" svg:x="6.656cm" svg:y="9.017cm">
            <draw:text-box>
              <text:p><text:span text:style-name="T12">2</text:span></text:p>
            </draw:text-box>
          </draw:frame>
        </draw:g>
        <draw:frame draw:style-name="gr35" draw:text-style-name="P11" draw:layer="layout" svg:width="2.741cm" svg:height="0.645cm" svg:x="9.355cm" svg:y="7.578cm">
          <draw:text-box>
            <text:p text:style-name="P11"><text:span text:style-name="T13">172.16.63.101</text:span></text:p>
          </draw:text-box>
        </draw:frame>
        <draw:connector draw:style-name="gr7" draw:text-style-name="P1" draw:layer="layout" draw:type="line" svg:x1="3.18cm" svg:y1="4.983cm" svg:x2="6.486cm" svg:y2="4.983cm" draw:start-shape="id42" draw:start-glue-point="1" draw:end-shape="id43" draw:end-glue-point="3" svg:d="m3180 4983h3306">
          <text:p/>
        </draw:connector>
        <draw:frame draw:style-name="gr15" draw:text-style-name="P5" draw:layer="layout" svg:width="5.464cm" svg:height="0.839cm" svg:x="11.495cm" svg:y="0.504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cm">
          <draw:text-box>
            <text:p><text:span text:style-name="T6">SECRET//NOFORN</text:span></text:p>
          </draw:text-box>
        </draw:frame>
        <draw:frame draw:style-name="gr51" draw:text-style-name="P4" draw:layer="layout" svg:width="3.849cm" svg:height="1.081cm" svg:x="5.167cm" svg:y="3.175cm">
          <draw:text-box>
            <text:p text:style-name="P1"><text:span text:style-name="T8">VPS Server</text:span></text:p>
            <text:p text:style-name="P1"><text:span text:style-name="T9">IPTABLES Forwarding</text:span></text:p>
          </draw:text-box>
        </draw:frame>
        <draw:frame draw:style-name="gr35" draw:text-style-name="P11" draw:layer="layout" svg:width="2.157cm" svg:height="0.645cm" svg:x="4.553cm" svg:y="4.88cm">
          <draw:text-box>
            <text:p text:style-name="P11"><text:span text:style-name="T13">10.6.5.191</text:span></text:p>
          </draw:text-box>
        </draw:frame>
        <draw:connector draw:style-name="gr7" draw:text-style-name="P1" draw:layer="layout" draw:type="line" svg:x1="3.18cm" svg:y1="9.449cm" svg:x2="6.624cm" svg:y2="9.473cm" draw:start-shape="id44" draw:start-glue-point="1" svg:d="m3180 9449 3444 24">
          <text:p/>
        </draw:connector>
        <draw:frame draw:style-name="gr35" draw:text-style-name="P11" draw:layer="layout" svg:width="2.157cm" svg:height="0.645cm" svg:x="4.554cm" svg:y="9.381cm">
          <draw:text-box>
            <text:p text:style-name="P11"><text:span text:style-name="T13">10.6.5.192</text:span></text:p>
          </draw:text-box>
        </draw:frame>
        <draw:connector draw:style-name="gr37" draw:text-style-name="P1" draw:layer="layout" draw:type="line" svg:x1="7.696cm" svg:y1="4.983cm" svg:x2="12.58cm" svg:y2="7.972cm" draw:start-shape="id45" draw:start-glue-point="2" draw:end-shape="id45" draw:end-glue-point="3" svg:d="m7696 4983 4884 2989">
          <text:p/>
        </draw:connector>
        <draw:frame draw:style-name="gr35" draw:text-style-name="P11" draw:layer="layout" svg:width="2.352cm" svg:height="0.645cm" svg:x="7.556cm" svg:y="4.483cm">
          <draw:text-box>
            <text:p text:style-name="P11"><text:span text:style-name="T13">172.16.63.1</text:span></text:p>
          </draw:text-box>
        </draw:frame>
        <draw:frame draw:style-name="gr35" draw:text-style-name="P11" draw:layer="layout" svg:width="2.352cm" svg:height="0.645cm" svg:x="7.257cm" svg:y="9.784cm">
          <draw:text-box>
            <text:p text:style-name="P11"><text:span text:style-name="T13">172.16.63.2</text:span></text:p>
          </draw:text-box>
        </draw:frame>
        <draw:frame draw:style-name="gr35" draw:text-style-name="P13" draw:layer="layout" svg:width="1.082cm" svg:height="0.569cm" svg:x="7.354cm" svg:y="9.4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5.454cm" svg:y="4.481cm">
          <draw:text-box>
            <text:p text:style-name="P11"><text:span text:style-name="T15">eth0</text:span></text:p>
          </draw:text-box>
        </draw:frame>
        <draw:frame draw:style-name="gr35" draw:text-style-name="P13" draw:layer="layout" svg:width="1.082cm" svg:height="0.569cm" svg:x="7.354cm" svg:y="5.282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5.379cm" svg:height="0.569cm" svg:x="0.854cm" svg:y="5.482cm">
          <draw:text-box>
            <text:p text:style-name="P11"><text:span text:style-name="T15">Target domain: </text:span><text:span text:style-name="T16">vhost1.edb.devlan.net</text:span></text:p>
          </draw:text-box>
        </draw:frame>
        <draw:frame draw:style-name="gr35" draw:text-style-name="P13" draw:layer="layout" svg:width="5.379cm" svg:height="0.569cm" svg:x="0.855cm" svg:y="9.983cm">
          <draw:text-box>
            <text:p text:style-name="P11"><text:span text:style-name="T15">Target domain: </text:span><text:span text:style-name="T16">vhost2.edb.devlan.net</text:span></text:p>
          </draw:text-box>
        </draw:frame>
        <draw:g xml:id="id42" draw:id="id42">
          <draw:custom-shape draw:style-name="gr13" draw:text-style-name="P1" draw:layer="layout" svg:width="2.056cm" svg:height="1.229cm" svg:x="1.12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44" draw:id="id44">
          <draw:custom-shape draw:style-name="gr13" draw:text-style-name="P1" draw:layer="layout" svg:width="2.056cm" svg:height="1.229cm" svg:x="1.1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48" draw:id="id48">
          <draw:custom-shape draw:style-name="gr8" draw:text-style-name="P1" draw:layer="layout" svg:width="2.662cm" svg:height="1.598cm" svg:x="21.995cm" svg:y="9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1.964cm" svg:y="10.0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  <draw:frame draw:style-name="gr40" draw:text-style-name="P16" draw:layer="layout" svg:width="0.853cm" svg:height="0.963cm" svg:x="22.9cm" svg:y="9.371cm">
            <draw:text-box>
              <text:p><text:span text:style-name="T17">5</text:span></text:p>
            </draw:text-box>
          </draw:frame>
        </draw:g>
        <draw:frame draw:style-name="gr35" draw:text-style-name="P11" draw:layer="layout" svg:width="2.157cm" svg:height="0.645cm" svg:x="16.188cm" svg:y="8.771cm">
          <draw:text-box>
            <text:p text:style-name="P11"><text:span text:style-name="T13">10.6.5.196</text:span></text:p>
          </draw:text-box>
        </draw:frame>
        <draw:g xml:id="id46" draw:id="id46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3.869cm" svg:height="1.786cm" svg:x="12.573cm" svg:y="6.9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9" draw:text-style-name="P15" draw:layer="layout" svg:width="3.591cm" svg:height="1.741cm" svg:x="12.712cm" svg:y="7.008cm">
            <draw:text-box>
              <text:p text:style-name="P14"><text:span text:style-name="T2">Blot</text:span></text:p>
            </draw:text-box>
          </draw:frame>
          <draw:frame draw:style-name="gr40" draw:text-style-name="P16" draw:layer="layout" svg:width="0.853cm" svg:height="0.963cm" svg:x="14.081cm" svg:y="6.881cm">
            <draw:text-box>
              <text:p><text:span text:style-name="T17">3</text:span></text:p>
            </draw:text-box>
          </draw:frame>
        </draw:g>
        <draw:frame draw:style-name="gr35" draw:text-style-name="P11" draw:layer="layout" svg:width="2.132cm" svg:height="0.645cm" svg:x="20.041cm" svg:y="10.215cm">
          <draw:text-box>
            <text:p text:style-name="P11"><text:span text:style-name="T13">10.2.4.119</text:span></text:p>
          </draw:text-box>
        </draw:frame>
        <draw:g xml:id="id47" draw:id="id47">
          <draw:custom-shape draw:style-name="gr8" draw:text-style-name="P1" draw:layer="layout" svg:width="2.662cm" svg:height="1.598cm" svg:x="21.977cm" svg:y="4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452cm" svg:y="4.6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  <draw:frame draw:style-name="gr40" draw:text-style-name="P16" draw:layer="layout" svg:width="0.853cm" svg:height="0.963cm" svg:x="22.882cm" svg:y="4.09cm">
            <draw:text-box>
              <text:p><text:span text:style-name="T17">4</text:span></text:p>
            </draw:text-box>
          </draw:frame>
        </draw:g>
        <draw:connector draw:style-name="gr7" draw:text-style-name="P1" draw:layer="layout" draw:type="line" svg:x1="16.442cm" svg:y1="7.826cm" svg:x2="21.977cm" svg:y2="4.966cm" draw:start-shape="id46" draw:start-glue-point="1" draw:end-shape="id47" svg:d="m16442 7826 5535-2860">
          <text:p/>
        </draw:connector>
        <draw:frame draw:style-name="gr35" draw:text-style-name="P11" draw:layer="layout" svg:width="2.547cm" svg:height="0.645cm" svg:x="19.626cm" svg:y="4.439cm">
          <draw:text-box>
            <text:p text:style-name="P11"><text:span text:style-name="T13">172.16.64.10</text:span></text:p>
          </draw:text-box>
        </draw:frame>
        <draw:frame draw:style-name="gr35" draw:text-style-name="P11" draw:layer="layout" svg:width="2.352cm" svg:height="0.645cm" svg:x="16.088cm" svg:y="6.373cm">
          <draw:text-box>
            <text:p text:style-name="P11"><text:span text:style-name="T13">172.16.64.1</text:span></text:p>
          </draw:text-box>
        </draw:frame>
        <draw:connector draw:style-name="gr7" draw:text-style-name="P1" draw:layer="layout" draw:type="line" svg:x1="16.442cm" svg:y1="7.826cm" svg:x2="21.964cm" svg:y2="10.207cm" draw:start-shape="id46" draw:end-shape="id48" svg:d="m16442 7826 5522 2381">
          <text:p/>
        </draw:connector>
        <draw:frame draw:style-name="gr35" draw:text-style-name="P11" draw:layer="layout" svg:width="2.157cm" svg:height="0.645cm" svg:x="24.669cm" svg:y="4.316cm">
          <draw:text-box>
            <text:p text:style-name="P11"><text:span text:style-name="T13">10.6.5.197</text:span></text:p>
          </draw:text-box>
        </draw:frame>
        <draw:connector draw:style-name="gr42" draw:text-style-name="P1" draw:layer="layout" draw:type="line" svg:x1="24.639cm" svg:y1="4.966cm" svg:x2="26.162cm" svg:y2="5.047cm" draw:start-shape="id47" draw:start-glue-point="1" svg:d="m24639 4966 1523 81">
          <text:p/>
        </draw:connector>
        <draw:frame draw:style-name="gr35" draw:text-style-name="P17" draw:layer="layout" svg:width="1.124cm" svg:height="0.607cm" svg:x="5.531cm" svg:y="4.155cm">
          <draw:text-box>
            <text:p><text:span text:style-name="T14">tap1</text:span></text:p>
          </draw:text-box>
        </draw:frame>
        <draw:frame draw:style-name="gr35" draw:text-style-name="P17" draw:layer="layout" svg:width="1.277cm" svg:height="0.607cm" svg:x="7.364cm" svg:y="4.155cm">
          <draw:text-box>
            <text:p><text:span text:style-name="T14">tap11</text:span></text:p>
          </draw:text-box>
        </draw:frame>
        <draw:frame draw:style-name="gr35" draw:text-style-name="P17" draw:layer="layout" svg:width="1.124cm" svg:height="0.607cm" svg:x="5.532cm" svg:y="8.656cm">
          <draw:text-box>
            <text:p><text:span text:style-name="T14">tap2</text:span></text:p>
          </draw:text-box>
        </draw:frame>
        <draw:frame draw:style-name="gr35" draw:text-style-name="P17" draw:layer="layout" svg:width="1.302cm" svg:height="0.607cm" svg:x="7.365cm" svg:y="8.656cm">
          <draw:text-box>
            <text:p><text:span text:style-name="T14">tap21</text:span></text:p>
          </draw:text-box>
        </draw:frame>
        <draw:frame draw:style-name="gr35" draw:text-style-name="P17" draw:layer="layout" svg:width="1.302cm" svg:height="0.607cm" svg:x="11.333cm" svg:y="8.357cm">
          <draw:text-box>
            <text:p><text:span text:style-name="T14">tap31</text:span></text:p>
          </draw:text-box>
        </draw:frame>
        <draw:frame draw:style-name="gr35" draw:text-style-name="P17" draw:layer="layout" svg:width="1.302cm" svg:height="0.607cm" svg:x="16.166cm" svg:y="6.057cm">
          <draw:text-box>
            <text:p><text:span text:style-name="T14">tap32</text:span></text:p>
          </draw:text-box>
        </draw:frame>
        <draw:frame draw:style-name="gr35" draw:text-style-name="P17" draw:layer="layout" svg:width="1.302cm" svg:height="0.607cm" svg:x="19.666cm" svg:y="4.758cm">
          <draw:text-box>
            <text:p><text:span text:style-name="T14">tap41</text:span></text:p>
          </draw:text-box>
        </draw:frame>
        <draw:frame draw:style-name="gr35" draw:text-style-name="P17" draw:layer="layout" svg:width="1.124cm" svg:height="0.607cm" svg:x="16.266cm" svg:y="9.158cm">
          <draw:text-box>
            <text:p><text:span text:style-name="T14">tap3</text:span></text:p>
          </draw:text-box>
        </draw:frame>
        <draw:frame draw:style-name="gr35" draw:text-style-name="P17" draw:layer="layout" svg:width="1.124cm" svg:height="0.607cm" svg:x="24.466cm" svg:y="5.059cm">
          <draw:text-box>
            <text:p><text:span text:style-name="T14">tap4</text:span></text:p>
          </draw:text-box>
        </draw:frame>
        <draw:frame draw:style-name="gr35" draw:text-style-name="P18" draw:layer="layout" svg:width="1.886cm" svg:height="0.569cm" svg:x="10.657cm" svg:y="4.245cm">
          <draw:text-box>
            <text:p><text:span text:style-name="T18">Bridge: br1</text:span></text:p>
          </draw:text-box>
        </draw:frame>
        <draw:frame draw:style-name="gr35" draw:text-style-name="P18" draw:layer="layout" svg:width="1.886cm" svg:height="0.569cm" svg:x="16.257cm" svg:y="4.246cm">
          <draw:text-box>
            <text:p><text:span text:style-name="T18">Bridge: br2</text:span></text:p>
          </draw:text-box>
        </draw:frame>
        <draw:frame draw:style-name="gr35" draw:text-style-name="P13" draw:layer="layout" svg:width="1.082cm" svg:height="0.569cm" svg:x="5.454cm" svg:y="8.982cm">
          <draw:text-box>
            <text:p text:style-name="P11"><text:span text:style-name="T15">eth0</text:span></text:p>
          </draw:text-box>
        </draw:frame>
        <draw:frame draw:style-name="gr43" draw:text-style-name="P19" draw:layer="layout" svg:width="4.223cm" svg:height="1.523cm" svg:x="12.743cm" svg:y="9.725cm">
          <draw:text-box>
            <text:p text:style-name="P1"><text:span text:style-name="T15">Blot In-bound Ports</text:span></text:p>
            <text:p><text:span text:style-name="T18">8001: vhost1 <text:s text:c="3"/>44301: vhost1</text:span></text:p>
            <text:p><text:span text:style-name="T18">8002: vhost2 <text:s text:c="3"/>44302: vhost2</text:span></text:p>
            <text:p><text:span text:style-name="T18">…</text:span><text:span text:style-name="T18"><text:tab/></text:span><text:span text:style-name="T18"><text:tab/></text:span><text:span text:style-name="T18">...</text:span></text:p>
          </draw:text-box>
        </draw:frame>
        <draw:frame draw:style-name="gr43" draw:text-style-name="P19" draw:layer="layout" svg:width="3.283cm" svg:height="1.523cm" svg:x="22.144cm" svg:y="5.926cm">
          <draw:text-box>
            <text:p text:style-name="P1"><text:span text:style-name="T15">Cover Server Ports</text:span></text:p>
            <text:p><text:span text:style-name="T18">172.16.64.11: vhost1</text:span></text:p>
            <text:p><text:span text:style-name="T18">172.16.64.12: vhost2</text:span></text:p>
            <text:p><text:span text:style-name="T18">…</text:span><text:span text:style-name="T18"><text:tab/></text:span><text:span text:style-name="T18"><text:tab/></text:span><text:span text:style-name="T18">...</text:span></text:p>
          </draw:text-box>
        </draw:frame>
        <draw:connector draw:style-name="gr37" draw:text-style-name="P1" draw:layer="layout" draw:type="line" svg:x1="7.696cm" svg:y1="9.449cm" svg:x2="12.68cm" svg:y2="7.972cm" draw:start-shape="id49" draw:start-glue-point="1" svg:d="m7696 9449 4984-1477">
          <text:p/>
        </draw:connector>
        <draw:connector draw:style-name="gr44" draw:text-style-name="P1" draw:layer="layout" draw:type="line" svg:x1="7.696cm" svg:y1="9.449cm" svg:x2="12.68cm" svg:y2="7.972cm" draw:start-shape="id49" draw:start-glue-point="1" svg:d="m7696 9449 4984-1477">
          <text:p/>
        </draw:connector>
        <draw:connector draw:style-name="gr44" draw:text-style-name="P1" xml:id="id45" draw:id="id45" draw:layer="layout" draw:type="line" svg:x1="7.696cm" svg:y1="4.983cm" svg:x2="12.58cm" svg:y2="7.972cm" svg:d="m7696 4983 4884 2989">
          <text:p/>
        </draw:connector>
        <draw:frame draw:style-name="gr35" draw:text-style-name="P13" draw:layer="layout" svg:width="2.174cm" svg:height="0.569cm" svg:x="7.421cm" svg:y="7.178cm">
          <draw:text-box>
            <text:p text:style-name="P11"><text:span text:style-name="T15">VPN tunnels</text:span></text:p>
          </draw:text-box>
        </draw:frame>
        <draw:line draw:style-name="gr42" draw:text-style-name="P1" draw:layer="layout" svg:x1="8.833cm" svg:y1="7.178cm" svg:x2="9.595cm" svg:y2="6.223cm">
          <text:p/>
        </draw:line>
        <draw:line draw:style-name="gr42" draw:text-style-name="P1" draw:layer="layout" svg:x1="8.833cm" svg:y1="7.747cm" svg:x2="9.341cm" svg:y2="8.763cm">
          <text:p/>
        </draw:line>
        <draw:custom-shape draw:style-name="gr45" draw:text-style-name="P1" xml:id="id50" draw:id="id50" draw:layer="layout" svg:width="2.286cm" svg:height="0.762cm" svg:x="13.335cm" svg:y="7.747cm">
          <text:p/>
          <draw:enhanced-geometry svg:viewBox="0 0 21600 21600" draw:type="rectangle" draw:enhanced-path="M 0 0 L 21600 0 21600 21600 0 21600 0 0 Z N"/>
        </draw:custom-shape>
        <draw:connector draw:style-name="gr46" draw:text-style-name="P1" draw:layer="layout" draw:type="line" svg:x1="12.58cm" svg:y1="7.972cm" svg:x2="13.335cm" svg:y2="8.128cm" draw:start-shape="id45" draw:start-glue-point="3" draw:end-shape="id50" draw:end-glue-point="3" svg:d="m12580 7972 755 156">
          <text:p/>
        </draw:connector>
        <draw:connector draw:style-name="gr46" draw:text-style-name="P1" draw:layer="layout" draw:type="line" svg:x1="16.442cm" svg:y1="7.826cm" svg:x2="15.621cm" svg:y2="8.128cm" draw:start-shape="id46" draw:start-glue-point="1" draw:end-shape="id50" draw:end-glue-point="1" svg:d="m16442 7826-821 302">
          <text:p/>
        </draw:connector>
        <draw:frame draw:style-name="gr35" draw:text-style-name="P20" draw:layer="layout" svg:width="1.772cm" svg:height="0.569cm" svg:x="13.592cm" svg:y="7.844cm">
          <draw:text-box>
            <text:p><text:span text:style-name="T15">Beastbox</text:span></text:p>
          </draw:text-box>
        </draw:frame>
        <draw:frame draw:style-name="gr47" draw:text-style-name="P11" xml:id="id51" draw:id="id51" draw:layer="layout" svg:width="2.352cm" svg:height="0.645cm" svg:x="13.335cm" svg:y="5.832cm">
          <draw:text-box>
            <text:p text:style-name="P11"><text:span text:style-name="T13">10.177.77.1</text:span></text:p>
          </draw:text-box>
        </draw:frame>
        <draw:connector draw:style-name="gr48" draw:text-style-name="P19" draw:layer="layout" draw:type="line" svg:x1="14.511cm" svg:y1="6.477cm" svg:x2="13.335cm" svg:y2="8.128cm" draw:start-shape="id51" draw:start-glue-point="2" draw:end-shape="id50" draw:end-glue-point="3" svg:d="m14511 6477-1176 1651">
          <text:p/>
        </draw:connector>
        <draw:frame draw:style-name="gr35" draw:text-style-name="P13" draw:layer="layout" svg:width="1.082cm" svg:height="0.569cm" svg:x="12.354cm" svg:y="7.3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15.554cm" svg:y="7.384cm">
          <draw:text-box>
            <text:p text:style-name="P11"><text:span text:style-name="T15">eth2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 presentation:use-footer-name="ftr1" presentation:use-date-time-name="dtd1"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Operational Infrastructure</text:span></text:p>
          </draw:text-box>
        </draw:frame>
        <draw:g xml:id="id53" draw:id="id53"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59" draw:id="id59"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frame draw:style-name="gr35" draw:text-style-name="P11" draw:layer="layout" svg:width="3.228cm" svg:height="0.645cm" svg:x="8.755cm" svg:y="7.578cm">
          <draw:text-box>
            <text:p text:style-name="P11"><text:span text:style-name="T13">91.93.104.178/25</text:span></text:p>
          </draw:text-box>
        </draw:frame>
        <draw:connector draw:style-name="gr7" draw:text-style-name="P1" draw:layer="layout" draw:type="line" svg:x1="3.18cm" svg:y1="4.983cm" svg:x2="6.486cm" svg:y2="4.983cm" draw:start-shape="id52" draw:start-glue-point="1" draw:end-shape="id53" draw:end-glue-point="3" svg:d="m3180 4983h3306">
          <text:p/>
        </draw:connector>
        <draw:frame draw:style-name="gr15" draw:text-style-name="P5" draw:layer="layout" svg:width="7.216cm" svg:height="0.839cm" svg:x="10.362cm" svg:y="0.504cm">
          <draw:text-box>
            <text:p><text:span text:style-name="T6">TOP SECRET//SI//NOFORN</text:span></text:p>
          </draw:text-box>
        </draw:frame>
        <draw:frame draw:style-name="gr16" draw:text-style-name="P5" draw:layer="layout" svg:width="7.216cm" svg:height="0.839cm" svg:x="10.362cm" svg:y="20.22cm">
          <draw:text-box>
            <text:p><text:span text:style-name="T6">TOP SECRET//SI//NOFORN</text:span></text:p>
          </draw:text-box>
        </draw:frame>
        <draw:frame draw:style-name="gr51" draw:text-style-name="P4" draw:layer="layout" svg:width="3.849cm" svg:height="1.081cm" svg:x="5.267cm" svg:y="2.675cm">
          <draw:text-box>
            <text:p text:style-name="P1"><text:span text:style-name="T8">VPS Servers</text:span></text:p>
            <text:p text:style-name="P1"><text:span text:style-name="T9">IPTABLES Forwarding</text:span></text:p>
          </draw:text-box>
        </draw:frame>
        <draw:frame draw:style-name="gr35" draw:text-style-name="P11" draw:layer="layout" svg:width="3.008cm" svg:height="0.645cm" svg:x="3.653cm" svg:y="4.88cm">
          <draw:text-box>
            <text:p text:style-name="P11"><text:span text:style-name="T13">78.47.85.114/28</text:span></text:p>
          </draw:text-box>
        </draw:frame>
        <draw:connector draw:style-name="gr7" draw:text-style-name="P1" draw:layer="layout" draw:type="line" svg:x1="3.18cm" svg:y1="9.449cm" svg:x2="6.624cm" svg:y2="9.473cm" draw:start-shape="id54" draw:start-glue-point="1" svg:d="m3180 9449 3444 24">
          <text:p/>
        </draw:connector>
        <draw:frame draw:style-name="gr35" draw:text-style-name="P22" draw:layer="layout" svg:width="3.034cm" svg:height="0.645cm" svg:x="3.754cm" svg:y="9.381cm">
          <draw:text-box>
            <text:p text:style-name="P11"><text:span text:style-name="T22">78.47.131.68/29</text:span></text:p>
          </draw:text-box>
        </draw:frame>
        <draw:connector draw:style-name="gr37" draw:text-style-name="P1" draw:layer="layout" draw:type="line" svg:x1="7.696cm" svg:y1="4.983cm" svg:x2="12.58cm" svg:y2="7.972cm" draw:start-shape="id55" draw:start-glue-point="2" draw:end-shape="id55" draw:end-glue-point="3" svg:d="m7696 4983 4884 2989">
          <text:p/>
        </draw:connector>
        <draw:frame draw:style-name="gr35" draw:text-style-name="P22" draw:layer="layout" svg:width="3.034cm" svg:height="0.645cm" svg:x="7.556cm" svg:y="4.483cm">
          <draw:text-box>
            <text:p text:style-name="P11"><text:span text:style-name="T22">78.47.85.121/28</text:span></text:p>
          </draw:text-box>
        </draw:frame>
        <draw:frame draw:style-name="gr35" draw:text-style-name="P22" draw:layer="layout" svg:width="3.423cm" svg:height="0.645cm" svg:x="7.257cm" svg:y="9.784cm">
          <draw:text-box>
            <text:p text:style-name="P11"><text:span text:style-name="T22">88.198.156.226/29</text:span></text:p>
          </draw:text-box>
        </draw:frame>
        <draw:frame draw:style-name="gr35" draw:text-style-name="P13" draw:layer="layout" svg:width="1.082cm" svg:height="0.569cm" svg:x="7.354cm" svg:y="9.4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5.454cm" svg:y="4.481cm">
          <draw:text-box>
            <text:p text:style-name="P11"><text:span text:style-name="T15">eth0</text:span></text:p>
          </draw:text-box>
        </draw:frame>
        <draw:frame draw:style-name="gr35" draw:text-style-name="P13" draw:layer="layout" svg:width="1.082cm" svg:height="0.569cm" svg:x="7.354cm" svg:y="5.282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4.782cm" svg:height="0.569cm" svg:x="5.167cm" svg:y="3.914cm">
          <draw:text-box>
            <text:p text:style-name="P11"><text:span text:style-name="T15">Target domain: </text:span><text:span text:style-name="T16">playa-del-rio.com</text:span></text:p>
          </draw:text-box>
        </draw:frame>
        <draw:frame draw:style-name="gr35" draw:text-style-name="P13" draw:layer="layout" svg:width="5.565cm" svg:height="0.569cm" svg:x="4.955cm" svg:y="10.183cm">
          <draw:text-box>
            <text:p text:style-name="P11"><text:span text:style-name="T15">Target domain: </text:span><text:span text:style-name="T16">viva-rio-engracado.com</text:span></text:p>
          </draw:text-box>
        </draw:frame>
        <draw:g xml:id="id52" draw:id="id52">
          <draw:custom-shape draw:style-name="gr13" draw:text-style-name="P1" draw:layer="layout" svg:width="2.056cm" svg:height="1.229cm" svg:x="1.12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54" draw:id="id54">
          <draw:custom-shape draw:style-name="gr13" draw:text-style-name="P1" draw:layer="layout" svg:width="2.056cm" svg:height="1.229cm" svg:x="1.1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58" draw:id="id58">
          <draw:custom-shape draw:style-name="gr8" draw:text-style-name="P1" draw:layer="layout" svg:width="2.662cm" svg:height="1.598cm" svg:x="21.991cm" svg:y="9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1.964cm" svg:y="9.7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</draw:g>
        <draw:g xml:id="id56" draw:id="id56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3.869cm" svg:height="1.786cm" svg:x="12.573cm" svg:y="6.9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9" draw:text-style-name="P15" draw:layer="layout" svg:width="3.591cm" svg:height="1.741cm" svg:x="12.713cm" svg:y="7.008cm">
            <draw:text-box>
              <text:p text:style-name="P14"><text:span text:style-name="T2">Blot</text:span></text:p>
            </draw:text-box>
          </draw:frame>
        </draw:g>
        <draw:frame draw:style-name="gr35" draw:text-style-name="P11" draw:layer="layout" svg:width="3.034cm" svg:height="0.645cm" svg:x="19.141cm" svg:y="10.215cm">
          <draw:text-box>
            <text:p text:style-name="P11"><text:span text:style-name="T13">172.24.5.188/23</text:span></text:p>
          </draw:text-box>
        </draw:frame>
        <draw:g xml:id="id57" draw:id="id57">
          <draw:custom-shape draw:style-name="gr8" draw:text-style-name="P1" draw:layer="layout" svg:width="2.662cm" svg:height="1.598cm" svg:x="21.977cm" svg:y="4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454cm" svg:y="4.4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connector draw:style-name="gr7" draw:text-style-name="P1" draw:layer="layout" draw:type="line" svg:x1="16.442cm" svg:y1="7.878cm" svg:x2="21.977cm" svg:y2="5.043cm" draw:start-shape="id56" draw:start-glue-point="1" draw:end-shape="id57" svg:d="m16442 7878 5535-2835">
          <text:p/>
        </draw:connector>
        <draw:frame draw:style-name="gr35" draw:text-style-name="P11" draw:layer="layout" svg:width="3.034cm" svg:height="0.645cm" svg:x="19.126cm" svg:y="4.439cm">
          <draw:text-box>
            <text:p text:style-name="P11"><text:span text:style-name="T13">172.24.5.141/23</text:span></text:p>
          </draw:text-box>
        </draw:frame>
        <draw:frame draw:style-name="gr35" draw:text-style-name="P11" draw:layer="layout" svg:width="3.034cm" svg:height="0.645cm" svg:x="16.891cm" svg:y="7.493cm">
          <draw:text-box>
            <text:p text:style-name="P11"><text:span text:style-name="T13">172.24.5.132/23</text:span></text:p>
          </draw:text-box>
        </draw:frame>
        <draw:connector draw:style-name="gr7" draw:text-style-name="P1" draw:layer="layout" draw:type="line" svg:x1="16.442cm" svg:y1="7.878cm" svg:x2="21.964cm" svg:y2="10.243cm" draw:start-shape="id56" draw:end-shape="id58" svg:d="m16442 7878 5522 2365">
          <text:p/>
        </draw:connector>
        <draw:frame draw:style-name="gr35" draw:text-style-name="P13" draw:layer="layout" svg:width="1.082cm" svg:height="0.569cm" svg:x="5.654cm" svg:y="8.982cm">
          <draw:text-box>
            <text:p text:style-name="P11"><text:span text:style-name="T15">eth0</text:span></text:p>
          </draw:text-box>
        </draw:frame>
        <draw:connector draw:style-name="gr37" draw:text-style-name="P1" draw:layer="layout" draw:type="line" svg:x1="7.696cm" svg:y1="9.449cm" svg:x2="12.68cm" svg:y2="7.972cm" draw:start-shape="id59" draw:start-glue-point="1" svg:d="m7696 9449 4984-1477">
          <text:p/>
        </draw:connector>
        <draw:connector draw:style-name="gr44" draw:text-style-name="P1" draw:layer="layout" draw:type="line" svg:x1="7.696cm" svg:y1="9.449cm" svg:x2="12.68cm" svg:y2="7.972cm" draw:start-shape="id59" draw:start-glue-point="1" svg:d="m7696 9449 4984-1477">
          <text:p/>
        </draw:connector>
        <draw:connector draw:style-name="gr44" draw:text-style-name="P1" xml:id="id55" draw:id="id55" draw:layer="layout" draw:type="line" svg:x1="7.696cm" svg:y1="4.983cm" svg:x2="12.58cm" svg:y2="7.972cm" svg:d="m7696 4983 4884 2989">
          <text:p/>
        </draw:connector>
        <draw:frame draw:style-name="gr35" draw:text-style-name="P13" draw:layer="layout" svg:width="2.174cm" svg:height="0.569cm" svg:x="7.421cm" svg:y="7.178cm">
          <draw:text-box>
            <text:p text:style-name="P11"><text:span text:style-name="T15">VPN tunnels</text:span></text:p>
          </draw:text-box>
        </draw:frame>
        <draw:line draw:style-name="gr42" draw:text-style-name="P1" draw:layer="layout" svg:x1="8.833cm" svg:y1="7.178cm" svg:x2="9.595cm" svg:y2="6.223cm">
          <text:p/>
        </draw:line>
        <draw:line draw:style-name="gr42" draw:text-style-name="P1" draw:layer="layout" svg:x1="8.833cm" svg:y1="7.747cm" svg:x2="9.341cm" svg:y2="8.763cm">
          <text:p/>
        </draw:line>
        <draw:custom-shape draw:style-name="gr45" draw:text-style-name="P1" xml:id="id60" draw:id="id60" draw:layer="layout" svg:width="2.286cm" svg:height="0.762cm" svg:x="13.335cm" svg:y="7.747cm">
          <text:p/>
          <draw:enhanced-geometry svg:viewBox="0 0 21600 21600" draw:type="rectangle" draw:enhanced-path="M 0 0 L 21600 0 21600 21600 0 21600 0 0 Z N"/>
        </draw:custom-shape>
        <draw:connector draw:style-name="gr46" draw:text-style-name="P1" draw:layer="layout" draw:type="line" svg:x1="12.58cm" svg:y1="7.972cm" svg:x2="13.335cm" svg:y2="8.128cm" draw:start-shape="id55" draw:start-glue-point="3" draw:end-shape="id60" draw:end-glue-point="3" svg:d="m12580 7972 755 156">
          <text:p/>
        </draw:connector>
        <draw:connector draw:style-name="gr46" draw:text-style-name="P1" draw:layer="layout" draw:type="line" svg:x1="16.442cm" svg:y1="7.878cm" svg:x2="15.621cm" svg:y2="8.128cm" draw:start-shape="id56" draw:start-glue-point="1" draw:end-shape="id60" draw:end-glue-point="1" svg:d="m16442 7878-821 250">
          <text:p/>
        </draw:connector>
        <draw:frame draw:style-name="gr35" draw:text-style-name="P20" draw:layer="layout" svg:width="1.772cm" svg:height="0.569cm" svg:x="13.592cm" svg:y="7.844cm">
          <draw:text-box>
            <text:p><text:span text:style-name="T15">Beastbox</text:span></text:p>
          </draw:text-box>
        </draw:frame>
        <draw:frame draw:style-name="gr47" draw:text-style-name="P11" xml:id="id61" draw:id="id61" draw:layer="layout" svg:width="2.352cm" svg:height="0.645cm" svg:x="10.729cm" svg:y="5.461cm">
          <draw:text-box>
            <text:p text:style-name="P11"><text:span text:style-name="T13">10.177.77.1</text:span></text:p>
          </draw:text-box>
        </draw:frame>
        <draw:connector draw:style-name="gr48" draw:text-style-name="P19" draw:layer="layout" draw:type="line" svg:x1="11.905cm" svg:y1="6.106cm" svg:x2="13.335cm" svg:y2="8.128cm" draw:start-shape="id61" draw:start-glue-point="2" draw:end-shape="id60" draw:end-glue-point="3" svg:d="m11905 6106 1430 2022">
          <text:p/>
        </draw:connector>
        <draw:frame draw:style-name="gr35" draw:text-style-name="P13" draw:layer="layout" svg:width="1.082cm" svg:height="0.569cm" svg:x="21.078cm" svg:y="4.13cm">
          <draw:text-box>
            <text:p text:style-name="P11"><text:span text:style-name="T15">eth1</text:span></text:p>
          </draw:text-box>
        </draw:frame>
        <draw:frame draw:style-name="gr35" draw:text-style-name="P9" draw:layer="layout" svg:width="2.356cm" svg:height="1.039cm" svg:x="5.899cm" svg:y="5.715cm">
          <draw:text-box>
            <text:p text:style-name="P1"><text:span text:style-name="T13">CentOS-5.8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5.899cm" svg:y="10.616cm">
          <draw:text-box>
            <text:p text:style-name="P1"><text:span text:style-name="T13">CentOS-5.8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13.329cm" svg:y="5.917cm">
          <draw:text-box>
            <text:p text:style-name="P1"><text:span text:style-name="T13">CentOS-5.6</text:span></text:p>
            <text:p text:style-name="P1"><text:span text:style-name="T13">32-bit</text:span></text:p>
          </draw:text-box>
        </draw:frame>
        <draw:frame draw:style-name="gr35" draw:text-style-name="P9" draw:layer="layout" svg:width="2.356cm" svg:height="1.039cm" svg:x="22.199cm" svg:y="3.118cm">
          <draw:text-box>
            <text:p text:style-name="P1"><text:span text:style-name="T13">CentOS-5.6</text:span></text:p>
            <text:p text:style-name="P1"><text:span text:style-name="T13">32-bit</text:span></text:p>
          </draw:text-box>
        </draw:frame>
        <draw:frame draw:style-name="gr52" draw:text-style-name="P22" draw:layer="layout" svg:width="3.343cm" svg:height="0.569cm" svg:x="3.454cm" svg:y="8.482cm">
          <draw:text-box>
            <text:p text:style-name="P11"><text:span text:style-name="T23">Gateway:78.47.131.65</text:span></text:p>
          </draw:text-box>
        </draw:frame>
        <draw:frame draw:style-name="gr35" draw:text-style-name="P22" draw:layer="layout" svg:width="3.736cm" svg:height="0.569cm" svg:x="8.258cm" svg:y="9.485cm">
          <draw:text-box>
            <text:p text:style-name="P11"><text:span text:style-name="T23">Gateway: 88.198.156.225</text:span></text:p>
          </draw:text-box>
        </draw:frame>
        <draw:frame draw:style-name="gr35" draw:text-style-name="P13" draw:layer="layout" svg:width="1.082cm" svg:height="0.569cm" svg:x="16.278cm" svg:y="7.131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11.678cm" svg:y="7.132cm">
          <draw:text-box>
            <text:p text:style-name="P11"><text:span text:style-name="T15">eth0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 presentation:use-footer-name="ftr1" presentation:use-date-time-name="dtd1"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Operational Infrastructure</text:span></text:p>
          </draw:text-box>
        </draw:frame>
        <draw:g xml:id="id63" draw:id="id63"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69" draw:id="id69"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frame draw:style-name="gr35" draw:text-style-name="P11" draw:layer="layout" svg:width="3.228cm" svg:height="0.645cm" svg:x="8.755cm" svg:y="7.578cm">
          <draw:text-box>
            <text:p text:style-name="P11"><text:span text:style-name="T13">91.93.104.178/25</text:span></text:p>
          </draw:text-box>
        </draw:frame>
        <draw:connector draw:style-name="gr7" draw:text-style-name="P1" draw:layer="layout" draw:type="line" svg:x1="3.18cm" svg:y1="4.983cm" svg:x2="6.486cm" svg:y2="4.983cm" draw:start-shape="id62" draw:start-glue-point="1" draw:end-shape="id63" draw:end-glue-point="3" svg:d="m3180 4983h3306">
          <text:p/>
        </draw:connector>
        <draw:frame draw:style-name="gr15" draw:text-style-name="P5" draw:layer="layout" svg:width="7.216cm" svg:height="0.839cm" svg:x="10.362cm" svg:y="0.504cm">
          <draw:text-box>
            <text:p><text:span text:style-name="T6">TOP SECRET//SI//NOFORN</text:span></text:p>
          </draw:text-box>
        </draw:frame>
        <draw:frame draw:style-name="gr16" draw:text-style-name="P5" draw:layer="layout" svg:width="7.216cm" svg:height="0.839cm" svg:x="10.362cm" svg:y="20.22cm">
          <draw:text-box>
            <text:p><text:span text:style-name="T6">TOP SECRET//SI//NOFORN</text:span></text:p>
          </draw:text-box>
        </draw:frame>
        <draw:frame draw:style-name="gr51" draw:text-style-name="P4" draw:layer="layout" svg:width="3.849cm" svg:height="1.081cm" svg:x="5.267cm" svg:y="2.675cm">
          <draw:text-box>
            <text:p text:style-name="P1"><text:span text:style-name="T8">VPS Servers</text:span></text:p>
            <text:p text:style-name="P1"><text:span text:style-name="T9">IPTABLES Forwarding</text:span></text:p>
          </draw:text-box>
        </draw:frame>
        <draw:frame draw:style-name="gr35" draw:text-style-name="P11" draw:layer="layout" svg:width="3.008cm" svg:height="0.645cm" svg:x="3.653cm" svg:y="4.88cm">
          <draw:text-box>
            <text:p text:style-name="P11"><text:span text:style-name="T13">78.47.85.114/28</text:span></text:p>
          </draw:text-box>
        </draw:frame>
        <draw:connector draw:style-name="gr7" draw:text-style-name="P1" draw:layer="layout" draw:type="line" svg:x1="3.18cm" svg:y1="9.449cm" svg:x2="6.624cm" svg:y2="9.473cm" draw:start-shape="id64" draw:start-glue-point="1" svg:d="m3180 9449 3444 24">
          <text:p/>
        </draw:connector>
        <draw:frame draw:style-name="gr35" draw:text-style-name="P22" draw:layer="layout" svg:width="3.034cm" svg:height="0.645cm" svg:x="3.754cm" svg:y="9.381cm">
          <draw:text-box>
            <text:p text:style-name="P11"><text:span text:style-name="T22">78.47.131.68/29</text:span></text:p>
          </draw:text-box>
        </draw:frame>
        <draw:connector draw:style-name="gr37" draw:text-style-name="P1" draw:layer="layout" draw:type="line" svg:x1="7.696cm" svg:y1="4.983cm" svg:x2="12.58cm" svg:y2="7.972cm" draw:start-shape="id65" draw:start-glue-point="2" draw:end-shape="id65" draw:end-glue-point="3" svg:d="m7696 4983 4884 2989">
          <text:p/>
        </draw:connector>
        <draw:frame draw:style-name="gr35" draw:text-style-name="P22" draw:layer="layout" svg:width="3.034cm" svg:height="0.645cm" svg:x="7.556cm" svg:y="4.483cm">
          <draw:text-box>
            <text:p text:style-name="P11"><text:span text:style-name="T22">78.47.85.121/28</text:span></text:p>
          </draw:text-box>
        </draw:frame>
        <draw:frame draw:style-name="gr35" draw:text-style-name="P22" draw:layer="layout" svg:width="3.423cm" svg:height="0.645cm" svg:x="7.257cm" svg:y="9.784cm">
          <draw:text-box>
            <text:p text:style-name="P11"><text:span text:style-name="T22">88.198.156.226/29</text:span></text:p>
          </draw:text-box>
        </draw:frame>
        <draw:frame draw:style-name="gr35" draw:text-style-name="P13" draw:layer="layout" svg:width="1.082cm" svg:height="0.569cm" svg:x="7.354cm" svg:y="9.4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5.454cm" svg:y="4.481cm">
          <draw:text-box>
            <text:p text:style-name="P11"><text:span text:style-name="T15">eth0</text:span></text:p>
          </draw:text-box>
        </draw:frame>
        <draw:frame draw:style-name="gr35" draw:text-style-name="P13" draw:layer="layout" svg:width="1.082cm" svg:height="0.569cm" svg:x="7.354cm" svg:y="5.282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4.782cm" svg:height="0.569cm" svg:x="5.167cm" svg:y="3.914cm">
          <draw:text-box>
            <text:p text:style-name="P11"><text:span text:style-name="T15">Target domain: </text:span><text:span text:style-name="T16">playa-del-rio.com</text:span></text:p>
          </draw:text-box>
        </draw:frame>
        <draw:frame draw:style-name="gr35" draw:text-style-name="P13" draw:layer="layout" svg:width="5.565cm" svg:height="0.569cm" svg:x="4.955cm" svg:y="10.183cm">
          <draw:text-box>
            <text:p text:style-name="P11"><text:span text:style-name="T15">Target domain: </text:span><text:span text:style-name="T16">viva-rio-engracado.com</text:span></text:p>
          </draw:text-box>
        </draw:frame>
        <draw:g xml:id="id62" draw:id="id62">
          <draw:custom-shape draw:style-name="gr13" draw:text-style-name="P1" draw:layer="layout" svg:width="2.056cm" svg:height="1.229cm" svg:x="1.12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64" draw:id="id64">
          <draw:custom-shape draw:style-name="gr13" draw:text-style-name="P1" draw:layer="layout" svg:width="2.056cm" svg:height="1.229cm" svg:x="1.1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68" draw:id="id68">
          <draw:custom-shape draw:style-name="gr8" draw:text-style-name="P1" draw:layer="layout" svg:width="2.662cm" svg:height="1.598cm" svg:x="21.991cm" svg:y="9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1.964cm" svg:y="9.7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</draw:g>
        <draw:g xml:id="id66" draw:id="id66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3.869cm" svg:height="1.786cm" svg:x="12.573cm" svg:y="6.9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9" draw:text-style-name="P15" draw:layer="layout" svg:width="3.591cm" svg:height="1.741cm" svg:x="12.713cm" svg:y="7.008cm">
            <draw:text-box>
              <text:p text:style-name="P14"><text:span text:style-name="T2">Blot</text:span></text:p>
            </draw:text-box>
          </draw:frame>
        </draw:g>
        <draw:frame draw:style-name="gr35" draw:text-style-name="P11" draw:layer="layout" svg:width="3.034cm" svg:height="0.645cm" svg:x="19.141cm" svg:y="10.215cm">
          <draw:text-box>
            <text:p text:style-name="P11"><text:span text:style-name="T13">172.24.5.188/23</text:span></text:p>
          </draw:text-box>
        </draw:frame>
        <draw:g xml:id="id67" draw:id="id67">
          <draw:custom-shape draw:style-name="gr8" draw:text-style-name="P1" draw:layer="layout" svg:width="2.662cm" svg:height="1.598cm" svg:x="21.977cm" svg:y="4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454cm" svg:y="4.4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connector draw:style-name="gr7" draw:text-style-name="P1" draw:layer="layout" draw:type="line" svg:x1="16.442cm" svg:y1="7.878cm" svg:x2="21.977cm" svg:y2="5.043cm" draw:start-shape="id66" draw:start-glue-point="1" draw:end-shape="id67" svg:d="m16442 7878 5535-2835">
          <text:p/>
        </draw:connector>
        <draw:frame draw:style-name="gr35" draw:text-style-name="P11" draw:layer="layout" svg:width="3.034cm" svg:height="0.645cm" svg:x="19.126cm" svg:y="4.439cm">
          <draw:text-box>
            <text:p text:style-name="P11"><text:span text:style-name="T13">172.24.5.141/23</text:span></text:p>
          </draw:text-box>
        </draw:frame>
        <draw:frame draw:style-name="gr35" draw:text-style-name="P11" draw:layer="layout" svg:width="3.034cm" svg:height="0.645cm" svg:x="16.891cm" svg:y="7.493cm">
          <draw:text-box>
            <text:p text:style-name="P11"><text:span text:style-name="T13">172.24.5.132/23</text:span></text:p>
          </draw:text-box>
        </draw:frame>
        <draw:connector draw:style-name="gr7" draw:text-style-name="P1" draw:layer="layout" draw:type="line" svg:x1="16.442cm" svg:y1="7.878cm" svg:x2="21.964cm" svg:y2="10.243cm" draw:start-shape="id66" draw:end-shape="id68" svg:d="m16442 7878 5522 2365">
          <text:p/>
        </draw:connector>
        <draw:frame draw:style-name="gr35" draw:text-style-name="P13" draw:layer="layout" svg:width="1.082cm" svg:height="0.569cm" svg:x="5.654cm" svg:y="8.982cm">
          <draw:text-box>
            <text:p text:style-name="P11"><text:span text:style-name="T15">eth0</text:span></text:p>
          </draw:text-box>
        </draw:frame>
        <draw:connector draw:style-name="gr37" draw:text-style-name="P1" draw:layer="layout" draw:type="line" svg:x1="7.696cm" svg:y1="9.449cm" svg:x2="12.68cm" svg:y2="7.972cm" draw:start-shape="id69" draw:start-glue-point="1" svg:d="m7696 9449 4984-1477">
          <text:p/>
        </draw:connector>
        <draw:connector draw:style-name="gr44" draw:text-style-name="P1" draw:layer="layout" draw:type="line" svg:x1="7.696cm" svg:y1="9.449cm" svg:x2="12.68cm" svg:y2="7.972cm" draw:start-shape="id69" draw:start-glue-point="1" svg:d="m7696 9449 4984-1477">
          <text:p/>
        </draw:connector>
        <draw:connector draw:style-name="gr44" draw:text-style-name="P1" xml:id="id65" draw:id="id65" draw:layer="layout" draw:type="line" svg:x1="7.696cm" svg:y1="4.983cm" svg:x2="12.58cm" svg:y2="7.972cm" svg:d="m7696 4983 4884 2989">
          <text:p/>
        </draw:connector>
        <draw:frame draw:style-name="gr35" draw:text-style-name="P13" draw:layer="layout" svg:width="2.174cm" svg:height="0.569cm" svg:x="7.421cm" svg:y="7.178cm">
          <draw:text-box>
            <text:p text:style-name="P11"><text:span text:style-name="T15">VPN tunnels</text:span></text:p>
          </draw:text-box>
        </draw:frame>
        <draw:line draw:style-name="gr42" draw:text-style-name="P1" draw:layer="layout" svg:x1="8.833cm" svg:y1="7.178cm" svg:x2="9.595cm" svg:y2="6.223cm">
          <text:p/>
        </draw:line>
        <draw:line draw:style-name="gr42" draw:text-style-name="P1" draw:layer="layout" svg:x1="8.833cm" svg:y1="7.747cm" svg:x2="9.341cm" svg:y2="8.763cm">
          <text:p/>
        </draw:line>
        <draw:custom-shape draw:style-name="gr45" draw:text-style-name="P1" xml:id="id70" draw:id="id70" draw:layer="layout" svg:width="2.286cm" svg:height="0.762cm" svg:x="13.335cm" svg:y="7.747cm">
          <text:p/>
          <draw:enhanced-geometry svg:viewBox="0 0 21600 21600" draw:type="rectangle" draw:enhanced-path="M 0 0 L 21600 0 21600 21600 0 21600 0 0 Z N"/>
        </draw:custom-shape>
        <draw:connector draw:style-name="gr46" draw:text-style-name="P1" draw:layer="layout" draw:type="line" svg:x1="12.58cm" svg:y1="7.972cm" svg:x2="13.335cm" svg:y2="8.128cm" draw:start-shape="id65" draw:start-glue-point="3" draw:end-shape="id70" draw:end-glue-point="3" svg:d="m12580 7972 755 156">
          <text:p/>
        </draw:connector>
        <draw:connector draw:style-name="gr46" draw:text-style-name="P1" draw:layer="layout" draw:type="line" svg:x1="16.442cm" svg:y1="7.878cm" svg:x2="15.621cm" svg:y2="8.128cm" draw:start-shape="id66" draw:start-glue-point="1" draw:end-shape="id70" draw:end-glue-point="1" svg:d="m16442 7878-821 250">
          <text:p/>
        </draw:connector>
        <draw:frame draw:style-name="gr35" draw:text-style-name="P20" draw:layer="layout" svg:width="1.772cm" svg:height="0.569cm" svg:x="13.592cm" svg:y="7.844cm">
          <draw:text-box>
            <text:p><text:span text:style-name="T15">Beastbox</text:span></text:p>
          </draw:text-box>
        </draw:frame>
        <draw:frame draw:style-name="gr47" draw:text-style-name="P11" xml:id="id71" draw:id="id71" draw:layer="layout" svg:width="2.352cm" svg:height="0.645cm" svg:x="10.729cm" svg:y="5.461cm">
          <draw:text-box>
            <text:p text:style-name="P11"><text:span text:style-name="T13">10.177.77.1</text:span></text:p>
          </draw:text-box>
        </draw:frame>
        <draw:connector draw:style-name="gr48" draw:text-style-name="P19" draw:layer="layout" draw:type="line" svg:x1="11.905cm" svg:y1="6.106cm" svg:x2="13.335cm" svg:y2="8.128cm" draw:start-shape="id71" draw:start-glue-point="2" draw:end-shape="id70" draw:end-glue-point="3" svg:d="m11905 6106 1430 2022">
          <text:p/>
        </draw:connector>
        <draw:frame draw:style-name="gr35" draw:text-style-name="P13" draw:layer="layout" svg:width="1.082cm" svg:height="0.569cm" svg:x="21.078cm" svg:y="4.13cm">
          <draw:text-box>
            <text:p text:style-name="P11"><text:span text:style-name="T15">eth1</text:span></text:p>
          </draw:text-box>
        </draw:frame>
        <draw:frame draw:style-name="gr35" draw:text-style-name="P9" draw:layer="layout" svg:width="2.356cm" svg:height="1.039cm" svg:x="5.899cm" svg:y="5.715cm">
          <draw:text-box>
            <text:p text:style-name="P1"><text:span text:style-name="T13">CentOS-5.8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5.899cm" svg:y="10.616cm">
          <draw:text-box>
            <text:p text:style-name="P1"><text:span text:style-name="T13">CentOS-5.8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13.329cm" svg:y="5.917cm">
          <draw:text-box>
            <text:p text:style-name="P1"><text:span text:style-name="T13">CentOS-5.6</text:span></text:p>
            <text:p text:style-name="P1"><text:span text:style-name="T13">32-bit</text:span></text:p>
          </draw:text-box>
        </draw:frame>
        <draw:frame draw:style-name="gr35" draw:text-style-name="P9" draw:layer="layout" svg:width="2.356cm" svg:height="1.039cm" svg:x="22.199cm" svg:y="3.118cm">
          <draw:text-box>
            <text:p text:style-name="P1"><text:span text:style-name="T13">CentOS-5.6</text:span></text:p>
            <text:p text:style-name="P1"><text:span text:style-name="T13">32-bit</text:span></text:p>
          </draw:text-box>
        </draw:frame>
        <draw:frame draw:style-name="gr52" draw:text-style-name="P22" draw:layer="layout" svg:width="3.343cm" svg:height="0.569cm" svg:x="3.454cm" svg:y="8.482cm">
          <draw:text-box>
            <text:p text:style-name="P11"><text:span text:style-name="T23">Gateway:78.47.131.65</text:span></text:p>
          </draw:text-box>
        </draw:frame>
        <draw:frame draw:style-name="gr35" draw:text-style-name="P22" draw:layer="layout" svg:width="3.736cm" svg:height="0.569cm" svg:x="8.258cm" svg:y="9.485cm">
          <draw:text-box>
            <text:p text:style-name="P11"><text:span text:style-name="T23">Gateway: 88.198.156.225</text:span></text:p>
          </draw:text-box>
        </draw:frame>
        <draw:frame draw:style-name="gr35" draw:text-style-name="P13" draw:layer="layout" svg:width="1.082cm" svg:height="0.569cm" svg:x="16.278cm" svg:y="7.131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11.678cm" svg:y="7.132cm">
          <draw:text-box>
            <text:p text:style-name="P11"><text:span text:style-name="T15">eth0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 presentation:use-footer-name="ftr1" presentation:use-date-time-name="dtd1">
        <draw:frame presentation:style-name="pr3" draw:layer="layout" svg:width="24.002cm" svg:height="3.446cm" svg:x="1.967cm" svg:y="1.417cm" presentation:class="title" presentation:user-transformed="true">
          <draw:text-box>
            <text:p><text:span text:style-name="T24">SinnerTwin Deployment Environment</text:span></text:p>
          </draw:text-box>
        </draw:frame>
        <draw:frame draw:style-name="gr53" draw:text-style-name="P1" draw:layer="layout" svg:width="17.38cm" svg:height="10.289cm" svg:x="5.352cm" svg:y="5.682cm">
          <draw:image xlink:href="Pictures/200000EA000044060000270AFF6E00B5.wmf" xlink:type="simple" xlink:show="embed" xlink:actuate="onLoad">
            <text:p/>
          </draw:image>
        </draw:frame>
        <draw:frame draw:style-name="gr15" draw:text-style-name="P5" draw:layer="layout" svg:width="5.464cm" svg:height="0.839cm" svg:x="11.495cm" svg:y="0.505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1cm">
          <draw:text-box>
            <text:p><text:span text:style-name="T6">SECRET//NOFORN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 presentation:use-footer-name="ftr1" presentation:use-date-time-name="dtd1">
        <draw:custom-shape draw:style-name="gr13" draw:text-style-name="P1" xml:id="id72" draw:id="id72" draw:layer="layout" svg:width="2.056cm" svg:height="1.229cm" svg:x="6.528cm" svg:y="4.19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3" draw:layer="layout" svg:width="24.002cm" svg:height="1.04cm" svg:x="1.968cm" svg:y="1.376cm" presentation:class="title" presentation:user-transformed="true">
          <draw:text-box>
            <text:p><text:span text:style-name="T25">Hive Operation</text:span></text:p>
          </draw:text-box>
        </draw:frame>
        <draw:g>
          <draw:frame draw:style-name="gr54" draw:text-style-name="P2" draw:layer="layout" svg:width="2.34cm" svg:height="1.181cm" svg:x="6.492cm" svg:y="4.294cm">
            <draw:text-box>
              <text:p text:style-name="P1"><text:span text:style-name="T3">Implanted</text:span></text:p>
              <text:p text:style-name="P1"><text:span text:style-name="T3">Host</text:span></text:p>
            </draw:text-box>
          </draw:frame>
        </draw:g>
        <draw:connector draw:style-name="gr7" draw:text-style-name="P1" draw:layer="layout" draw:type="line" svg:x1="8.584cm" svg:y1="4.812cm" svg:x2="19.867cm" svg:y2="4.891cm" draw:start-shape="id72" draw:start-glue-point="1" draw:end-shape="id73" svg:d="m8584 4812 11283 79">
          <text:p/>
        </draw:connector>
        <draw:g xml:id="id73" draw:id="id73">
          <draw:custom-shape draw:style-name="gr8" draw:text-style-name="P1" draw:layer="layout" svg:width="2.662cm" svg:height="1.598cm" svg:x="19.867cm" svg:y="4.0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5" draw:text-style-name="P2" draw:layer="layout" svg:width="2.877cm" svg:height="1.703cm" svg:x="19.89cm" svg:y="4.064cm">
            <draw:text-box>
              <text:p text:style-name="P1"><text:span text:style-name="T2">GENESIS</text:span></text:p>
              <text:p text:style-name="P1"><text:span text:style-name="T2">ICON</text:span></text:p>
              <text:p text:style-name="P1"><text:span text:style-name="T2">Workstation</text:span></text:p>
            </draw:text-box>
          </draw:frame>
        </draw:g>
        <draw:connector draw:style-name="gr56" draw:text-style-name="P1" draw:layer="layout" draw:type="line" svg:x1="8.67cm" svg:y1="3.799cm" svg:x2="19.921cm" svg:y2="3.775cm" svg:d="m8670 3799 11251-24">
          <text:p/>
        </draw:connector>
        <draw:frame draw:style-name="gr24" draw:text-style-name="P7" draw:layer="layout" svg:width="3.214cm" svg:height="0.798cm" svg:x="12.789cm" svg:y="3.189cm">
          <draw:text-box>
            <text:p><text:span text:style-name="T10">SSL Session</text:span></text:p>
          </draw:text-box>
        </draw:frame>
        <draw:g>
          <draw:line draw:style-name="gr57" draw:text-style-name="P1" draw:layer="layout" svg:x1="19.445cm" svg:y1="6.825cm" svg:x2="9.042cm" svg:y2="6.825cm">
            <text:p/>
          </draw:line>
          <draw:frame draw:style-name="gr58" draw:text-style-name="P24" draw:layer="layout" svg:width="2.029cm" svg:height="0.798cm" svg:x="13.322cm" svg:y="6.166cm">
            <draw:text-box>
              <text:p><text:span text:style-name="T26">Trigger</text:span></text:p>
            </draw:text-box>
          </draw:frame>
        </draw:g>
        <draw:g>
          <draw:line draw:style-name="gr57" draw:text-style-name="P1" draw:layer="layout" svg:x1="9.042cm" svg:y1="8.641cm" svg:x2="19.445cm" svg:y2="8.641cm">
            <text:p/>
          </draw:line>
          <draw:frame draw:style-name="gr59" draw:text-style-name="P24" draw:layer="layout" svg:width="2.504cm" svg:height="0.798cm" svg:x="13.106cm" svg:y="8.08cm">
            <draw:text-box>
              <text:p><text:span text:style-name="T26">Call-back</text:span></text:p>
            </draw:text-box>
          </draw:frame>
        </draw:g>
        <draw:line draw:style-name="gr57" draw:text-style-name="P1" draw:layer="layout" svg:x1="19.445cm" svg:y1="9.922cm" svg:x2="9.042cm" svg:y2="9.922cm">
          <text:p/>
        </draw:line>
        <draw:frame draw:style-name="gr60" draw:text-style-name="P25" draw:layer="layout" svg:width="2.727cm" svg:height="0.798cm" svg:x="13.011cm" svg:y="9.317cm">
          <draw:text-box>
            <text:p><text:span text:style-name="T26">shell open</text:span></text:p>
          </draw:text-box>
        </draw:frame>
        <draw:frame draw:style-name="gr61" draw:text-style-name="P25" draw:layer="layout" svg:width="1.68cm" svg:height="0.798cm" svg:x="6.832cm" svg:y="2.941cm">
          <draw:text-box>
            <text:p><text:span text:style-name="T26">hived</text:span></text:p>
          </draw:text-box>
        </draw:frame>
        <draw:frame draw:style-name="gr62" draw:text-style-name="P25" draw:layer="layout" svg:width="4.252cm" svg:height="0.798cm" svg:x="19.215cm" svg:y="2.942cm">
          <draw:text-box>
            <text:p><text:span text:style-name="T26">hclient / cutthroat</text:span></text:p>
          </draw:text-box>
        </draw:frame>
        <draw:frame draw:style-name="gr63" draw:text-style-name="P26" draw:layer="layout" svg:width="4.625cm" svg:height="1.143cm" svg:x="19.691cm" svg:y="6.136cm">
          <draw:text-box>
            <text:p><text:span text:style-name="T27">$ ./cutthroat ./hive</text:span></text:p>
            <text:p><text:span text:style-name="T27">&gt; ilm connect &lt;target IP&gt;</text:span></text:p>
          </draw:text-box>
        </draw:frame>
        <draw:frame draw:style-name="gr64" draw:text-style-name="P26" draw:layer="layout" svg:width="7.46cm" svg:height="0.709cm" svg:x="19.691cm" svg:y="9.33cm">
          <draw:text-box>
            <text:p><text:span text:style-name="T27">&gt; shell open &lt;client IP&gt; &lt;client port&gt; &lt;pw&gt;</text:span></text:p>
          </draw:text-box>
        </draw:frame>
        <draw:line draw:style-name="gr65" draw:text-style-name="P1" draw:layer="layout" svg:x1="7.165cm" svg:y1="5.917cm" svg:x2="9.281cm" svg:y2="5.917cm">
          <text:p/>
        </draw:line>
        <draw:frame draw:style-name="gr66" draw:text-style-name="P27" draw:layer="layout" svg:width="3.196cm" svg:height="0.798cm" svg:x="9.125cm" svg:y="5.542cm">
          <draw:text-box>
            <text:p><text:span text:style-name="T28">Listening port</text:span></text:p>
          </draw:text-box>
        </draw:frame>
        <draw:custom-shape draw:style-name="gr67" draw:text-style-name="P1" draw:layer="layout" svg:width="0.788cm" svg:height="0.748cm" svg:x="6.921cm" svg:y="7.024cm">
          <text:p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67" draw:text-style-name="P1" draw:layer="layout" svg:width="0.788cm" svg:height="0.748cm" svg:x="7.303cm" svg:y="9.539cm">
          <text:p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68" draw:text-style-name="P1" draw:layer="layout" svg:width="0.726cm" svg:height="0.737cm" svg:x="6.425cm" svg:y="7.529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0.362cm" svg:height="0.685cm" svg:x="7.477cm" svg:y="8.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1" draw:layer="layout" svg:width="0.362cm" svg:height="0.983cm" svg:x="6.336cm" svg:y="6.47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9" draw:text-style-name="P28" draw:layer="layout" svg:width="0.845cm" svg:height="0.839cm" svg:x="6.589cm" svg:y="6.878cm">
          <draw:text-box>
            <text:p><text:span text:style-name="T29">P</text:span></text:p>
          </draw:text-box>
        </draw:frame>
        <draw:frame draw:style-name="gr69" draw:text-style-name="P28" draw:layer="layout" svg:width="0.845cm" svg:height="0.839cm" svg:x="6.971cm" svg:y="9.392cm">
          <draw:text-box>
            <text:p><text:span text:style-name="T29">P</text:span></text:p>
          </draw:text-box>
        </draw:frame>
        <draw:frame draw:style-name="gr70" draw:text-style-name="P28" draw:layer="layout" svg:width="0.872cm" svg:height="0.839cm" svg:x="7.639cm" svg:y="9.392cm">
          <draw:text-box>
            <text:p><text:span text:style-name="T29">C</text:span></text:p>
          </draw:text-box>
        </draw:frame>
        <draw:frame draw:style-name="gr70" draw:text-style-name="P28" draw:layer="layout" svg:width="0.872cm" svg:height="0.839cm" svg:x="7.258cm" svg:y="6.878cm">
          <draw:text-box>
            <text:p><text:span text:style-name="T29">C</text:span></text:p>
          </draw:text-box>
        </draw:frame>
        <draw:custom-shape draw:style-name="gr67" draw:text-style-name="P1" draw:layer="layout" svg:width="0.492cm" svg:height="0.615cm" svg:x="6.431cm" svg:y="5.63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71" draw:text-style-name="P29" draw:layer="layout" svg:width="2.42cm" svg:height="0.709cm" svg:x="8.397cm" svg:y="9.897cm">
          <draw:text-box>
            <text:p><text:span text:style-name="T30">launchShell</text:span></text:p>
          </draw:text-box>
        </draw:frame>
        <draw:frame draw:style-name="gr72" draw:text-style-name="P29" draw:layer="layout" svg:width="3.547cm" svg:height="0.709cm" svg:x="8.397cm" svg:y="9.125cm">
          <draw:text-box>
            <text:p><text:span text:style-name="T30">StartClientSession</text:span></text:p>
          </draw:text-box>
        </draw:frame>
        <draw:frame draw:style-name="gr73" draw:text-style-name="P29" draw:layer="layout" svg:width="4.386cm" svg:height="0.709cm" svg:x="8.397cm" svg:y="8.061cm">
          <draw:text-box>
            <text:p><text:span text:style-name="T30">TriggerCallbackSession</text:span></text:p>
          </draw:text-box>
        </draw:frame>
        <draw:frame draw:style-name="gr74" draw:text-style-name="P29" draw:layer="layout" svg:width="4.394cm" svg:height="0.709cm" svg:x="8.397cm" svg:y="7.577cm">
          <draw:text-box>
            <text:p><text:span text:style-name="T30">start_triggered_connect</text:span></text:p>
          </draw:text-box>
        </draw:frame>
        <draw:frame draw:style-name="gr75" draw:text-style-name="P29" draw:layer="layout" svg:width="2.642cm" svg:height="0.709cm" svg:x="3.741cm" svg:y="6.998cm">
          <draw:text-box>
            <text:p><text:span text:style-name="T30">fork_process</text:span></text:p>
          </draw:text-box>
        </draw:frame>
        <draw:frame draw:style-name="gr76" draw:text-style-name="P29" draw:layer="layout" svg:width="2.647cm" svg:height="0.709cm" svg:x="6.859cm" svg:y="6.032cm">
          <draw:text-box>
            <text:p><text:span text:style-name="T30">TriggerListen</text:span></text:p>
          </draw:text-box>
        </draw:frame>
        <draw:custom-shape draw:style-name="gr68" draw:text-style-name="P1" draw:layer="layout" svg:width="0.726cm" svg:height="0.737cm" svg:x="6.805cm" svg:y="10.044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0.362cm" svg:height="0.462cm" svg:x="6.716cm" svg:y="9.702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7" draw:text-style-name="P1" draw:layer="layout" svg:width="0.492cm" svg:height="0.615cm" svg:x="6.814cm" svg:y="8.92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45" draw:text-style-name="P1" draw:layer="layout" svg:width="0.362cm" svg:height="0.685cm" svg:x="7.764cm" svg:y="10.5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1" draw:layer="layout" svg:width="0.362cm" svg:height="0.685cm" svg:x="7.477cm" svg:y="8.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7" draw:text-style-name="P1" draw:layer="layout" svg:x1="19.445cm" svg:y1="10.89cm" svg:x2="9.042cm" svg:y2="10.89cm">
          <text:p/>
        </draw:line>
        <draw:frame draw:style-name="gr78" draw:text-style-name="P30" draw:layer="layout" svg:width="1.541cm" svg:height="0.798cm" svg:x="13.55cm" svg:y="10.286cm">
          <draw:text-box>
            <text:p text:style-name="P1"><text:span text:style-name="T26">shell</text:span></text:p>
          </draw:text-box>
        </draw:frame>
        <draw:frame draw:style-name="gr15" draw:text-style-name="P5" draw:layer="layout" svg:width="5.464cm" svg:height="0.839cm" svg:x="11.495cm" svg:y="0.506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2cm">
          <draw:text-box>
            <text:p><text:span text:style-name="T6">SECRET//NOFORN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 presentation:use-footer-name="ftr1" presentation:use-date-time-name="dtd1">
        <draw:frame presentation:style-name="pr4" draw:text-style-name="P31" draw:layer="layout" svg:width="24.002cm" svg:height="0.945cm" svg:x="1.967cm" svg:y="1.202cm" presentation:class="title" presentation:user-transformed="true">
          <draw:text-box>
            <text:p><text:span text:style-name="T25">Raw TCP/UDP Trigger</text:span></text:p>
          </draw:text-box>
        </draw:frame>
        <draw:custom-shape draw:style-name="gr45" draw:text-style-name="P1" draw:layer="layout" svg:width="25.654cm" svg:height="1.27cm" svg:x="1.143cm" svg:y="5.83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2.286cm" svg:height="1.27cm" svg:x="3.213cm" svg:y="5.839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279cm" svg:height="1.27cm" svg:x="12.767cm" svg:y="5.83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7.269cm" svg:height="1.27cm" svg:x="5.498cm" svg:y="5.839cm">
          <text:p/>
          <draw:enhanced-geometry svg:viewBox="0 0 21600 21600" draw:type="rectangle" draw:enhanced-path="M 0 0 L 21600 0 21600 21600 0 21600 0 0 Z N"/>
        </draw:custom-shape>
        <draw:line draw:style-name="gr81" draw:text-style-name="P9" draw:layer="layout" svg:x1="11.432cm" svg:y1="5.839cm" svg:x2="10.67cm" svg:y2="7.109cm">
          <text:p/>
        </draw:line>
        <draw:custom-shape draw:style-name="gr82" draw:text-style-name="P1" draw:layer="layout" svg:width="1.521cm" svg:height="1.27cm" svg:x="14.036cm" svg:y="5.839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279cm" svg:height="1.27cm" svg:x="15.545cm" svg:y="5.839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2.286cm" svg:height="1.27cm" svg:x="16.821cm" svg:y="5.839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1.77cm" svg:height="1.27cm" svg:x="21.452cm" svg:y="5.839cm">
          <text:p/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1.836cm" svg:height="1.433cm" svg:x="3.409cm" svg:y="5.758cm">
          <draw:text-box>
            <text:p text:style-name="P1"><text:span text:style-name="T13">CRC</text:span></text:p>
            <text:p text:style-name="P1"><text:span text:style-name="T13">Random</text:span></text:p>
            <text:p text:style-name="P1"><text:span text:style-name="T13">Data</text:span></text:p>
          </draw:text-box>
        </draw:frame>
        <draw:frame draw:style-name="gr84" draw:text-style-name="P32" draw:layer="layout" svg:width="1.264cm" svg:height="0.645cm" svg:x="12.767cm" svg:y="6.152cm">
          <draw:text-box>
            <text:p><text:span text:style-name="T13">CRC</text:span></text:p>
          </draw:text-box>
        </draw:frame>
        <draw:frame draw:style-name="gr35" draw:text-style-name="P32" draw:layer="layout" svg:width="4.117cm" svg:height="1.039cm" svg:x="7.016cm" svg:y="5.955cm">
          <draw:text-box>
            <text:p><text:span text:style-name="T13">Random Data of length</text:span></text:p>
            <text:p text:style-name="P1"><text:span text:style-name="T13">CRC % 200</text:span></text:p>
          </draw:text-box>
        </draw:frame>
        <draw:line draw:style-name="gr85" draw:text-style-name="P9" draw:layer="layout" svg:x1="6.816cm" svg:y1="6.474cm" svg:x2="5.5cm" svg:y2="6.474cm">
          <text:p/>
        </draw:line>
        <draw:line draw:style-name="gr85" draw:text-style-name="P9" draw:layer="layout" svg:x1="11.4cm" svg:y1="6.474cm" svg:x2="12.716cm" svg:y2="6.474cm">
          <text:p/>
        </draw:line>
        <draw:frame draw:style-name="gr35" draw:text-style-name="P32" draw:layer="layout" svg:width="1.662cm" svg:height="1.039cm" svg:x="13.955cm" svg:y="5.955cm">
          <draw:text-box>
            <text:p><text:span text:style-name="T13">12-byte</text:span></text:p>
            <text:p text:style-name="P1"><text:span text:style-name="T13">PAD</text:span></text:p>
          </draw:text-box>
        </draw:frame>
        <draw:frame draw:style-name="gr35" draw:text-style-name="P32" draw:layer="layout" svg:width="1.662cm" svg:height="1.039cm" svg:x="17.055cm" svg:y="5.955cm">
          <draw:text-box>
            <text:p><text:span text:style-name="T13">25-byte</text:span></text:p>
            <text:p text:style-name="P1"><text:span text:style-name="T13">PAD</text:span></text:p>
          </draw:text-box>
        </draw:frame>
        <draw:frame draw:style-name="gr35" draw:text-style-name="P9" draw:layer="layout" svg:width="1.886cm" svg:height="1.433cm" svg:x="21.432cm" svg:y="5.755cm">
          <draw:text-box>
            <text:p text:style-name="P1"><text:span text:style-name="T13">Encoded</text:span></text:p>
            <text:p text:style-name="P1"><text:span text:style-name="T13">12-byte</text:span></text:p>
            <text:p text:style-name="P1"><text:span text:style-name="T13">Trigger</text:span></text:p>
          </draw:text-box>
        </draw:frame>
        <draw:frame draw:style-name="gr35" draw:text-style-name="P9" draw:layer="layout" svg:width="1.836cm" svg:height="1.433cm" svg:x="1.313cm" svg:y="5.758cm">
          <draw:text-box>
            <text:p text:style-name="P1"><text:span text:style-name="T13">8-bytes</text:span></text:p>
            <text:p text:style-name="P1"><text:span text:style-name="T13">Random</text:span></text:p>
            <text:p text:style-name="P1"><text:span text:style-name="T13">Data</text:span></text:p>
          </draw:text-box>
        </draw:frame>
        <draw:frame draw:style-name="gr35" draw:text-style-name="P32" draw:layer="layout" svg:width="2.674cm" svg:height="0.645cm" svg:x="23.445cm" svg:y="6.152cm">
          <draw:text-box>
            <text:p><text:span text:style-name="T13">Random Data</text:span></text:p>
          </draw:text-box>
        </draw:frame>
        <draw:frame draw:style-name="gr86" draw:text-style-name="P32" xml:id="id74" draw:id="id74" draw:layer="layout" svg:width="2.051cm" svg:height="5.217cm" svg:x="12.945cm" svg:y="4.791cm">
          <draw:text-box>
            <text:p><text:span text:style-name="T13">400 Bytes</text:span></text:p>
          </draw:text-box>
        </draw:frame>
        <draw:connector draw:style-name="gr87" draw:text-style-name="P9" draw:layer="layout" draw:type="line" svg:x1="12.945cm" svg:y1="5.113cm" svg:x2="1.259cm" svg:y2="5.148cm" draw:start-shape="id74" draw:start-glue-point="3" svg:d="m12945 5113-11686 35">
          <text:p/>
        </draw:connector>
        <draw:connector draw:style-name="gr87" draw:text-style-name="P9" draw:layer="layout" draw:type="line" svg:x1="14.996cm" svg:y1="5.113cm" svg:x2="26.776cm" svg:y2="5.171cm" draw:start-shape="id74" draw:start-glue-point="1" svg:d="m14996 5113 11780 58">
          <text:p/>
        </draw:connector>
        <draw:frame draw:style-name="gr35" draw:text-style-name="P9" draw:layer="layout" svg:width="1.713cm" svg:height="1.039cm" svg:x="15.342cm" svg:y="5.955cm">
          <draw:text-box>
            <text:p text:style-name="P1"><text:span text:style-name="T13">Integer</text:span></text:p>
            <text:p text:style-name="P1"><text:span text:style-name="T13">N x 127</text:span></text:p>
          </draw:text-box>
        </draw:frame>
        <draw:custom-shape draw:style-name="gr45" draw:text-style-name="P1" draw:layer="layout" svg:width="25.654cm" svg:height="1.27cm" svg:x="1.143cm" svg:y="14.3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2.286cm" svg:height="1.27cm" svg:x="3.213cm" svg:y="14.3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279cm" svg:height="1.27cm" svg:x="12.767cm" svg:y="14.3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7.269cm" svg:height="1.27cm" svg:x="5.498cm" svg:y="14.35cm">
          <text:p/>
          <draw:enhanced-geometry svg:viewBox="0 0 21600 21600" draw:type="rectangle" draw:enhanced-path="M 0 0 L 21600 0 21600 21600 0 21600 0 0 Z N"/>
        </draw:custom-shape>
        <draw:line draw:style-name="gr81" draw:text-style-name="P9" draw:layer="layout" svg:x1="15.032cm" svg:y1="14.35cm" svg:x2="14.27cm" svg:y2="15.62cm">
          <text:p/>
        </draw:line>
        <draw:custom-shape draw:style-name="gr88" draw:text-style-name="P1" draw:layer="layout" svg:width="1.234cm" svg:height="1.27cm" svg:x="15.321cm" svg:y="14.3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279cm" svg:height="1.27cm" svg:x="14.045cm" svg:y="14.3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7.245cm" svg:height="1.27cm" svg:x="19.552cm" svg:y="14.35cm">
          <text:p/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1.836cm" svg:height="1.433cm" svg:x="3.409cm" svg:y="14.269cm">
          <draw:text-box>
            <text:p text:style-name="P1"><text:span text:style-name="T13">CRC</text:span></text:p>
            <text:p text:style-name="P1"><text:span text:style-name="T13">Random</text:span></text:p>
            <text:p text:style-name="P1"><text:span text:style-name="T13">Data</text:span></text:p>
          </draw:text-box>
        </draw:frame>
        <draw:frame draw:style-name="gr84" draw:text-style-name="P32" draw:layer="layout" svg:width="1.264cm" svg:height="0.645cm" svg:x="12.767cm" svg:y="14.663cm">
          <draw:text-box>
            <text:p><text:span text:style-name="T13">CRC</text:span></text:p>
          </draw:text-box>
        </draw:frame>
        <draw:frame draw:style-name="gr35" draw:text-style-name="P32" draw:layer="layout" svg:width="4.117cm" svg:height="1.039cm" svg:x="7.016cm" svg:y="14.466cm">
          <draw:text-box>
            <text:p><text:span text:style-name="T13">Random Data of length</text:span></text:p>
            <text:p text:style-name="P1"><text:span text:style-name="T13">CRC % 200</text:span></text:p>
          </draw:text-box>
        </draw:frame>
        <draw:line draw:style-name="gr85" draw:text-style-name="P9" draw:layer="layout" svg:x1="6.816cm" svg:y1="14.985cm" svg:x2="5.5cm" svg:y2="14.985cm">
          <text:p/>
        </draw:line>
        <draw:line draw:style-name="gr85" draw:text-style-name="P9" draw:layer="layout" svg:x1="11.4cm" svg:y1="14.985cm" svg:x2="12.716cm" svg:y2="14.985cm">
          <text:p/>
        </draw:line>
        <draw:frame draw:style-name="gr35" draw:text-style-name="P32" draw:layer="layout" svg:width="1.467cm" svg:height="1.039cm" svg:x="15.24cm" svg:y="14.466cm">
          <draw:text-box>
            <text:p><text:span text:style-name="T13">8-byte</text:span></text:p>
            <text:p text:style-name="P1"><text:span text:style-name="T13">PAD1</text:span></text:p>
          </draw:text-box>
        </draw:frame>
        <draw:frame draw:style-name="gr35" draw:text-style-name="P9" draw:layer="layout" svg:width="1.836cm" svg:height="1.433cm" svg:x="1.313cm" svg:y="14.269cm">
          <draw:text-box>
            <text:p text:style-name="P1"><text:span text:style-name="T13">8-bytes</text:span></text:p>
            <text:p text:style-name="P1"><text:span text:style-name="T13">Random</text:span></text:p>
            <text:p text:style-name="P1"><text:span text:style-name="T13">Data</text:span></text:p>
          </draw:text-box>
        </draw:frame>
        <draw:frame draw:style-name="gr89" draw:text-style-name="P32" xml:id="id75" draw:id="id75" draw:layer="layout" svg:width="7.059cm" svg:height="0.645cm" svg:x="10.441cm" svg:y="13.314cm">
          <draw:text-box>
            <text:p><text:span text:style-name="T13">126 Bytes Minimum / 472 Bytes Maximum</text:span></text:p>
          </draw:text-box>
        </draw:frame>
        <draw:connector draw:style-name="gr87" draw:text-style-name="P9" draw:layer="layout" draw:type="line" svg:x1="10.441cm" svg:y1="13.636cm" svg:x2="1.259cm" svg:y2="13.671cm" draw:start-shape="id75" draw:start-glue-point="3" svg:d="m10441 13636-9182 35">
          <text:p/>
        </draw:connector>
        <draw:connector draw:style-name="gr87" draw:text-style-name="P9" draw:layer="layout" draw:type="line" svg:x1="17.5cm" svg:y1="13.636cm" svg:x2="26.776cm" svg:y2="13.694cm" draw:start-shape="id75" draw:start-glue-point="1" svg:d="m17500 13636 9276 58">
          <text:p/>
        </draw:connector>
        <draw:frame draw:style-name="gr35" draw:text-style-name="P9" draw:layer="layout" svg:width="1.713cm" svg:height="1.039cm" svg:x="13.842cm" svg:y="14.466cm">
          <draw:text-box>
            <text:p text:style-name="P1"><text:span text:style-name="T13">Integer</text:span></text:p>
            <text:p text:style-name="P1"><text:span text:style-name="T13">N x 127</text:span></text:p>
          </draw:text-box>
        </draw:frame>
        <draw:custom-shape draw:style-name="gr83" draw:text-style-name="P1" draw:layer="layout" svg:width="1.77cm" svg:height="1.27cm" svg:x="16.552cm" svg:y="14.35cm">
          <text:p/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1.886cm" svg:height="1.433cm" svg:x="16.532cm" svg:y="14.269cm">
          <draw:text-box>
            <text:p text:style-name="P1"><text:span text:style-name="T13">Encoded</text:span></text:p>
            <text:p text:style-name="P1"><text:span text:style-name="T13">12-byte</text:span></text:p>
            <text:p text:style-name="P1"><text:span text:style-name="T13">Trigger</text:span></text:p>
          </draw:text-box>
        </draw:frame>
        <draw:custom-shape draw:style-name="gr88" draw:text-style-name="P1" draw:layer="layout" svg:width="1.234cm" svg:height="1.27cm" svg:x="18.322cm" svg:y="14.35cm">
          <text:p/>
          <draw:enhanced-geometry svg:viewBox="0 0 21600 21600" draw:type="rectangle" draw:enhanced-path="M 0 0 L 21600 0 21600 21600 0 21600 0 0 Z N"/>
        </draw:custom-shape>
        <draw:frame draw:style-name="gr35" draw:text-style-name="P32" draw:layer="layout" svg:width="1.467cm" svg:height="1.039cm" svg:x="18.241cm" svg:y="14.466cm">
          <draw:text-box>
            <text:p><text:span text:style-name="T13">8-byte</text:span></text:p>
            <text:p text:style-name="P1"><text:span text:style-name="T13">PAD2</text:span></text:p>
          </draw:text-box>
        </draw:frame>
        <draw:frame draw:style-name="gr35" draw:text-style-name="P32" draw:layer="layout" svg:width="4.117cm" svg:height="1.039cm" svg:x="20.917cm" svg:y="14.467cm">
          <draw:text-box>
            <text:p><text:span text:style-name="T13">Random Data of length</text:span></text:p>
            <text:p text:style-name="P1"><text:span text:style-name="T13">CRC % 146</text:span></text:p>
          </draw:text-box>
        </draw:frame>
        <draw:frame draw:style-name="gr35" draw:text-style-name="P32" draw:layer="layout" svg:width="0.697cm" svg:height="0.645cm" svg:x="3.029cm" svg:y="13.843cm">
          <draw:text-box>
            <text:p><text:span text:style-name="T13">8</text:span></text:p>
          </draw:text-box>
        </draw:frame>
        <draw:frame draw:style-name="gr35" draw:text-style-name="P32" draw:layer="layout" svg:width="0.891cm" svg:height="0.645cm" svg:x="5.33cm" svg:y="13.844cm">
          <draw:text-box>
            <text:p><text:span text:style-name="T13">92</text:span></text:p>
          </draw:text-box>
        </draw:frame>
        <draw:frame draw:style-name="gr35" draw:text-style-name="P32" draw:layer="layout" svg:width="0.697cm" svg:height="0.645cm" svg:x="0.93cm" svg:y="13.844cm">
          <draw:text-box>
            <text:p><text:span text:style-name="T13">0</text:span></text:p>
          </draw:text-box>
        </draw:frame>
        <draw:custom-shape draw:style-name="gr80" draw:text-style-name="P1" draw:layer="layout" svg:width="1.279cm" svg:height="1.27cm" svg:x="19.1cm" svg:y="5.839cm">
          <text:p/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1.467cm" svg:height="1.433cm" svg:x="18.997cm" svg:y="5.755cm">
          <draw:text-box>
            <text:p text:style-name="P1"><text:span text:style-name="T13">1-byte</text:span></text:p>
            <text:p text:style-name="P1"><text:span text:style-name="T13">XOR</text:span></text:p>
            <text:p text:style-name="P1"><text:span text:style-name="T13">value</text:span></text:p>
          </draw:text-box>
        </draw:frame>
        <draw:custom-shape draw:style-name="gr82" draw:text-style-name="P1" draw:layer="layout" svg:width="1.073cm" svg:height="1.27cm" svg:x="20.39cm" svg:y="5.839cm">
          <text:p/>
          <draw:enhanced-geometry svg:viewBox="0 0 21600 21600" draw:type="rectangle" draw:enhanced-path="M 0 0 L 21600 0 21600 21600 0 21600 0 0 Z N"/>
        </draw:custom-shape>
        <draw:frame draw:style-name="gr90" draw:text-style-name="P32" draw:layer="layout" svg:width="1.467cm" svg:height="1.039cm" svg:x="20.209cm" svg:y="5.955cm">
          <draw:text-box>
            <text:p><text:span text:style-name="T13">2-byte</text:span></text:p>
            <text:p text:style-name="P1"><text:span text:style-name="T13">PAD</text:span></text:p>
          </draw:text-box>
        </draw:frame>
        <draw:frame draw:style-name="gr35" draw:text-style-name="P32" draw:layer="layout" svg:width="25.068cm" svg:height="0.645cm" svg:x="1.651cm" svg:y="8.001cm">
          <draw:text-box>
            <text:p><text:span text:style-name="T13">The twelve byte trigger is encoded by XORing the 1-byte XOR value with the first five bytes of the trigger and the remaining trigger bytes or XORed with 0xB6. </text:span></text:p>
          </draw:text-box>
        </draw:frame>
        <draw:frame draw:style-name="gr35" draw:text-style-name="P32" draw:layer="layout" svg:width="23.845cm" svg:height="1.039cm" svg:x="1.651cm" svg:y="16.802cm">
          <draw:text-box>
            <text:p><text:span text:style-name="T13">The twelve byte trigger is encoded by computing an offset of CRC % 72 into the CRC random data field and XORing each of the twelve following bytes</text:span></text:p>
            <text:p><text:span text:style-name="T13">with the corresponding byte of the twelve-byte trigger payload.</text:span></text:p>
          </draw:text-box>
        </draw:frame>
        <draw:frame draw:style-name="gr35" draw:text-style-name="P32" draw:layer="layout" svg:width="0.697cm" svg:height="0.645cm" svg:x="3.029cm" svg:y="5.343cm">
          <draw:text-box>
            <text:p><text:span text:style-name="T13">8</text:span></text:p>
          </draw:text-box>
        </draw:frame>
        <draw:frame draw:style-name="gr35" draw:text-style-name="P32" draw:layer="layout" svg:width="0.891cm" svg:height="0.645cm" svg:x="5.33cm" svg:y="5.344cm">
          <draw:text-box>
            <text:p><text:span text:style-name="T13">92</text:span></text:p>
          </draw:text-box>
        </draw:frame>
        <draw:frame draw:style-name="gr35" draw:text-style-name="P32" draw:layer="layout" svg:width="0.697cm" svg:height="0.645cm" svg:x="0.93cm" svg:y="5.344cm">
          <draw:text-box>
            <text:p><text:span text:style-name="T13">0</text:span></text:p>
          </draw:text-box>
        </draw:frame>
        <draw:frame draw:style-name="gr35" draw:text-style-name="P33" draw:layer="layout" svg:width="4.189cm" svg:height="0.725cm" svg:x="1.397cm" svg:y="3.683cm">
          <draw:text-box>
            <text:p><text:span text:style-name="T26">Hive 2.5 Algorithm</text:span></text:p>
          </draw:text-box>
        </draw:frame>
        <draw:frame draw:style-name="gr35" draw:text-style-name="P33" draw:layer="layout" svg:width="4.189cm" svg:height="0.725cm" svg:x="1.397cm" svg:y="12.084cm">
          <draw:text-box>
            <text:p><text:span text:style-name="T26">Hive 2.6 Algorithm</text:span></text:p>
          </draw:text-box>
        </draw:frame>
        <draw:line draw:style-name="gr81" draw:text-style-name="P9" draw:layer="layout" svg:x1="25.232cm" svg:y1="14.35cm" svg:x2="24.47cm" svg:y2="15.62cm">
          <text:p/>
        </draw:line>
        <draw:line draw:style-name="gr85" draw:text-style-name="P9" draw:layer="layout" svg:x1="20.893cm" svg:y1="14.985cm" svg:x2="19.577cm" svg:y2="14.985cm">
          <text:p/>
        </draw:line>
        <draw:line draw:style-name="gr85" draw:text-style-name="P9" draw:layer="layout" svg:x1="25.477cm" svg:y1="14.985cm" svg:x2="26.793cm" svg:y2="14.985cm">
          <text:p/>
        </draw:line>
        <draw:frame draw:style-name="gr16" draw:text-style-name="P5" draw:layer="layout" svg:width="5.464cm" svg:height="0.839cm" svg:x="11.238cm" svg:y="20.222cm">
          <draw:text-box>
            <text:p><text:span text:style-name="T6">SECRET//NOFORN</text:span></text:p>
          </draw:text-box>
        </draw:frame>
        <draw:frame draw:style-name="gr15" draw:text-style-name="P5" draw:layer="layout" svg:width="5.464cm" svg:height="0.839cm" svg:x="11.238cm" svg:y="0.506cm">
          <draw:text-box>
            <text:p><text:span text:style-name="T6">SECRET//NOFORN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 presentation:use-footer-name="ftr1" presentation:use-date-time-name="dtd1">
        <draw:frame presentation:style-name="pr6" draw:text-style-name="P34" draw:layer="layout" svg:width="24.002cm" svg:height="3.393cm" svg:x="1.967cm" svg:y="1.444cm" presentation:class="title" presentation:user-transformed="true">
          <draw:text-box>
            <text:p><text:span text:style-name="T31">Scrap slides follow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 presentation:use-footer-name="ftr1" presentation:use-date-time-name="dtd1">
        <draw:frame draw:style-name="gr35" draw:text-style-name="P35" draw:layer="layout" svg:width="1.84cm" svg:height="0.887cm" svg:x="14.146cm" svg:y="11.233cm">
          <draw:text-box>
            <text:p text:style-name="P11"><text:span text:style-name="T15">eth0</text:span></text:p>
            <text:p text:style-name="P11"><text:span text:style-name="T15">10.6.5.196</text:span></text:p>
          </draw:text-box>
        </draw:frame>
        <draw:frame draw:style-name="gr35" draw:text-style-name="P36" draw:layer="layout" svg:width="2.233cm" svg:height="0.887cm" svg:x="4.153cm" svg:y="16.296cm">
          <draw:text-box>
            <text:p text:style-name="P12"><text:span text:style-name="T15">eth0</text:span></text:p>
            <text:p text:style-name="P12"><text:span text:style-name="T15">10.6.5.195/24</text:span></text:p>
          </draw:text-box>
        </draw:frame>
        <draw:frame draw:style-name="gr35" draw:text-style-name="P35" draw:layer="layout" svg:width="1.84cm" svg:height="0.887cm" svg:x="24.834cm" svg:y="12.632cm">
          <draw:text-box>
            <text:p text:style-name="P12"><text:span text:style-name="T15">eth0</text:span></text:p>
            <text:p text:style-name="P11"><text:span text:style-name="T15">10.6.5.198</text:span></text:p>
          </draw:text-box>
        </draw:frame>
        <draw:frame draw:style-name="gr35" draw:text-style-name="P35" draw:layer="layout" svg:width="1.84cm" svg:height="0.887cm" svg:x="24.834cm" svg:y="7.431cm">
          <draw:text-box>
            <text:p text:style-name="P12"><text:span text:style-name="T15">eth0</text:span></text:p>
            <text:p text:style-name="P11"><text:span text:style-name="T15">10.6.5.197</text:span></text:p>
          </draw:text-box>
        </draw:frame>
        <draw:g xml:id="id77" draw:id="id77">
          <draw:custom-shape draw:style-name="gr2" draw:text-style-name="P1" draw:layer="layout" svg:width="1.21cm" svg:height="1.229cm" svg:x="8.001cm" svg:y="7.5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8.001cm" svg:y="7.5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onnector draw:style-name="gr7" draw:text-style-name="P1" draw:layer="layout" draw:type="line" svg:x1="3.835cm" svg:y1="8.195cm" svg:x2="8.001cm" svg:y2="8.183cm" draw:start-shape="id76" draw:start-glue-point="1" draw:end-shape="id77" draw:end-glue-point="3" svg:d="m3835 8195 4166-12">
          <text:p/>
        </draw:connector>
        <draw:frame draw:style-name="gr91" draw:text-style-name="P37" draw:layer="layout" svg:width="3.025cm" svg:height="0.808cm" svg:x="7.094cm" svg:y="2.875cm">
          <draw:text-box>
            <text:p text:style-name="P1"><text:span text:style-name="T32">VPS Servers</text:span></text:p>
          </draw:text-box>
        </draw:frame>
        <draw:connector draw:style-name="gr7" draw:text-style-name="P1" draw:layer="layout" draw:type="line" svg:x1="3.835cm" svg:y1="12.649cm" svg:x2="8.092cm" svg:y2="12.673cm" draw:start-shape="id78" draw:start-glue-point="1" svg:d="m3835 12649 4257 24">
          <text:p/>
        </draw:connector>
        <draw:frame draw:style-name="gr35" draw:text-style-name="P35" draw:layer="layout" svg:width="2.233cm" svg:height="0.887cm" svg:x="5.922cm" svg:y="8.381cm">
          <draw:text-box>
            <text:p text:style-name="P11"><text:span text:style-name="T15">eth0</text:span></text:p>
            <text:p text:style-name="P11"><text:span text:style-name="T15">10.6.5.191/24</text:span></text:p>
          </draw:text-box>
        </draw:frame>
        <draw:frame draw:style-name="gr35" draw:text-style-name="P36" draw:layer="layout" svg:width="2.39cm" svg:height="0.887cm" svg:x="9.022cm" svg:y="8.182cm">
          <draw:text-box>
            <text:p text:style-name="P12"><text:span text:style-name="T15">eth1</text:span></text:p>
            <text:p text:style-name="P12"><text:span text:style-name="T33">172.16.63.1/24</text:span></text:p>
          </draw:text-box>
        </draw:frame>
        <draw:frame draw:style-name="gr35" draw:text-style-name="P35" draw:layer="layout" svg:width="4.354cm" svg:height="0.569cm" svg:x="6.429cm" svg:y="7.014cm">
          <draw:text-box>
            <text:p text:style-name="P11"><text:span text:style-name="T15">Target domain: </text:span><text:span text:style-name="T16">domainA.com</text:span></text:p>
          </draw:text-box>
        </draw:frame>
        <draw:frame draw:style-name="gr35" draw:text-style-name="P35" draw:layer="layout" svg:width="4.354cm" svg:height="0.569cm" svg:x="6.429cm" svg:y="13.383cm">
          <draw:text-box>
            <text:p text:style-name="P11"><text:span text:style-name="T15">Target domain: </text:span><text:span text:style-name="T16">domainB.com</text:span></text:p>
          </draw:text-box>
        </draw:frame>
        <draw:g xml:id="id76" draw:id="id76">
          <draw:custom-shape draw:style-name="gr13" draw:text-style-name="P1" draw:layer="layout" svg:width="2.056cm" svg:height="1.229cm" svg:x="1.779cm" svg:y="7.581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3cm" svg:y="7.536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x86</text:span></text:p>
            </draw:text-box>
          </draw:frame>
        </draw:g>
        <draw:g xml:id="id78" draw:id="id78">
          <draw:custom-shape draw:style-name="gr13" draw:text-style-name="P1" draw:layer="layout" svg:width="2.056cm" svg:height="1.229cm" svg:x="1.779cm" svg:y="12.0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0.963cm" svg:x="1.803cm" svg:y="12.168cm">
            <draw:text-box>
              <text:p text:style-name="P1"><text:span text:style-name="T19">Implanted</text:span></text:p>
              <text:p text:style-name="P1"><text:span text:style-name="T19">Host</text:span></text:p>
            </draw:text-box>
          </draw:frame>
        </draw:g>
        <draw:g xml:id="id82" draw:id="id82">
          <draw:custom-shape draw:style-name="gr8" draw:text-style-name="P1" draw:layer="layout" svg:width="2.662cm" svg:height="1.598cm" svg:x="22.353cm" svg:y="12.6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2.326cm" svg:y="12.9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</draw:g>
        <draw:g xml:id="id89" draw:id="id89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3.869cm" svg:height="1.786cm" svg:x="13.912cm" svg:y="9.4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2" draw:text-style-name="P15" draw:layer="layout" svg:width="1.26cm" svg:height="0.683cm" svg:x="15.216cm" svg:y="9.564cm">
            <draw:text-box>
              <text:p text:style-name="P14"><text:span text:style-name="T2">Blot</text:span></text:p>
            </draw:text-box>
          </draw:frame>
        </draw:g>
        <draw:frame draw:style-name="gr93" draw:text-style-name="P39" draw:layer="layout" svg:width="2.31cm" svg:height="0.887cm" svg:x="20.247cm" svg:y="12.632cm">
          <draw:text-box>
            <text:p text:style-name="P11"><text:span text:style-name="T15">eth1</text:span></text:p>
            <text:p text:style-name="P11"><text:span text:style-name="T15">172.16.64.100</text:span></text:p>
          </draw:text-box>
        </draw:frame>
        <draw:g xml:id="id81" draw:id="id81">
          <draw:custom-shape draw:style-name="gr8" draw:text-style-name="P1" draw:layer="layout" svg:width="2.662cm" svg:height="1.598cm" svg:x="22.353cm" svg:y="7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83cm" svg:y="7.6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frame draw:style-name="gr35" draw:text-style-name="P36" draw:layer="layout" svg:width="1.996cm" svg:height="0.887cm" svg:x="17.65cm" svg:y="10.574cm">
          <draw:text-box>
            <text:p text:style-name="P12"><text:span text:style-name="T15">eth2</text:span></text:p>
            <text:p text:style-name="P12"><text:span text:style-name="T15">172.16.64.1</text:span></text:p>
          </draw:text-box>
        </draw:frame>
        <draw:frame draw:style-name="gr35" draw:text-style-name="P40" draw:layer="layout" svg:width="2.174cm" svg:height="0.569cm" svg:x="9.657cm" svg:y="10.344cm">
          <draw:text-box>
            <text:p text:style-name="P11"><text:span text:style-name="T34">VPN tunnels</text:span></text:p>
          </draw:text-box>
        </draw:frame>
        <draw:custom-shape draw:style-name="gr94" draw:text-style-name="P1" xml:id="id80" draw:id="id80" draw:layer="layout" svg:width="2.286cm" svg:height="0.762cm" svg:x="14.703cm" svg:y="10.247cm">
          <text:p/>
          <draw:enhanced-geometry svg:viewBox="0 0 21600 21600" draw:type="rectangle" draw:enhanced-path="M 0 0 L 21600 0 21600 21600 0 21600 0 0 Z N"/>
        </draw:custom-shape>
        <draw:frame draw:style-name="gr35" draw:text-style-name="P20" draw:layer="layout" svg:width="1.772cm" svg:height="0.569cm" svg:x="14.96cm" svg:y="10.344cm">
          <draw:text-box>
            <text:p><text:span text:style-name="T15">Beastbox</text:span></text:p>
          </draw:text-box>
        </draw:frame>
        <draw:frame draw:style-name="gr95" draw:text-style-name="P41" xml:id="id79" draw:id="id79" draw:layer="layout" svg:width="2.02cm" svg:height="0.911cm" svg:x="12.211cm" svg:y="11.472cm">
          <draw:text-box>
            <text:p text:style-name="P12"><text:span text:style-name="T34">tun0</text:span></text:p>
            <text:p text:style-name="P12"><text:span text:style-name="T34">10.177.77.1</text:span></text:p>
          </draw:text-box>
        </draw:frame>
        <draw:connector draw:style-name="gr96" draw:text-style-name="P19" draw:layer="layout" draw:type="line" svg:x1="13.221cm" svg:y1="11.472cm" svg:x2="14.703cm" svg:y2="10.628cm" draw:start-shape="id79" draw:start-glue-point="0" draw:end-shape="id80" svg:d="m13221 11472 1482-844">
          <text:p/>
        </draw:connector>
        <draw:frame draw:style-name="gr35" draw:text-style-name="P35" draw:layer="layout" svg:width="2.153cm" svg:height="0.887cm" svg:x="20.367cm" svg:y="7.43cm">
          <draw:text-box>
            <text:p text:style-name="P11"><text:span text:style-name="T15">eth1</text:span></text:p>
            <text:p text:style-name="P11"><text:span text:style-name="T15">172.16.64.10</text:span></text:p>
          </draw:text-box>
        </draw:frame>
        <draw:frame draw:style-name="gr35" draw:text-style-name="P9" draw:layer="layout" svg:width="2.356cm" svg:height="1.039cm" svg:x="7.428cm" svg:y="8.915cm">
          <draw:text-box>
            <text:p text:style-name="P1"><text:span text:style-name="T13">CentOS-6.3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7.428cm" svg:y="13.816cm">
          <draw:text-box>
            <text:p text:style-name="P1"><text:span text:style-name="T13">CentOS-6.2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14.668cm" svg:y="8.417cm">
          <draw:text-box>
            <text:p text:style-name="P1"><text:span text:style-name="T13">CentOS-5.9</text:span></text:p>
            <text:p text:style-name="P1"><text:span text:style-name="T13">32-bit</text:span></text:p>
          </draw:text-box>
        </draw:frame>
        <draw:frame draw:style-name="gr35" draw:text-style-name="P9" draw:layer="layout" svg:width="2.356cm" svg:height="1.039cm" svg:x="22.506cm" svg:y="6.318cm">
          <draw:text-box>
            <text:p text:style-name="P1"><text:span text:style-name="T13">CentOS-6.2</text:span></text:p>
            <text:p text:style-name="P1"><text:span text:style-name="T13">64-bit</text:span></text:p>
          </draw:text-box>
        </draw:frame>
        <draw:frame draw:style-name="gr35" draw:text-style-name="P35" draw:layer="layout" svg:width="2.31cm" svg:height="0.887cm" svg:x="11.831cm" svg:y="9.777cm">
          <draw:text-box>
            <text:p text:style-name="P11"><text:span text:style-name="T15">eth1</text:span></text:p>
            <text:p text:style-name="P11"><text:span text:style-name="T15">172.16.63.101</text:span></text:p>
          </draw:text-box>
        </draw:frame>
        <draw:frame draw:style-name="gr15" draw:text-style-name="P5" draw:layer="layout" svg:width="6.01cm" svg:height="0.839cm" svg:x="10.965cm" svg:y="0.505cm">
          <draw:text-box>
            <text:p><text:span text:style-name="T6">SECRET//SI//NOFORN</text:span></text:p>
          </draw:text-box>
        </draw:frame>
        <draw:frame presentation:style-name="pr1" draw:layer="layout" svg:width="24.002cm" svg:height="1.04cm" svg:x="1.969cm" svg:y="1.376cm" presentation:class="title" presentation:user-transformed="true">
          <draw:text-box>
            <text:p><text:span text:style-name="T1">Hive Beacon Lab Test Infrastructure</text:span></text:p>
          </draw:text-box>
        </draw:frame>
        <draw:frame draw:style-name="gr16" draw:text-style-name="P5" draw:layer="layout" svg:width="6.01cm" svg:height="0.839cm" svg:x="10.965cm" svg:y="20.221cm">
          <draw:text-box>
            <text:p><text:span text:style-name="T6">SECRET//SI//NOFORN</text:span></text:p>
          </draw:text-box>
        </draw:frame>
        <draw:line draw:style-name="gr97" draw:text-style-name="P42" draw:layer="layout" svg:x1="8.655cm" svg:y1="15.519cm" svg:x2="13.989cm" svg:y2="15.519cm">
          <text:p/>
        </draw:line>
        <draw:line draw:style-name="gr97" draw:text-style-name="P42" draw:layer="layout" svg:x1="17.455cm" svg:y1="15.519cm" svg:x2="22.789cm" svg:y2="15.519cm">
          <text:p/>
        </draw:line>
        <draw:frame draw:style-name="gr98" draw:text-style-name="P43" draw:layer="layout" svg:width="2.974cm" svg:height="0.725cm" svg:x="9.835cm" svg:y="15.527cm">
          <draw:text-box>
            <text:p><text:span text:style-name="T35">Bridge: hive1</text:span></text:p>
          </draw:text-box>
        </draw:frame>
        <draw:frame draw:style-name="gr98" draw:text-style-name="P43" draw:layer="layout" svg:width="2.974cm" svg:height="0.725cm" svg:x="18.635cm" svg:y="15.528cm">
          <draw:text-box>
            <text:p><text:span text:style-name="T35">Bridge: hive2</text:span></text:p>
          </draw:text-box>
        </draw:frame>
        <draw:connector draw:style-name="gr7" draw:text-style-name="P1" draw:layer="layout" svg:x1="16.989cm" svg:y1="10.628cm" svg:x2="22.353cm" svg:y2="8.243cm" draw:start-shape="id80" draw:start-glue-point="1" draw:end-shape="id81" svg:d="m16989 10628h2688v-2385h2676">
          <text:p/>
        </draw:connector>
        <draw:connector draw:style-name="gr7" draw:text-style-name="P1" draw:layer="layout" draw:line-skew="0.021cm" svg:x1="16.989cm" svg:y1="10.628cm" svg:x2="22.326cm" svg:y2="13.443cm" draw:start-shape="id80" draw:start-glue-point="1" draw:end-shape="id82" svg:d="m16989 10628h2696v2815h2641">
          <text:p/>
        </draw:connector>
        <draw:connector draw:style-name="gr99" draw:text-style-name="P1" draw:layer="layout" draw:line-skew="-0.299cm" svg:x1="14.703cm" svg:y1="10.628cm" svg:x2="9.211cm" svg:y2="8.183cm" draw:start-shape="id80" draw:start-glue-point="3" draw:end-shape="id77" draw:end-glue-point="1" svg:d="m14703 10628h-3050v-2445h-2442">
          <text:p/>
        </draw:connector>
        <draw:frame draw:style-name="gr35" draw:text-style-name="P35" draw:layer="layout" svg:width="2.233cm" svg:height="0.887cm" svg:x="5.923cm" svg:y="12.582cm">
          <draw:text-box>
            <text:p text:style-name="P11"><text:span text:style-name="T15">eth0</text:span></text:p>
            <text:p text:style-name="P11"><text:span text:style-name="T15">10.6.5.192/24</text:span></text:p>
          </draw:text-box>
        </draw:frame>
        <draw:frame draw:style-name="gr35" draw:text-style-name="P36" draw:layer="layout" svg:width="2.39cm" svg:height="0.887cm" svg:x="9.022cm" svg:y="12.583cm">
          <draw:text-box>
            <text:p text:style-name="P12"><text:span text:style-name="T15">eth1</text:span></text:p>
            <text:p text:style-name="P12"><text:span text:style-name="T33">172.16.63.2/24</text:span></text:p>
          </draw:text-box>
        </draw:frame>
        <draw:connector draw:style-name="gr100" draw:text-style-name="P1" draw:layer="layout" draw:line-skew="-0.024cm" svg:x1="9.164cm" svg:y1="12.649cm" svg:x2="14.703cm" svg:y2="10.628cm" draw:end-shape="id80" svg:d="m9164 12649h2489v-2021h3050">
          <text:p/>
        </draw:connector>
        <draw:frame draw:style-name="gr35" draw:text-style-name="P9" draw:layer="layout" svg:width="2.356cm" svg:height="1.039cm" svg:x="22.506cm" svg:y="14.319cm">
          <draw:text-box>
            <text:p text:style-name="P1"><text:span text:style-name="T13">CentOS-6.2</text:span></text:p>
            <text:p text:style-name="P1"><text:span text:style-name="T13">64-bit</text:span></text:p>
          </draw:text-box>
        </draw:frame>
        <draw:g xml:id="id87" draw:id="id87">
          <draw:custom-shape draw:style-name="gr101" draw:text-style-name="P1" draw:layer="layout" svg:width="2.507cm" svg:height="1.571cm" svg:x="1.792cm" svg:y="16.336cm">
            <text:p/>
            <draw:enhanced-geometry svg:viewBox="0 0 21600 21600" draw:type="rectangle" draw:enhanced-path="M 0 0 L 21600 0 21600 21600 0 21600 0 0 Z N"/>
          </draw:custom-shape>
          <draw:frame draw:style-name="gr102" draw:text-style-name="P44" draw:layer="layout" svg:width="2.225cm" svg:height="1.039cm" svg:x="1.933cm" svg:y="16.602cm">
            <draw:text-box>
              <text:p text:style-name="P1"><text:span text:style-name="T36">Command</text:span></text:p>
              <text:p text:style-name="P1"><text:span text:style-name="T36">Post</text:span></text:p>
            </draw:text-box>
          </draw:frame>
        </draw:g>
        <draw:frame draw:style-name="gr35" draw:text-style-name="P36" draw:layer="layout" svg:width="1.84cm" svg:height="0.887cm" svg:x="3.665cm" svg:y="7.382cm">
          <draw:text-box>
            <text:p text:style-name="P12"><text:span text:style-name="T15">eth0</text:span></text:p>
            <text:p text:style-name="P12"><text:span text:style-name="T15">10.6.5.190</text:span></text:p>
          </draw:text-box>
        </draw:frame>
        <draw:g xml:id="id83" draw:id="id83">
          <draw:custom-shape draw:style-name="gr13" draw:text-style-name="P1" draw:layer="layout" svg:width="2.056cm" svg:height="1.229cm" svg:x="1.779cm" svg:y="6.08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3cm" svg:y="6.037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MIPSBE</text:span></text:p>
            </draw:text-box>
          </draw:frame>
        </draw:g>
        <draw:connector draw:style-name="gr7" draw:text-style-name="P1" draw:layer="layout" svg:x1="8.001cm" svg:y1="8.183cm" svg:x2="3.835cm" svg:y2="6.696cm" draw:start-shape="id77" draw:start-glue-point="3" draw:end-shape="id83" draw:end-glue-point="1" svg:d="m8001 8183h-2083v-1487h-2083">
          <text:p/>
        </draw:connector>
        <draw:frame draw:style-name="gr103" draw:text-style-name="P45" xml:id="id88" draw:id="id88" draw:layer="layout" svg:width="1.903cm" svg:height="0.645cm" svg:x="6.685cm" svg:y="16.799cm">
          <draw:text-box>
            <text:p><text:span text:style-name="T37">VLAN 65</text:span></text:p>
          </draw:text-box>
        </draw:frame>
        <draw:g xml:id="id84" draw:id="id84">
          <draw:custom-shape draw:style-name="gr13" draw:text-style-name="P1" draw:layer="layout" svg:width="2.056cm" svg:height="1.229cm" svg:x="1.779cm" svg:y="4.58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3cm" svg:y="4.537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PowerPC</text:span></text:p>
            </draw:text-box>
          </draw:frame>
        </draw:g>
        <draw:connector draw:style-name="gr7" draw:text-style-name="P1" draw:layer="layout" svg:x1="8.001cm" svg:y1="8.183cm" svg:x2="3.835cm" svg:y2="5.196cm" draw:start-shape="id77" draw:start-glue-point="3" draw:end-shape="id84" draw:end-glue-point="1" svg:d="m8001 8183h-2083v-2987h-2083">
          <text:p/>
        </draw:connector>
        <draw:frame draw:style-name="gr35" draw:text-style-name="P36" draw:layer="layout" svg:width="1.526cm" svg:height="0.887cm" svg:x="3.667cm" svg:y="4.383cm">
          <draw:text-box>
            <text:p text:style-name="P12"><text:span text:style-name="T15">eth0</text:span></text:p>
            <text:p text:style-name="P12"><text:span text:style-name="T15">10.2.5.5</text:span></text:p>
          </draw:text-box>
        </draw:frame>
        <draw:frame draw:style-name="gr95" draw:text-style-name="P41" xml:id="id85" draw:id="id85" draw:layer="layout" svg:width="2.177cm" svg:height="0.911cm" svg:x="11.011cm" svg:y="7.073cm">
          <draw:text-box>
            <text:p text:style-name="P12"><text:span text:style-name="T34">tun0</text:span></text:p>
            <text:p text:style-name="P12"><text:span text:style-name="T34">10.177.77.10</text:span></text:p>
          </draw:text-box>
        </draw:frame>
        <draw:connector draw:style-name="gr96" draw:text-style-name="P19" draw:layer="layout" draw:type="line" svg:x1="11.011cm" svg:y1="7.528cm" svg:x2="9.211cm" svg:y2="8.183cm" draw:start-shape="id85" draw:start-glue-point="3" draw:end-shape="id77" draw:end-glue-point="1" svg:d="m11011 7528-1800 655">
          <text:p/>
        </draw:connector>
        <draw:frame draw:style-name="gr104" draw:text-style-name="P4" draw:layer="layout" svg:width="3.77cm" svg:height="0.725cm" svg:x="13.961cm" svg:y="2.876cm">
          <draw:text-box>
            <text:p text:style-name="P1"><text:span text:style-name="T32">Proxy / Director </text:span></text:p>
          </draw:text-box>
        </draw:frame>
        <draw:frame draw:style-name="gr51" draw:text-style-name="P37" draw:layer="layout" svg:width="3.849cm" svg:height="0.808cm" svg:x="0.883cm" svg:y="2.876cm">
          <draw:text-box>
            <text:p text:style-name="P1"><text:span text:style-name="T32">Implanted Hosts</text:span></text:p>
          </draw:text-box>
        </draw:frame>
        <draw:frame draw:style-name="gr104" draw:text-style-name="P4" draw:layer="layout" svg:width="4.202cm" svg:height="0.725cm" svg:x="21.583cm" svg:y="2.877cm">
          <draw:text-box>
            <text:p text:style-name="P1"><text:span text:style-name="T32">Response Servers</text:span></text:p>
          </draw:text-box>
        </draw:frame>
        <draw:frame draw:style-name="gr103" draw:text-style-name="P45" xml:id="id86" draw:id="id86" draw:layer="layout" svg:width="1.903cm" svg:height="0.645cm" svg:x="25.486cm" svg:y="10.4cm">
          <draw:text-box>
            <text:p><text:span text:style-name="T37">VLAN 65</text:span></text:p>
          </draw:text-box>
        </draw:frame>
        <draw:connector draw:style-name="gr105" draw:text-style-name="P1" draw:layer="layout" svg:x1="25.015cm" svg:y1="8.243cm" svg:x2="26.437cm" svg:y2="10.4cm" draw:start-shape="id81" draw:start-glue-point="1" draw:end-shape="id86" draw:end-glue-point="0" svg:d="m25015 8243h1422v2157">
          <text:p/>
        </draw:connector>
        <draw:connector draw:style-name="gr105" draw:text-style-name="P1" draw:layer="layout" svg:x1="25.042cm" svg:y1="13.443cm" svg:x2="26.437cm" svg:y2="11.045cm" draw:start-shape="id82" draw:start-glue-point="1" draw:end-shape="id86" draw:end-glue-point="2" svg:d="m25042 13443h1395v-2398">
          <text:p/>
        </draw:connector>
        <draw:connector draw:style-name="gr105" draw:text-style-name="P1" draw:layer="layout" draw:type="line" svg:x1="4.299cm" svg:y1="17.121cm" svg:x2="6.685cm" svg:y2="17.121cm" draw:start-shape="id87" draw:start-glue-point="1" draw:end-shape="id88" draw:end-glue-point="3" svg:d="m4299 17121h2386">
          <text:p/>
        </draw:connector>
        <draw:frame draw:style-name="gr103" draw:text-style-name="P45" xml:id="id90" draw:id="id90" draw:layer="layout" svg:width="1.903cm" svg:height="0.645cm" svg:x="14.895cm" svg:y="12.681cm">
          <draw:text-box>
            <text:p><text:span text:style-name="T37">VLAN 65</text:span></text:p>
          </draw:text-box>
        </draw:frame>
        <draw:connector draw:style-name="gr105" draw:text-style-name="P1" draw:layer="layout" draw:type="line" svg:x1="15.846cm" svg:y1="11.271cm" svg:x2="15.846cm" svg:y2="12.681cm" draw:start-shape="id89" draw:end-shape="id90" draw:end-glue-point="0" svg:d="m15846 11271v1410">
          <text:p/>
        </draw:connector>
        <draw:frame draw:style-name="gr35" draw:text-style-name="P36" draw:layer="layout" svg:width="2.441cm" svg:height="0.489cm" svg:x="3.666cm" svg:y="6.584cm">
          <draw:text-box>
            <text:p text:style-name="P12"><text:span text:style-name="T38">00:0C:42:4D:7B:DE</text:span></text:p>
          </draw:text-box>
        </draw:frame>
        <draw:frame draw:style-name="gr35" draw:text-style-name="P36" draw:layer="layout" svg:width="1.526cm" svg:height="0.887cm" svg:x="3.666cm" svg:y="5.884cm">
          <draw:text-box>
            <text:p text:style-name="P12"><text:span text:style-name="T15">eth0</text:span></text:p>
            <text:p text:style-name="P12"><text:span text:style-name="T15">10.2.5.6</text:span></text:p>
          </draw:text-box>
        </draw:frame>
        <draw:frame draw:style-name="gr35" draw:text-style-name="P36" draw:layer="layout" svg:width="2.369cm" svg:height="0.489cm" svg:x="3.667cm" svg:y="5.085cm">
          <draw:text-box>
            <text:p text:style-name="P12"><text:span text:style-name="T38">00:0C:42:99:8A:E1</text:span></text:p>
          </draw:text-box>
        </draw:frame>
        <draw:g xml:id="id91" draw:id="id91">
          <draw:custom-shape draw:style-name="gr13" draw:text-style-name="P1" draw:layer="layout" svg:width="2.056cm" svg:height="1.229cm" svg:x="1.78cm" svg:y="9.08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4cm" svg:y="9.037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sparc</text:span></text:p>
            </draw:text-box>
          </draw:frame>
        </draw:g>
        <draw:frame draw:style-name="gr35" draw:text-style-name="P36" draw:layer="layout" svg:width="1.526cm" svg:height="0.887cm" svg:x="3.666cm" svg:y="8.883cm">
          <draw:text-box>
            <text:p text:style-name="P12"><text:span text:style-name="T15">eri0</text:span></text:p>
            <text:p text:style-name="P12"><text:span text:style-name="T15">10.2.5.5</text:span></text:p>
          </draw:text-box>
        </draw:frame>
        <draw:connector draw:style-name="gr7" draw:text-style-name="P1" draw:layer="layout" svg:x1="3.836cm" svg:y1="9.696cm" svg:x2="8.001cm" svg:y2="8.183cm" draw:start-shape="id91" draw:end-shape="id77" draw:end-glue-point="3" svg:d="m3836 9696h2083v-1513h2082">
          <text:p/>
        </draw:connector>
        <draw:frame draw:style-name="gr35" draw:text-style-name="P36" draw:layer="layout" svg:width="2.377cm" svg:height="0.489cm" svg:x="3.667cm" svg:y="9.585cm">
          <draw:text-box>
            <text:p text:style-name="P12"><text:span text:style-name="T38">00:03:BA:86:6A:</text:span><text:span text:style-name="T39">78</text:span></text:p>
          </draw:text-box>
        </draw:frame>
        <draw:frame draw:style-name="gr35" draw:text-style-name="P36" draw:layer="layout" svg:width="2.441cm" svg:height="0.489cm" svg:x="3.667cm" svg:y="6.585cm">
          <draw:text-box>
            <text:p text:style-name="P12"><text:span text:style-name="T38">00:0C:42:4D:7B:DE</text:span></text:p>
          </draw:text-box>
        </draw:frame>
        <draw:frame draw:style-name="gr35" draw:text-style-name="P36" draw:layer="layout" svg:width="2.348cm" svg:height="0.489cm" svg:x="3.668cm" svg:y="8.086cm">
          <draw:text-box>
            <text:p text:style-name="P12"><text:span text:style-name="T38">52:54:00:9A:B0:72</text:span></text:p>
          </draw:text-box>
        </draw:frame>
        <draw:frame draw:style-name="gr35" draw:text-style-name="P36" draw:layer="layout" svg:width="2.441cm" svg:height="0.489cm" svg:x="3.668cm" svg:y="6.586cm">
          <draw:text-box>
            <text:p text:style-name="P12"><text:span text:style-name="T38">00:0C:42:4D:7B:DE</text:span></text:p>
          </draw:text-box>
        </draw:frame>
        <draw:g>
          <draw:custom-shape draw:style-name="gr2" draw:text-style-name="P1" draw:layer="layout" svg:width="1.21cm" svg:height="1.229cm" svg:x="8.001cm" svg:y="12.035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8.001cm" svg:y="12.035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frame draw:style-name="gr103" draw:text-style-name="P45" draw:layer="layout" svg:width="1.903cm" svg:height="0.645cm" svg:x="5.886cm" svg:y="5.7cm">
          <draw:text-box>
            <text:p><text:span text:style-name="T37">VLAN 65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11" presentation:class="page"/>
          <draw:frame presentation:style-name="pr2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 presentation:use-footer-name="ftr1" presentation:use-date-time-name="dtd1">
        <draw:frame draw:style-name="gr35" draw:text-style-name="P35" draw:layer="layout" svg:width="1.84cm" svg:height="0.887cm" svg:x="14.146cm" svg:y="11.233cm">
          <draw:text-box>
            <text:p text:style-name="P11"><text:span text:style-name="T15">eth0</text:span></text:p>
            <text:p text:style-name="P11"><text:span text:style-name="T15">10.6.5.196</text:span></text:p>
          </draw:text-box>
        </draw:frame>
        <draw:frame draw:style-name="gr35" draw:text-style-name="P36" draw:layer="layout" svg:width="2.233cm" svg:height="0.887cm" svg:x="4.153cm" svg:y="16.296cm">
          <draw:text-box>
            <text:p text:style-name="P12"><text:span text:style-name="T15">eth0</text:span></text:p>
            <text:p text:style-name="P12"><text:span text:style-name="T15">10.6.5.195/24</text:span></text:p>
          </draw:text-box>
        </draw:frame>
        <draw:frame draw:style-name="gr35" draw:text-style-name="P35" draw:layer="layout" svg:width="1.84cm" svg:height="0.887cm" svg:x="24.834cm" svg:y="12.632cm">
          <draw:text-box>
            <text:p text:style-name="P12"><text:span text:style-name="T15">eth0</text:span></text:p>
            <text:p text:style-name="P11"><text:span text:style-name="T15">10.6.5.198</text:span></text:p>
          </draw:text-box>
        </draw:frame>
        <draw:frame draw:style-name="gr35" draw:text-style-name="P35" draw:layer="layout" svg:width="1.84cm" svg:height="0.887cm" svg:x="24.834cm" svg:y="7.431cm">
          <draw:text-box>
            <text:p text:style-name="P12"><text:span text:style-name="T15">eth0</text:span></text:p>
            <text:p text:style-name="P11"><text:span text:style-name="T15">10.6.5.197</text:span></text:p>
          </draw:text-box>
        </draw:frame>
        <draw:g xml:id="id93" draw:id="id93">
          <draw:custom-shape draw:style-name="gr2" draw:text-style-name="P1" draw:layer="layout" svg:width="1.21cm" svg:height="1.229cm" svg:x="8.001cm" svg:y="7.5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8.001cm" svg:y="7.5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onnector draw:style-name="gr7" draw:text-style-name="P1" draw:layer="layout" draw:type="line" svg:x1="3.835cm" svg:y1="8.195cm" svg:x2="8.001cm" svg:y2="8.183cm" draw:start-shape="id92" draw:start-glue-point="1" draw:end-shape="id93" draw:end-glue-point="3" svg:d="m3835 8195 4166-12">
          <text:p/>
        </draw:connector>
        <draw:frame draw:style-name="gr91" draw:text-style-name="P37" draw:layer="layout" svg:width="3.025cm" svg:height="0.808cm" svg:x="7.094cm" svg:y="2.875cm">
          <draw:text-box>
            <text:p text:style-name="P1"><text:span text:style-name="T32">VPS Servers</text:span></text:p>
          </draw:text-box>
        </draw:frame>
        <draw:connector draw:style-name="gr7" draw:text-style-name="P1" draw:layer="layout" draw:type="line" svg:x1="3.835cm" svg:y1="12.649cm" svg:x2="8.092cm" svg:y2="12.673cm" draw:start-shape="id94" draw:start-glue-point="1" svg:d="m3835 12649 4257 24">
          <text:p/>
        </draw:connector>
        <draw:frame draw:style-name="gr35" draw:text-style-name="P35" draw:layer="layout" svg:width="2.233cm" svg:height="0.887cm" svg:x="5.922cm" svg:y="8.381cm">
          <draw:text-box>
            <text:p text:style-name="P11"><text:span text:style-name="T15">eth0</text:span></text:p>
            <text:p text:style-name="P11"><text:span text:style-name="T15">10.6.5.191/24</text:span></text:p>
          </draw:text-box>
        </draw:frame>
        <draw:frame draw:style-name="gr35" draw:text-style-name="P36" draw:layer="layout" svg:width="2.39cm" svg:height="0.887cm" svg:x="9.022cm" svg:y="8.182cm">
          <draw:text-box>
            <text:p text:style-name="P12"><text:span text:style-name="T15">eth1</text:span></text:p>
            <text:p text:style-name="P12"><text:span text:style-name="T33">172.16.63.1/24</text:span></text:p>
          </draw:text-box>
        </draw:frame>
        <draw:frame draw:style-name="gr35" draw:text-style-name="P35" draw:layer="layout" svg:width="4.354cm" svg:height="0.569cm" svg:x="6.429cm" svg:y="7.014cm">
          <draw:text-box>
            <text:p text:style-name="P11"><text:span text:style-name="T15">Target domain: </text:span><text:span text:style-name="T16">domainA.com</text:span></text:p>
          </draw:text-box>
        </draw:frame>
        <draw:frame draw:style-name="gr35" draw:text-style-name="P35" draw:layer="layout" svg:width="4.354cm" svg:height="0.569cm" svg:x="6.429cm" svg:y="13.383cm">
          <draw:text-box>
            <text:p text:style-name="P11"><text:span text:style-name="T15">Target domain: </text:span><text:span text:style-name="T16">domainB.com</text:span></text:p>
          </draw:text-box>
        </draw:frame>
        <draw:g xml:id="id92" draw:id="id92">
          <draw:custom-shape draw:style-name="gr13" draw:text-style-name="P1" draw:layer="layout" svg:width="2.056cm" svg:height="1.229cm" svg:x="1.779cm" svg:y="7.581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3cm" svg:y="7.536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x86</text:span></text:p>
            </draw:text-box>
          </draw:frame>
        </draw:g>
        <draw:g xml:id="id94" draw:id="id94">
          <draw:custom-shape draw:style-name="gr13" draw:text-style-name="P1" draw:layer="layout" svg:width="2.056cm" svg:height="1.229cm" svg:x="1.779cm" svg:y="12.0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0.963cm" svg:x="1.803cm" svg:y="12.168cm">
            <draw:text-box>
              <text:p text:style-name="P1"><text:span text:style-name="T19">Implanted</text:span></text:p>
              <text:p text:style-name="P1"><text:span text:style-name="T19">Host</text:span></text:p>
            </draw:text-box>
          </draw:frame>
        </draw:g>
        <draw:g xml:id="id99" draw:id="id99">
          <draw:custom-shape draw:style-name="gr8" draw:text-style-name="P1" draw:layer="layout" svg:width="2.662cm" svg:height="1.598cm" svg:x="22.353cm" svg:y="12.6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2.326cm" svg:y="12.9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</draw:g>
        <draw:g xml:id="id97" draw:id="id97">
          <draw:glue-point draw:id="4" svg:x="5cm" svg:y="-1.408cm"/>
          <draw:glue-point draw:id="5" svg:x="1.331cm" svg:y="0.283cm" draw:align="center"/>
          <draw:glue-point draw:id="6" svg:x="-4.998cm" svg:y="-3.353cm"/>
          <draw:glue-point draw:id="7" svg:x="-4.998cm" svg:y="-3.353cm"/>
          <draw:glue-point draw:id="8" svg:x="-4.998cm" svg:y="2.334cm"/>
          <draw:glue-point draw:id="9" svg:x="-4.998cm" svg:y="-1.931cm"/>
          <draw:glue-point draw:id="10" svg:x="-4.998cm" svg:y="2.334cm"/>
          <draw:glue-point draw:id="11" svg:x="5.001cm" svg:y="2.334cm"/>
          <draw:glue-point draw:id="12" svg:x="5.001cm" svg:y="-1.931cm"/>
          <draw:g>
            <draw:custom-shape draw:style-name="gr8" draw:text-style-name="P1" draw:layer="layout" svg:width="3.869cm" svg:height="1.786cm" svg:x="13.912cm" svg:y="9.4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2" draw:text-style-name="P15" draw:layer="layout" svg:width="1.26cm" svg:height="0.683cm" svg:x="15.216cm" svg:y="9.564cm">
            <draw:text-box>
              <text:p text:style-name="P14"><text:span text:style-name="T2">Blot</text:span></text:p>
            </draw:text-box>
          </draw:frame>
        </draw:g>
        <draw:frame draw:style-name="gr93" draw:text-style-name="P39" draw:layer="layout" svg:width="2.31cm" svg:height="0.887cm" svg:x="20.268cm" svg:y="12.632cm">
          <draw:text-box>
            <text:p text:style-name="P11"><text:span text:style-name="T15">eth1</text:span></text:p>
            <text:p text:style-name="P11"><text:span text:style-name="T15">172.16.64.100</text:span></text:p>
          </draw:text-box>
        </draw:frame>
        <draw:g xml:id="id98" draw:id="id98">
          <draw:custom-shape draw:style-name="gr8" draw:text-style-name="P1" draw:layer="layout" svg:width="2.662cm" svg:height="1.598cm" svg:x="22.353cm" svg:y="7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83cm" svg:y="7.6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frame draw:style-name="gr35" draw:text-style-name="P36" draw:layer="layout" svg:width="1.996cm" svg:height="0.887cm" svg:x="17.65cm" svg:y="9.54cm">
          <draw:text-box>
            <text:p text:style-name="P12"><text:span text:style-name="T15">eth2</text:span></text:p>
            <text:p text:style-name="P12"><text:span text:style-name="T15">172.16.64.1</text:span></text:p>
          </draw:text-box>
          <draw:glue-point draw:id="4" svg:x="-2.439cm" svg:y="-4.994cm"/>
        </draw:frame>
        <draw:frame draw:style-name="gr35" draw:text-style-name="P40" draw:layer="layout" svg:width="2.174cm" svg:height="0.569cm" svg:x="9.657cm" svg:y="10.044cm">
          <draw:text-box>
            <text:p text:style-name="P11"><text:span text:style-name="T34">VPN tunnels</text:span></text:p>
          </draw:text-box>
        </draw:frame>
        <draw:custom-shape draw:style-name="gr94" draw:text-style-name="P1" xml:id="id96" draw:id="id96" draw:layer="layout" svg:width="2.286cm" svg:height="0.762cm" svg:x="14.703cm" svg:y="10.247cm">
          <text:p/>
          <draw:enhanced-geometry svg:viewBox="0 0 21600 21600" draw:type="rectangle" draw:enhanced-path="M 0 0 L 21600 0 21600 21600 0 21600 0 0 Z N"/>
        </draw:custom-shape>
        <draw:frame draw:style-name="gr35" draw:text-style-name="P20" draw:layer="layout" svg:width="1.772cm" svg:height="0.569cm" svg:x="14.96cm" svg:y="10.344cm">
          <draw:text-box>
            <text:p><text:span text:style-name="T15">Beastbox</text:span></text:p>
          </draw:text-box>
        </draw:frame>
        <draw:frame draw:style-name="gr95" draw:text-style-name="P41" xml:id="id95" draw:id="id95" draw:layer="layout" svg:width="2.02cm" svg:height="0.911cm" svg:x="12.211cm" svg:y="11.472cm">
          <draw:text-box>
            <text:p text:style-name="P12"><text:span text:style-name="T34">tun0</text:span></text:p>
            <text:p text:style-name="P12"><text:span text:style-name="T34">10.177.77.1</text:span></text:p>
          </draw:text-box>
        </draw:frame>
        <draw:connector draw:style-name="gr96" draw:text-style-name="P19" draw:layer="layout" draw:type="line" svg:x1="13.221cm" svg:y1="11.472cm" svg:x2="14.703cm" svg:y2="10.628cm" draw:start-shape="id95" draw:start-glue-point="0" draw:end-shape="id96" svg:d="m13221 11472 1482-844">
          <text:p/>
        </draw:connector>
        <draw:frame draw:style-name="gr35" draw:text-style-name="P35" draw:layer="layout" svg:width="2.153cm" svg:height="0.887cm" svg:x="20.367cm" svg:y="7.43cm">
          <draw:text-box>
            <text:p text:style-name="P11"><text:span text:style-name="T15">eth1</text:span></text:p>
            <text:p text:style-name="P11"><text:span text:style-name="T15">172.16.64.10</text:span></text:p>
          </draw:text-box>
        </draw:frame>
        <draw:frame draw:style-name="gr35" draw:text-style-name="P9" draw:layer="layout" svg:width="2.356cm" svg:height="1.039cm" svg:x="7.428cm" svg:y="8.915cm">
          <draw:text-box>
            <text:p text:style-name="P1"><text:span text:style-name="T13">CentOS-6.3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7.428cm" svg:y="13.816cm">
          <draw:text-box>
            <text:p text:style-name="P1"><text:span text:style-name="T13">CentOS-6.2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14.668cm" svg:y="8.417cm">
          <draw:text-box>
            <text:p text:style-name="P1"><text:span text:style-name="T13">CentOS-5.9</text:span></text:p>
            <text:p text:style-name="P1"><text:span text:style-name="T13">32-bit</text:span></text:p>
          </draw:text-box>
        </draw:frame>
        <draw:frame draw:style-name="gr35" draw:text-style-name="P9" draw:layer="layout" svg:width="2.356cm" svg:height="1.039cm" svg:x="22.506cm" svg:y="6.318cm">
          <draw:text-box>
            <text:p text:style-name="P1"><text:span text:style-name="T13">CentOS-6.2</text:span></text:p>
            <text:p text:style-name="P1"><text:span text:style-name="T13">64-bit</text:span></text:p>
          </draw:text-box>
        </draw:frame>
        <draw:frame draw:style-name="gr35" draw:text-style-name="P35" draw:layer="layout" svg:width="1.865cm" svg:height="0.727cm" svg:x="12.231cm" svg:y="9.177cm">
          <draw:text-box>
            <text:p text:style-name="P11"><text:span text:style-name="T38">eth1</text:span></text:p>
            <text:p text:style-name="P11"><text:span text:style-name="T38">172.16.63.101</text:span></text:p>
          </draw:text-box>
        </draw:frame>
        <draw:frame draw:style-name="gr15" draw:text-style-name="P5" draw:layer="layout" svg:width="6.01cm" svg:height="0.839cm" svg:x="10.965cm" svg:y="0.505cm">
          <draw:text-box>
            <text:p><text:span text:style-name="T6">SECRET//SI//NOFORN</text:span></text:p>
          </draw:text-box>
        </draw:frame>
        <draw:frame presentation:style-name="pr1" draw:layer="layout" svg:width="24.002cm" svg:height="1.04cm" svg:x="1.969cm" svg:y="1.376cm" presentation:class="title" presentation:user-transformed="true">
          <draw:text-box>
            <text:p><text:span text:style-name="T1">Hive Test Infrastructure</text:span></text:p>
          </draw:text-box>
        </draw:frame>
        <draw:frame draw:style-name="gr16" draw:text-style-name="P5" draw:layer="layout" svg:width="6.01cm" svg:height="0.839cm" svg:x="10.965cm" svg:y="20.221cm">
          <draw:text-box>
            <text:p><text:span text:style-name="T6">SECRET//SI//NOFORN</text:span></text:p>
          </draw:text-box>
        </draw:frame>
        <draw:line draw:style-name="gr97" draw:text-style-name="P42" draw:layer="layout" svg:x1="8.655cm" svg:y1="15.519cm" svg:x2="13.989cm" svg:y2="15.519cm">
          <text:p/>
        </draw:line>
        <draw:line draw:style-name="gr97" draw:text-style-name="P42" draw:layer="layout" svg:x1="17.455cm" svg:y1="15.519cm" svg:x2="22.789cm" svg:y2="15.519cm">
          <text:p/>
        </draw:line>
        <draw:frame draw:style-name="gr98" draw:text-style-name="P43" draw:layer="layout" svg:width="2.974cm" svg:height="0.725cm" svg:x="9.835cm" svg:y="15.527cm">
          <draw:text-box>
            <text:p><text:span text:style-name="T35">Bridge: hive1</text:span></text:p>
          </draw:text-box>
        </draw:frame>
        <draw:frame draw:style-name="gr98" draw:text-style-name="P43" draw:layer="layout" svg:width="2.974cm" svg:height="0.725cm" svg:x="18.635cm" svg:y="15.528cm">
          <draw:text-box>
            <text:p><text:span text:style-name="T35">Bridge: hive2</text:span></text:p>
          </draw:text-box>
        </draw:frame>
        <draw:connector draw:style-name="gr7" draw:text-style-name="P1" draw:layer="layout" svg:x1="17.781cm" svg:y1="10.378cm" svg:x2="22.353cm" svg:y2="8.243cm" draw:start-shape="id97" draw:end-shape="id98" svg:d="m17781 10378h2286v-2135h2286">
          <text:p/>
        </draw:connector>
        <draw:connector draw:style-name="gr7" draw:text-style-name="P1" draw:layer="layout" svg:x1="17.781cm" svg:y1="10.378cm" svg:x2="22.326cm" svg:y2="13.443cm" draw:start-shape="id97" draw:start-glue-point="1" draw:end-shape="id99" svg:d="m17781 10378h2273v3065h2272">
          <text:p/>
        </draw:connector>
        <draw:connector draw:style-name="gr99" draw:text-style-name="P1" draw:layer="layout" svg:x1="13.913cm" svg:y1="9.78cm" svg:x2="9.211cm" svg:y2="8.183cm" draw:start-shape="id97" draw:start-glue-point="6" draw:end-shape="id93" draw:end-glue-point="1" svg:d="m13913 9780h-2351v-1597h-2351">
          <text:p/>
        </draw:connector>
        <draw:frame draw:style-name="gr35" draw:text-style-name="P35" draw:layer="layout" svg:width="2.233cm" svg:height="0.887cm" svg:x="5.923cm" svg:y="12.582cm">
          <draw:text-box>
            <text:p text:style-name="P11"><text:span text:style-name="T15">eth0</text:span></text:p>
            <text:p text:style-name="P11"><text:span text:style-name="T15">10.6.5.192/24</text:span></text:p>
          </draw:text-box>
        </draw:frame>
        <draw:frame draw:style-name="gr35" draw:text-style-name="P36" draw:layer="layout" svg:width="2.39cm" svg:height="0.887cm" svg:x="9.022cm" svg:y="12.583cm">
          <draw:text-box>
            <text:p text:style-name="P12"><text:span text:style-name="T15">eth1</text:span></text:p>
            <text:p text:style-name="P12"><text:span text:style-name="T33">172.16.63.2/24</text:span></text:p>
          </draw:text-box>
        </draw:frame>
        <draw:connector draw:style-name="gr100" draw:text-style-name="P1" draw:layer="layout" svg:x1="9.211cm" svg:y1="12.649cm" svg:x2="13.913cm" svg:y2="10.794cm" draw:start-shape="id100" draw:start-glue-point="1" draw:end-shape="id97" draw:end-glue-point="8" svg:d="m9211 12649h2351v-1855h2351">
          <text:p/>
        </draw:connector>
        <draw:frame draw:style-name="gr35" draw:text-style-name="P9" draw:layer="layout" svg:width="2.356cm" svg:height="1.039cm" svg:x="22.506cm" svg:y="14.319cm">
          <draw:text-box>
            <text:p text:style-name="P1"><text:span text:style-name="T13">CentOS-6.2</text:span></text:p>
            <text:p text:style-name="P1"><text:span text:style-name="T13">64-bit</text:span></text:p>
          </draw:text-box>
        </draw:frame>
        <draw:g xml:id="id105" draw:id="id105">
          <draw:custom-shape draw:style-name="gr101" draw:text-style-name="P1" draw:layer="layout" svg:width="2.507cm" svg:height="1.571cm" svg:x="1.792cm" svg:y="16.336cm">
            <text:p/>
            <draw:enhanced-geometry svg:viewBox="0 0 21600 21600" draw:type="rectangle" draw:enhanced-path="M 0 0 L 21600 0 21600 21600 0 21600 0 0 Z N"/>
          </draw:custom-shape>
          <draw:frame draw:style-name="gr102" draw:text-style-name="P44" draw:layer="layout" svg:width="2.225cm" svg:height="1.039cm" svg:x="1.933cm" svg:y="16.602cm">
            <draw:text-box>
              <text:p text:style-name="P1"><text:span text:style-name="T36">Command</text:span></text:p>
              <text:p text:style-name="P1"><text:span text:style-name="T36">Post</text:span></text:p>
            </draw:text-box>
          </draw:frame>
        </draw:g>
        <draw:frame draw:style-name="gr35" draw:text-style-name="P36" draw:layer="layout" svg:width="1.84cm" svg:height="0.887cm" svg:x="3.665cm" svg:y="7.382cm">
          <draw:text-box>
            <text:p text:style-name="P12"><text:span text:style-name="T15">eth0</text:span></text:p>
            <text:p text:style-name="P12"><text:span text:style-name="T15">10.6.5.190</text:span></text:p>
          </draw:text-box>
        </draw:frame>
        <draw:g xml:id="id101" draw:id="id101">
          <draw:custom-shape draw:style-name="gr13" draw:text-style-name="P1" draw:layer="layout" svg:width="2.056cm" svg:height="1.229cm" svg:x="1.779cm" svg:y="6.08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3cm" svg:y="6.037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MIPSBE</text:span></text:p>
            </draw:text-box>
          </draw:frame>
        </draw:g>
        <draw:connector draw:style-name="gr7" draw:text-style-name="P1" draw:layer="layout" svg:x1="8.001cm" svg:y1="8.183cm" svg:x2="3.835cm" svg:y2="6.696cm" draw:start-shape="id93" draw:start-glue-point="3" draw:end-shape="id101" draw:end-glue-point="1" svg:d="m8001 8183h-2083v-1487h-2083">
          <text:p/>
        </draw:connector>
        <draw:frame draw:style-name="gr103" draw:text-style-name="P45" xml:id="id106" draw:id="id106" draw:layer="layout" svg:width="1.903cm" svg:height="0.645cm" svg:x="6.685cm" svg:y="16.799cm">
          <draw:text-box>
            <text:p><text:span text:style-name="T37">VLAN 65</text:span></text:p>
          </draw:text-box>
        </draw:frame>
        <draw:g xml:id="id102" draw:id="id102">
          <draw:custom-shape draw:style-name="gr13" draw:text-style-name="P1" draw:layer="layout" svg:width="2.056cm" svg:height="1.229cm" svg:x="1.779cm" svg:y="4.58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3cm" svg:y="4.537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PowerPC</text:span></text:p>
            </draw:text-box>
          </draw:frame>
        </draw:g>
        <draw:connector draw:style-name="gr7" draw:text-style-name="P1" draw:layer="layout" svg:x1="8.001cm" svg:y1="8.183cm" svg:x2="3.835cm" svg:y2="5.196cm" draw:start-shape="id93" draw:start-glue-point="3" draw:end-shape="id102" draw:end-glue-point="1" svg:d="m8001 8183h-2083v-2987h-2083">
          <text:p/>
        </draw:connector>
        <draw:frame draw:style-name="gr35" draw:text-style-name="P36" draw:layer="layout" svg:width="1.526cm" svg:height="0.887cm" svg:x="3.667cm" svg:y="4.383cm">
          <draw:text-box>
            <text:p text:style-name="P12"><text:span text:style-name="T15">eth0</text:span></text:p>
            <text:p text:style-name="P12"><text:span text:style-name="T15">10.2.5.5</text:span></text:p>
          </draw:text-box>
        </draw:frame>
        <draw:frame draw:style-name="gr95" draw:text-style-name="P41" xml:id="id103" draw:id="id103" draw:layer="layout" svg:width="2.02cm" svg:height="0.911cm" svg:x="11.011cm" svg:y="7.073cm">
          <draw:text-box>
            <text:p text:style-name="P12"><text:span text:style-name="T34">tun0</text:span></text:p>
            <text:p text:style-name="P12"><text:span text:style-name="T34">10.177.77.a</text:span></text:p>
          </draw:text-box>
        </draw:frame>
        <draw:connector draw:style-name="gr96" draw:text-style-name="P19" draw:layer="layout" draw:type="line" svg:x1="11.011cm" svg:y1="7.528cm" svg:x2="9.211cm" svg:y2="8.183cm" draw:start-shape="id103" draw:start-glue-point="3" draw:end-shape="id93" draw:end-glue-point="1" svg:d="m11011 7528-1800 655">
          <text:p/>
        </draw:connector>
        <draw:frame draw:style-name="gr104" draw:text-style-name="P4" draw:layer="layout" svg:width="3.77cm" svg:height="0.725cm" svg:x="13.961cm" svg:y="2.876cm">
          <draw:text-box>
            <text:p text:style-name="P1"><text:span text:style-name="T32">Proxy / Director </text:span></text:p>
          </draw:text-box>
        </draw:frame>
        <draw:frame draw:style-name="gr51" draw:text-style-name="P37" draw:layer="layout" svg:width="3.849cm" svg:height="0.808cm" svg:x="0.883cm" svg:y="2.876cm">
          <draw:text-box>
            <text:p text:style-name="P1"><text:span text:style-name="T32">Implanted Hosts</text:span></text:p>
          </draw:text-box>
        </draw:frame>
        <draw:frame draw:style-name="gr104" draw:text-style-name="P4" draw:layer="layout" svg:width="4.202cm" svg:height="0.725cm" svg:x="21.583cm" svg:y="2.877cm">
          <draw:text-box>
            <text:p text:style-name="P1"><text:span text:style-name="T32">Response Servers</text:span></text:p>
          </draw:text-box>
        </draw:frame>
        <draw:frame draw:style-name="gr103" draw:text-style-name="P45" xml:id="id104" draw:id="id104" draw:layer="layout" svg:width="1.903cm" svg:height="0.645cm" svg:x="25.486cm" svg:y="10.4cm">
          <draw:text-box>
            <text:p><text:span text:style-name="T37">VLAN 65</text:span></text:p>
          </draw:text-box>
        </draw:frame>
        <draw:connector draw:style-name="gr105" draw:text-style-name="P1" draw:layer="layout" svg:x1="25.015cm" svg:y1="8.243cm" svg:x2="26.437cm" svg:y2="10.4cm" draw:start-shape="id98" draw:start-glue-point="1" draw:end-shape="id104" draw:end-glue-point="0" svg:d="m25015 8243h1422v2157">
          <text:p/>
        </draw:connector>
        <draw:connector draw:style-name="gr105" draw:text-style-name="P1" draw:layer="layout" svg:x1="25.042cm" svg:y1="13.443cm" svg:x2="26.437cm" svg:y2="11.045cm" draw:start-shape="id99" draw:start-glue-point="1" draw:end-shape="id104" draw:end-glue-point="2" svg:d="m25042 13443h1395v-2398">
          <text:p/>
        </draw:connector>
        <draw:connector draw:style-name="gr105" draw:text-style-name="P1" draw:layer="layout" draw:type="line" svg:x1="4.299cm" svg:y1="17.121cm" svg:x2="6.685cm" svg:y2="17.121cm" draw:start-shape="id105" draw:start-glue-point="1" draw:end-shape="id106" draw:end-glue-point="3" svg:d="m4299 17121h2386">
          <text:p/>
        </draw:connector>
        <draw:frame draw:style-name="gr103" draw:text-style-name="P45" xml:id="id107" draw:id="id107" draw:layer="layout" svg:width="1.903cm" svg:height="0.645cm" svg:x="14.895cm" svg:y="12.681cm">
          <draw:text-box>
            <text:p><text:span text:style-name="T37">VLAN 65</text:span></text:p>
          </draw:text-box>
        </draw:frame>
        <draw:connector draw:style-name="gr105" draw:text-style-name="P1" draw:layer="layout" draw:type="line" svg:x1="15.846cm" svg:y1="11.271cm" svg:x2="15.846cm" svg:y2="12.681cm" draw:start-shape="id97" draw:end-shape="id107" draw:end-glue-point="0" svg:d="m15846 11271v1410">
          <text:p/>
        </draw:connector>
        <draw:frame draw:style-name="gr35" draw:text-style-name="P36" draw:layer="layout" svg:width="2.441cm" svg:height="0.489cm" svg:x="3.666cm" svg:y="6.635cm">
          <draw:text-box>
            <text:p text:style-name="P12"><text:span text:style-name="T38">00:0C:42:4D:7B:DE</text:span></text:p>
          </draw:text-box>
        </draw:frame>
        <draw:frame draw:style-name="gr35" draw:text-style-name="P36" draw:layer="layout" svg:width="1.526cm" svg:height="0.887cm" svg:x="3.666cm" svg:y="5.884cm">
          <draw:text-box>
            <text:p text:style-name="P12"><text:span text:style-name="T15">eth0</text:span></text:p>
            <text:p text:style-name="P12"><text:span text:style-name="T15">10.2.5.6</text:span></text:p>
          </draw:text-box>
        </draw:frame>
        <draw:frame draw:style-name="gr35" draw:text-style-name="P36" draw:layer="layout" svg:width="2.369cm" svg:height="0.489cm" svg:x="3.667cm" svg:y="5.136cm">
          <draw:text-box>
            <text:p text:style-name="P12"><text:span text:style-name="T38">00:0C:42:99:8A:E1</text:span></text:p>
          </draw:text-box>
        </draw:frame>
        <draw:g xml:id="id108" draw:id="id108">
          <draw:custom-shape draw:style-name="gr13" draw:text-style-name="P1" draw:layer="layout" svg:width="2.056cm" svg:height="1.229cm" svg:x="1.78cm" svg:y="9.08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4cm" svg:y="9.037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sparc</text:span></text:p>
            </draw:text-box>
          </draw:frame>
        </draw:g>
        <draw:frame draw:style-name="gr35" draw:text-style-name="P36" draw:layer="layout" svg:width="1.526cm" svg:height="0.887cm" svg:x="3.666cm" svg:y="8.883cm">
          <draw:text-box>
            <text:p text:style-name="P12"><text:span text:style-name="T15">eri0</text:span></text:p>
            <text:p text:style-name="P12"><text:span text:style-name="T15">10.2.5.5</text:span></text:p>
          </draw:text-box>
        </draw:frame>
        <draw:connector draw:style-name="gr7" draw:text-style-name="P1" draw:layer="layout" svg:x1="3.836cm" svg:y1="9.696cm" svg:x2="8.001cm" svg:y2="8.183cm" draw:start-shape="id108" draw:end-shape="id93" draw:end-glue-point="3" svg:d="m3836 9696h2083v-1513h2082">
          <text:p/>
        </draw:connector>
        <draw:frame draw:style-name="gr35" draw:text-style-name="P36" draw:layer="layout" svg:width="2.377cm" svg:height="0.489cm" svg:x="3.667cm" svg:y="9.634cm">
          <draw:text-box>
            <text:p text:style-name="P12"><text:span text:style-name="T38">00:03:BA:86:6A:78</text:span></text:p>
          </draw:text-box>
        </draw:frame>
        <draw:frame draw:style-name="gr35" draw:text-style-name="P36" draw:layer="layout" svg:width="2.348cm" svg:height="0.489cm" svg:x="3.668cm" svg:y="8.12cm">
          <draw:text-box>
            <text:p text:style-name="P12"><text:span text:style-name="T38">52:54:00:9A:B0:72</text:span></text:p>
          </draw:text-box>
        </draw:frame>
        <draw:g xml:id="id100" draw:id="id100">
          <draw:custom-shape draw:style-name="gr2" draw:text-style-name="P1" draw:layer="layout" svg:width="1.21cm" svg:height="1.229cm" svg:x="8.001cm" svg:y="12.035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8.001cm" svg:y="12.035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frame draw:style-name="gr103" draw:text-style-name="P45" draw:layer="layout" svg:width="1.903cm" svg:height="0.645cm" svg:x="5.886cm" svg:y="5.7cm">
          <draw:text-box>
            <text:p><text:span text:style-name="T37">VLAN 65</text:span></text:p>
          </draw:text-box>
        </draw:frame>
        <draw:frame draw:style-name="gr35" draw:text-style-name="P35" draw:layer="layout" svg:width="1.865cm" svg:height="0.727cm" svg:x="12.232cm" svg:y="10.178cm">
          <draw:text-box>
            <text:p text:style-name="P11"><text:span text:style-name="T38">eth1:1</text:span></text:p>
            <text:p text:style-name="P11"><text:span text:style-name="T38">172.16.63.102</text:span></text:p>
          </draw:text-box>
        </draw:frame>
        <draw:connector draw:style-name="gr4" draw:text-style-name="P1" draw:layer="layout" draw:line-skew="0.941cm" svg:x1="13.913cm" svg:y1="9.78cm" svg:x2="14.703cm" svg:y2="10.628cm" draw:start-shape="id97" draw:start-glue-point="6" draw:end-shape="id96" draw:end-glue-point="3" svg:d="m13913 9780h438v848h352">
          <text:p/>
        </draw:connector>
        <draw:connector draw:style-name="gr4" draw:text-style-name="P1" draw:layer="layout" draw:line-skew="0.687cm" svg:x1="13.913cm" svg:y1="10.794cm" svg:x2="14.703cm" svg:y2="10.628cm" draw:start-shape="id97" draw:start-glue-point="8" draw:end-shape="id96" svg:d="m13913 10794h184v-166h606">
          <text:p/>
        </draw:connector>
        <draw:frame draw:style-name="gr35" draw:text-style-name="P35" draw:layer="layout" svg:width="1.971cm" svg:height="0.887cm" svg:x="20.549cm" svg:y="8.231cm">
          <draw:text-box>
            <text:p text:style-name="P11"><text:span text:style-name="T15">eth1:1 <text:s text:c="2"/>.11</text:span></text:p>
            <text:p text:style-name="P11"><text:span text:style-name="T15">eth1:2 <text:s text:c="2"/>.12</text:span></text:p>
          </draw:text-box>
        </draw:frame>
        <draw:frame draw:style-name="gr95" draw:text-style-name="P41" xml:id="id109" draw:id="id109" draw:layer="layout" svg:width="2.037cm" svg:height="0.911cm" svg:x="7.712cm" svg:y="10.673cm">
          <draw:text-box>
            <text:p text:style-name="P12"><text:span text:style-name="T34">tun0</text:span></text:p>
            <text:p text:style-name="P12"><text:span text:style-name="T34">10.177.77.b</text:span></text:p>
          </draw:text-box>
        </draw:frame>
        <draw:connector draw:style-name="gr48" draw:text-style-name="P1" draw:layer="layout" draw:type="lines" svg:x1="9.749cm" svg:y1="11.128cm" svg:x2="9.307cm" svg:y2="12.476cm" draw:start-shape="id109" draw:start-glue-point="1" svg:d="m9749 11128h513l-955 1348v0">
          <text:p/>
        </draw:connector>
        <draw:frame draw:style-name="gr35" draw:text-style-name="P36" draw:layer="layout" svg:width="1.84cm" svg:height="0.887cm" svg:x="3.666cm" svg:y="11.883cm">
          <draw:text-box>
            <text:p text:style-name="P12"><text:span text:style-name="T15">eth0</text:span></text:p>
            <text:p text:style-name="P12"><text:span text:style-name="T15">10.6.5.193</text:span></text:p>
          </draw:text-box>
        </draw:frame>
        <draw:frame draw:style-name="gr35" draw:text-style-name="P36" draw:layer="layout" svg:width="2.348cm" svg:height="0.489cm" svg:x="3.669cm" svg:y="12.621cm">
          <draw:text-box>
            <text:p text:style-name="P12"><text:span text:style-name="T38">52:54:00:95:DA:16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12" presentation:class="page"/>
          <draw:frame presentation:style-name="pr2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 presentation:use-footer-name="ftr1" presentation:use-date-time-name="dtd1">
        <draw:frame draw:style-name="gr35" draw:text-style-name="P35" draw:layer="layout" svg:width="1.84cm" svg:height="0.887cm" svg:x="14.146cm" svg:y="11.233cm">
          <draw:text-box>
            <text:p text:style-name="P11"><text:span text:style-name="T15">eth0</text:span></text:p>
            <text:p text:style-name="P11"><text:span text:style-name="T15">10.6.5.189</text:span></text:p>
          </draw:text-box>
        </draw:frame>
        <draw:frame draw:style-name="gr35" draw:text-style-name="P36" draw:layer="layout" svg:width="2.233cm" svg:height="0.887cm" svg:x="4.153cm" svg:y="16.296cm">
          <draw:text-box>
            <text:p text:style-name="P12"><text:span text:style-name="T15">eth0</text:span></text:p>
            <text:p text:style-name="P12"><text:span text:style-name="T15">10.6.5.195/24</text:span></text:p>
          </draw:text-box>
        </draw:frame>
        <draw:frame draw:style-name="gr35" draw:text-style-name="P35" draw:layer="layout" svg:width="1.84cm" svg:height="0.887cm" svg:x="25.234cm" svg:y="13.332cm">
          <draw:text-box>
            <text:p text:style-name="P12"><text:span text:style-name="T15">eth0</text:span></text:p>
            <text:p text:style-name="P11"><text:span text:style-name="T15">10.6.5.198</text:span></text:p>
          </draw:text-box>
        </draw:frame>
        <draw:frame draw:style-name="gr35" draw:text-style-name="P35" draw:layer="layout" svg:width="1.84cm" svg:height="0.887cm" svg:x="25.234cm" svg:y="7.431cm">
          <draw:text-box>
            <text:p text:style-name="P12"><text:span text:style-name="T15">eth0</text:span></text:p>
            <text:p text:style-name="P11"><text:span text:style-name="T15">10.6.5.197</text:span></text:p>
          </draw:text-box>
        </draw:frame>
        <draw:g xml:id="id111" draw:id="id111">
          <draw:custom-shape draw:style-name="gr2" draw:text-style-name="P1" draw:layer="layout" svg:width="1.21cm" svg:height="1.229cm" svg:x="8.001cm" svg:y="7.5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8.001cm" svg:y="7.5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onnector draw:style-name="gr99" draw:text-style-name="P1" draw:layer="layout" svg:x1="3.835cm" svg:y1="10.595cm" svg:x2="8.001cm" svg:y2="8.183cm" draw:start-shape="id110" draw:start-glue-point="1" draw:end-shape="id111" draw:end-glue-point="3" svg:d="m3835 10595h2083v-2412h2083">
          <text:p/>
        </draw:connector>
        <draw:frame draw:style-name="gr91" draw:text-style-name="P37" draw:layer="layout" svg:width="3.025cm" svg:height="0.808cm" svg:x="7.094cm" svg:y="2.875cm">
          <draw:text-box>
            <text:p text:style-name="P1"><text:span text:style-name="T32">VPS Servers</text:span></text:p>
          </draw:text-box>
        </draw:frame>
        <draw:connector draw:style-name="gr99" draw:text-style-name="P1" draw:layer="layout" draw:type="line" svg:x1="3.835cm" svg:y1="12.649cm" svg:x2="8.092cm" svg:y2="12.673cm" draw:start-shape="id112" draw:start-glue-point="1" svg:d="m3835 12649 4257 24">
          <text:p/>
        </draw:connector>
        <draw:frame draw:style-name="gr35" draw:text-style-name="P35" draw:layer="layout" svg:width="2.233cm" svg:height="0.887cm" svg:x="5.922cm" svg:y="8.381cm">
          <draw:text-box>
            <text:p text:style-name="P11"><text:span text:style-name="T15">eth0</text:span></text:p>
            <text:p text:style-name="P11"><text:span text:style-name="T15">10.6.5.191/24</text:span></text:p>
          </draw:text-box>
        </draw:frame>
        <draw:frame draw:style-name="gr35" draw:text-style-name="P36" draw:layer="layout" svg:width="2.39cm" svg:height="0.887cm" svg:x="9.022cm" svg:y="8.182cm">
          <draw:text-box>
            <text:p text:style-name="P12"><text:span text:style-name="T15">eth1</text:span></text:p>
            <text:p text:style-name="P12"><text:span text:style-name="T33">172.16.63.1/24</text:span></text:p>
          </draw:text-box>
        </draw:frame>
        <draw:frame draw:style-name="gr35" draw:text-style-name="P35" draw:layer="layout" svg:width="4.354cm" svg:height="0.569cm" svg:x="6.429cm" svg:y="7.014cm">
          <draw:text-box>
            <text:p text:style-name="P11"><text:span text:style-name="T15">Target domain: </text:span><text:span text:style-name="T16">domainA.com</text:span></text:p>
          </draw:text-box>
        </draw:frame>
        <draw:frame draw:style-name="gr35" draw:text-style-name="P35" draw:layer="layout" svg:width="4.354cm" svg:height="0.569cm" svg:x="6.429cm" svg:y="13.383cm">
          <draw:text-box>
            <text:p text:style-name="P11"><text:span text:style-name="T15">Target domain: </text:span><text:span text:style-name="T16">domainB.com</text:span></text:p>
          </draw:text-box>
        </draw:frame>
        <draw:g xml:id="id110" draw:id="id110">
          <draw:custom-shape draw:style-name="gr13" draw:text-style-name="P1" draw:layer="layout" svg:width="2.056cm" svg:height="1.229cm" svg:x="1.779cm" svg:y="9.981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3cm" svg:y="9.936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x86</text:span></text:p>
            </draw:text-box>
          </draw:frame>
        </draw:g>
        <draw:g xml:id="id112" draw:id="id112">
          <draw:custom-shape draw:style-name="gr13" draw:text-style-name="P1" draw:layer="layout" svg:width="2.056cm" svg:height="1.229cm" svg:x="1.779cm" svg:y="12.0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0.963cm" svg:x="1.803cm" svg:y="12.168cm">
            <draw:text-box>
              <text:p text:style-name="P1"><text:span text:style-name="T19">Implanted</text:span></text:p>
              <text:p text:style-name="P1"><text:span text:style-name="T19">Host</text:span></text:p>
            </draw:text-box>
          </draw:frame>
        </draw:g>
        <draw:g xml:id="id115" draw:id="id115">
          <draw:custom-shape draw:style-name="gr8" draw:text-style-name="P1" draw:layer="layout" svg:width="2.662cm" svg:height="1.598cm" svg:x="22.753cm" svg:y="12.6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2.726cm" svg:y="12.9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</draw:g>
        <draw:g xml:id="id113" draw:id="id113">
          <draw:glue-point draw:id="4" svg:x="5cm" svg:y="-1.408cm"/>
          <draw:glue-point draw:id="5" svg:x="1.331cm" svg:y="0.283cm" draw:align="center"/>
          <draw:glue-point draw:id="6" svg:x="-4.998cm" svg:y="-3.353cm"/>
          <draw:glue-point draw:id="7" svg:x="-4.998cm" svg:y="-3.353cm"/>
          <draw:glue-point draw:id="8" svg:x="-4.998cm" svg:y="2.334cm"/>
          <draw:glue-point draw:id="9" svg:x="-4.998cm" svg:y="-1.931cm"/>
          <draw:glue-point draw:id="10" svg:x="-4.998cm" svg:y="2.334cm"/>
          <draw:glue-point draw:id="11" svg:x="5.001cm" svg:y="2.334cm"/>
          <draw:glue-point draw:id="12" svg:x="5.001cm" svg:y="-1.931cm"/>
          <draw:g>
            <draw:custom-shape draw:style-name="gr8" draw:text-style-name="P1" draw:layer="layout" svg:width="3.869cm" svg:height="1.786cm" svg:x="13.912cm" svg:y="9.4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2" draw:text-style-name="P15" draw:layer="layout" svg:width="2.547cm" svg:height="0.645cm" svg:x="14.573cm" svg:y="10.056cm">
            <draw:text-box>
              <text:p text:style-name="P14"><text:span text:style-name="T21">Nginx Proxy</text:span></text:p>
            </draw:text-box>
          </draw:frame>
        </draw:g>
        <draw:frame draw:style-name="gr93" draw:text-style-name="P39" draw:layer="layout" svg:width="2.31cm" svg:height="0.887cm" svg:x="20.668cm" svg:y="12.632cm">
          <draw:text-box>
            <text:p text:style-name="P11"><text:span text:style-name="T15">eth1</text:span></text:p>
            <text:p text:style-name="P11"><text:span text:style-name="T15">172.16.64.100</text:span></text:p>
          </draw:text-box>
        </draw:frame>
        <draw:g xml:id="id114" draw:id="id114">
          <draw:custom-shape draw:style-name="gr8" draw:text-style-name="P1" draw:layer="layout" svg:width="2.662cm" svg:height="1.598cm" svg:x="22.744cm" svg:y="7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2.691cm" svg:height="0.752cm" svg:x="22.73cm" svg:y="7.867cm">
            <draw:text-box>
              <text:p text:style-name="P1"><text:span text:style-name="T21">Cover Server</text:span></text:p>
            </draw:text-box>
          </draw:frame>
        </draw:g>
        <draw:frame draw:style-name="gr35" draw:text-style-name="P36" draw:layer="layout" svg:width="1.996cm" svg:height="0.887cm" svg:x="17.65cm" svg:y="9.54cm">
          <draw:text-box>
            <text:p text:style-name="P12"><text:span text:style-name="T15">eth2</text:span></text:p>
            <text:p text:style-name="P12"><text:span text:style-name="T15">172.16.64.2</text:span></text:p>
          </draw:text-box>
          <draw:glue-point draw:id="4" svg:x="-2.439cm" svg:y="-4.994cm"/>
        </draw:frame>
        <draw:frame draw:style-name="gr35" draw:text-style-name="P40" draw:layer="layout" svg:width="1.057cm" svg:height="0.569cm" svg:x="11.357cm" svg:y="10.144cm">
          <draw:text-box>
            <text:p text:style-name="P11"><text:span text:style-name="T34">SSL</text:span></text:p>
          </draw:text-box>
        </draw:frame>
        <draw:frame draw:style-name="gr35" draw:text-style-name="P35" draw:layer="layout" svg:width="2.153cm" svg:height="0.887cm" svg:x="20.803cm" svg:y="7.43cm">
          <draw:text-box>
            <text:p text:style-name="P11"><text:span text:style-name="T15">eth1</text:span></text:p>
            <text:p text:style-name="P11"><text:span text:style-name="T15">172.16.64.10</text:span></text:p>
          </draw:text-box>
        </draw:frame>
        <draw:frame draw:style-name="gr35" draw:text-style-name="P9" draw:layer="layout" svg:width="2.356cm" svg:height="1.039cm" svg:x="7.428cm" svg:y="8.915cm">
          <draw:text-box>
            <text:p text:style-name="P1"><text:span text:style-name="T13">CentOS-6.3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7.428cm" svg:y="13.816cm">
          <draw:text-box>
            <text:p text:style-name="P1"><text:span text:style-name="T13">CentOS-6.2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14.668cm" svg:y="8.417cm">
          <draw:text-box>
            <text:p text:style-name="P1"><text:span text:style-name="T13">CentOS-6.4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22.906cm" svg:y="6.318cm">
          <draw:text-box>
            <text:p text:style-name="P1"><text:span text:style-name="T13">CentOS-6.2</text:span></text:p>
            <text:p text:style-name="P1"><text:span text:style-name="T13">64-bit</text:span></text:p>
          </draw:text-box>
        </draw:frame>
        <draw:frame draw:style-name="gr35" draw:text-style-name="P35" draw:layer="layout" svg:width="1.84cm" svg:height="0.727cm" svg:x="12.232cm" svg:y="9.432cm">
          <draw:text-box>
            <text:p text:style-name="P11"><text:span text:style-name="T38">eth1</text:span></text:p>
            <text:p text:style-name="P11"><text:span text:style-name="T38">172.16.63.111</text:span></text:p>
          </draw:text-box>
        </draw:frame>
        <draw:frame draw:style-name="gr15" draw:text-style-name="P5" draw:layer="layout" svg:width="6.01cm" svg:height="0.839cm" svg:x="10.965cm" svg:y="0.505cm">
          <draw:text-box>
            <text:p><text:span text:style-name="T6">SECRET//SI//NOFORN</text:span></text:p>
          </draw:text-box>
        </draw:frame>
        <draw:frame presentation:style-name="pr1" draw:layer="layout" svg:width="24.002cm" svg:height="1.04cm" svg:x="1.969cm" svg:y="1.376cm" presentation:class="title" presentation:user-transformed="true">
          <draw:text-box>
            <text:p><text:span text:style-name="T1">New Hive Test Infrastructure</text:span></text:p>
          </draw:text-box>
        </draw:frame>
        <draw:frame draw:style-name="gr16" draw:text-style-name="P5" draw:layer="layout" svg:width="6.01cm" svg:height="0.839cm" svg:x="10.965cm" svg:y="20.221cm">
          <draw:text-box>
            <text:p><text:span text:style-name="T6">SECRET//SI//NOFORN</text:span></text:p>
          </draw:text-box>
        </draw:frame>
        <draw:line draw:style-name="gr97" draw:text-style-name="P42" draw:layer="layout" svg:x1="8.655cm" svg:y1="15.519cm" svg:x2="13.989cm" svg:y2="15.519cm">
          <text:p/>
        </draw:line>
        <draw:line draw:style-name="gr97" draw:text-style-name="P42" draw:layer="layout" svg:x1="17.455cm" svg:y1="15.519cm" svg:x2="22.789cm" svg:y2="15.519cm">
          <text:p/>
        </draw:line>
        <draw:frame draw:style-name="gr98" draw:text-style-name="P43" draw:layer="layout" svg:width="2.974cm" svg:height="0.725cm" svg:x="9.835cm" svg:y="15.527cm">
          <draw:text-box>
            <text:p><text:span text:style-name="T35">Bridge: hive1</text:span></text:p>
          </draw:text-box>
        </draw:frame>
        <draw:frame draw:style-name="gr98" draw:text-style-name="P43" draw:layer="layout" svg:width="2.974cm" svg:height="0.725cm" svg:x="18.635cm" svg:y="15.528cm">
          <draw:text-box>
            <text:p><text:span text:style-name="T35">Bridge: hive2</text:span></text:p>
          </draw:text-box>
        </draw:frame>
        <draw:connector draw:style-name="gr7" draw:text-style-name="P1" draw:layer="layout" draw:line-skew="-0.382cm" svg:x1="17.781cm" svg:y1="10.378cm" svg:x2="22.753cm" svg:y2="8.243cm" draw:start-shape="id113" draw:end-shape="id114" svg:d="m17781 10378h2104v-2135h2868">
          <text:p/>
        </draw:connector>
        <draw:connector draw:style-name="gr7" draw:text-style-name="P1" draw:layer="layout" draw:line-skew="-0.369cm" svg:x1="17.781cm" svg:y1="10.378cm" svg:x2="22.726cm" svg:y2="13.443cm" draw:start-shape="id113" draw:start-glue-point="1" draw:end-shape="id115" svg:d="m17781 10378h2104v3065h2841">
          <text:p/>
        </draw:connector>
        <draw:connector draw:style-name="gr99" draw:text-style-name="P1" draw:layer="layout" svg:x1="13.913cm" svg:y1="10.034cm" svg:x2="9.211cm" svg:y2="8.183cm" draw:start-shape="id113" draw:start-glue-point="9" draw:end-shape="id111" draw:end-glue-point="1" svg:d="m13913 10034h-2351v-1851h-2351">
          <text:p/>
        </draw:connector>
        <draw:frame draw:style-name="gr35" draw:text-style-name="P35" draw:layer="layout" svg:width="2.233cm" svg:height="0.887cm" svg:x="5.923cm" svg:y="12.582cm">
          <draw:text-box>
            <text:p text:style-name="P11"><text:span text:style-name="T15">eth0</text:span></text:p>
            <text:p text:style-name="P11"><text:span text:style-name="T15">10.6.5.192/24</text:span></text:p>
          </draw:text-box>
        </draw:frame>
        <draw:frame draw:style-name="gr35" draw:text-style-name="P36" draw:layer="layout" svg:width="2.39cm" svg:height="0.887cm" svg:x="9.022cm" svg:y="12.583cm">
          <draw:text-box>
            <text:p text:style-name="P12"><text:span text:style-name="T15">eth1</text:span></text:p>
            <text:p text:style-name="P12"><text:span text:style-name="T33">172.16.63.2/24</text:span></text:p>
          </draw:text-box>
        </draw:frame>
        <draw:connector draw:style-name="gr100" draw:text-style-name="P1" draw:layer="layout" svg:x1="9.211cm" svg:y1="12.649cm" svg:x2="13.913cm" svg:y2="10.794cm" draw:start-shape="id116" draw:start-glue-point="1" draw:end-shape="id113" draw:end-glue-point="8" svg:d="m9211 12649h2351v-1855h2351">
          <text:p/>
        </draw:connector>
        <draw:frame draw:style-name="gr35" draw:text-style-name="P9" draw:layer="layout" svg:width="2.356cm" svg:height="1.039cm" svg:x="22.906cm" svg:y="14.319cm">
          <draw:text-box>
            <text:p text:style-name="P1"><text:span text:style-name="T13">CentOS-6.2</text:span></text:p>
            <text:p text:style-name="P1"><text:span text:style-name="T13">64-bit</text:span></text:p>
          </draw:text-box>
        </draw:frame>
        <draw:g xml:id="id120" draw:id="id120">
          <draw:custom-shape draw:style-name="gr101" draw:text-style-name="P1" draw:layer="layout" svg:width="2.507cm" svg:height="1.571cm" svg:x="1.792cm" svg:y="16.336cm">
            <text:p/>
            <draw:enhanced-geometry svg:viewBox="0 0 21600 21600" draw:type="rectangle" draw:enhanced-path="M 0 0 L 21600 0 21600 21600 0 21600 0 0 Z N"/>
          </draw:custom-shape>
          <draw:frame draw:style-name="gr102" draw:text-style-name="P44" draw:layer="layout" svg:width="2.225cm" svg:height="1.039cm" svg:x="1.933cm" svg:y="16.602cm">
            <draw:text-box>
              <text:p text:style-name="P1"><text:span text:style-name="T36">Command</text:span></text:p>
              <text:p text:style-name="P1"><text:span text:style-name="T36">Post</text:span></text:p>
            </draw:text-box>
          </draw:frame>
        </draw:g>
        <draw:frame draw:style-name="gr35" draw:text-style-name="P36" draw:layer="layout" svg:width="1.84cm" svg:height="0.887cm" svg:x="3.665cm" svg:y="9.782cm">
          <draw:text-box>
            <text:p text:style-name="P12"><text:span text:style-name="T15">eth0</text:span></text:p>
            <text:p text:style-name="P12"><text:span text:style-name="T15">10.6.5.190</text:span></text:p>
          </draw:text-box>
        </draw:frame>
        <draw:g xml:id="id117" draw:id="id117">
          <draw:custom-shape draw:style-name="gr13" draw:text-style-name="P1" draw:layer="layout" svg:width="2.056cm" svg:height="1.229cm" svg:x="1.779cm" svg:y="6.08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3cm" svg:y="6.037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MIPSBE</text:span></text:p>
            </draw:text-box>
          </draw:frame>
        </draw:g>
        <draw:connector draw:style-name="gr99" draw:text-style-name="P1" draw:layer="layout" svg:x1="8.001cm" svg:y1="8.183cm" svg:x2="3.835cm" svg:y2="6.696cm" draw:start-shape="id111" draw:start-glue-point="3" draw:end-shape="id117" draw:end-glue-point="1" svg:d="m8001 8183h-2083v-1487h-2083">
          <text:p/>
        </draw:connector>
        <draw:frame draw:style-name="gr103" draw:text-style-name="P45" xml:id="id121" draw:id="id121" draw:layer="layout" svg:width="1.903cm" svg:height="0.645cm" svg:x="6.685cm" svg:y="16.799cm">
          <draw:text-box>
            <text:p><text:span text:style-name="T37">VLAN 65</text:span></text:p>
          </draw:text-box>
        </draw:frame>
        <draw:g xml:id="id118" draw:id="id118">
          <draw:custom-shape draw:style-name="gr13" draw:text-style-name="P1" draw:layer="layout" svg:width="2.056cm" svg:height="1.229cm" svg:x="1.779cm" svg:y="4.58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3cm" svg:y="4.537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PowerPC</text:span></text:p>
            </draw:text-box>
          </draw:frame>
        </draw:g>
        <draw:connector draw:style-name="gr99" draw:text-style-name="P1" draw:layer="layout" svg:x1="8.001cm" svg:y1="8.183cm" svg:x2="3.835cm" svg:y2="5.196cm" draw:start-shape="id111" draw:start-glue-point="3" draw:end-shape="id118" draw:end-glue-point="1" svg:d="m8001 8183h-2083v-2987h-2083">
          <text:p/>
        </draw:connector>
        <draw:frame draw:style-name="gr35" draw:text-style-name="P36" draw:layer="layout" svg:width="1.526cm" svg:height="0.887cm" svg:x="3.667cm" svg:y="4.383cm">
          <draw:text-box>
            <text:p text:style-name="P12"><text:span text:style-name="T15">eth0</text:span></text:p>
            <text:p text:style-name="P12"><text:span text:style-name="T15">10.2.5.5</text:span></text:p>
          </draw:text-box>
        </draw:frame>
        <draw:frame draw:style-name="gr104" draw:text-style-name="P4" draw:layer="layout" svg:width="3.77cm" svg:height="0.725cm" svg:x="13.961cm" svg:y="2.876cm">
          <draw:text-box>
            <text:p text:style-name="P1"><text:span text:style-name="T32">Proxy / Director </text:span></text:p>
          </draw:text-box>
        </draw:frame>
        <draw:frame draw:style-name="gr51" draw:text-style-name="P37" draw:layer="layout" svg:width="3.849cm" svg:height="0.808cm" svg:x="0.883cm" svg:y="2.876cm">
          <draw:text-box>
            <text:p text:style-name="P1"><text:span text:style-name="T32">Implanted Hosts</text:span></text:p>
          </draw:text-box>
        </draw:frame>
        <draw:frame draw:style-name="gr104" draw:text-style-name="P4" draw:layer="layout" svg:width="4.202cm" svg:height="0.725cm" svg:x="21.583cm" svg:y="2.877cm">
          <draw:text-box>
            <text:p text:style-name="P1"><text:span text:style-name="T32">Response Servers</text:span></text:p>
          </draw:text-box>
        </draw:frame>
        <draw:frame draw:style-name="gr103" draw:text-style-name="P45" xml:id="id119" draw:id="id119" draw:layer="layout" svg:width="1.903cm" svg:height="0.645cm" svg:x="25.386cm" svg:y="10.4cm">
          <draw:text-box>
            <text:p><text:span text:style-name="T37">VLAN 65</text:span></text:p>
          </draw:text-box>
        </draw:frame>
        <draw:connector draw:style-name="gr105" draw:text-style-name="P1" draw:layer="layout" svg:x1="25.415cm" svg:y1="8.243cm" svg:x2="26.337cm" svg:y2="10.4cm" draw:start-shape="id114" draw:start-glue-point="1" draw:end-shape="id119" draw:end-glue-point="0" svg:d="m25415 8243h922v2157">
          <text:p/>
        </draw:connector>
        <draw:connector draw:style-name="gr105" draw:text-style-name="P1" draw:layer="layout" svg:x1="25.442cm" svg:y1="13.443cm" svg:x2="26.337cm" svg:y2="11.045cm" draw:start-shape="id115" draw:start-glue-point="1" draw:end-shape="id119" draw:end-glue-point="2" svg:d="m25442 13443h895v-2398">
          <text:p/>
        </draw:connector>
        <draw:connector draw:style-name="gr105" draw:text-style-name="P1" draw:layer="layout" draw:type="line" svg:x1="4.299cm" svg:y1="17.121cm" svg:x2="6.685cm" svg:y2="17.121cm" draw:start-shape="id120" draw:start-glue-point="1" draw:end-shape="id121" draw:end-glue-point="3" svg:d="m4299 17121h2386">
          <text:p/>
        </draw:connector>
        <draw:frame draw:style-name="gr103" draw:text-style-name="P45" xml:id="id122" draw:id="id122" draw:layer="layout" svg:width="1.903cm" svg:height="0.645cm" svg:x="14.895cm" svg:y="12.681cm">
          <draw:text-box>
            <text:p><text:span text:style-name="T37">VLAN 65</text:span></text:p>
          </draw:text-box>
        </draw:frame>
        <draw:connector draw:style-name="gr105" draw:text-style-name="P1" draw:layer="layout" draw:type="line" svg:x1="15.846cm" svg:y1="11.271cm" svg:x2="15.846cm" svg:y2="12.681cm" draw:start-shape="id113" draw:end-shape="id122" draw:end-glue-point="0" svg:d="m15846 11271v1410">
          <text:p/>
        </draw:connector>
        <draw:frame draw:style-name="gr35" draw:text-style-name="P36" draw:layer="layout" svg:width="2.441cm" svg:height="0.489cm" svg:x="3.666cm" svg:y="6.635cm">
          <draw:text-box>
            <text:p text:style-name="P12"><text:span text:style-name="T38">00:0C:42:4D:7B:DE</text:span></text:p>
          </draw:text-box>
        </draw:frame>
        <draw:frame draw:style-name="gr35" draw:text-style-name="P36" draw:layer="layout" svg:width="1.526cm" svg:height="0.887cm" svg:x="3.666cm" svg:y="5.884cm">
          <draw:text-box>
            <text:p text:style-name="P12"><text:span text:style-name="T15">eth0</text:span></text:p>
            <text:p text:style-name="P12"><text:span text:style-name="T15">10.2.5.6</text:span></text:p>
          </draw:text-box>
        </draw:frame>
        <draw:frame draw:style-name="gr35" draw:text-style-name="P36" draw:layer="layout" svg:width="2.369cm" svg:height="0.489cm" svg:x="3.667cm" svg:y="5.136cm">
          <draw:text-box>
            <text:p text:style-name="P12"><text:span text:style-name="T38">00:0C:42:99:8A:E1</text:span></text:p>
          </draw:text-box>
        </draw:frame>
        <draw:g xml:id="id123" draw:id="id123">
          <draw:custom-shape draw:style-name="gr13" draw:text-style-name="P1" draw:layer="layout" svg:width="2.056cm" svg:height="1.229cm" svg:x="1.78cm" svg:y="7.58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4cm" svg:y="7.537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sparc</text:span></text:p>
            </draw:text-box>
          </draw:frame>
        </draw:g>
        <draw:frame draw:style-name="gr35" draw:text-style-name="P36" draw:layer="layout" svg:width="1.526cm" svg:height="0.887cm" svg:x="3.666cm" svg:y="7.383cm">
          <draw:text-box>
            <text:p text:style-name="P12"><text:span text:style-name="T15">eri0</text:span></text:p>
            <text:p text:style-name="P12"><text:span text:style-name="T15">10.2.5.5</text:span></text:p>
          </draw:text-box>
        </draw:frame>
        <draw:connector draw:style-name="gr99" draw:text-style-name="P1" draw:layer="layout" svg:x1="3.836cm" svg:y1="8.196cm" svg:x2="8.001cm" svg:y2="8.183cm" draw:start-shape="id123" draw:end-shape="id111" draw:end-glue-point="3" svg:d="m3836 8196h2083v-13h2082">
          <text:p/>
        </draw:connector>
        <draw:frame draw:style-name="gr35" draw:text-style-name="P36" draw:layer="layout" svg:width="2.377cm" svg:height="0.489cm" svg:x="3.667cm" svg:y="8.134cm">
          <draw:text-box>
            <text:p text:style-name="P12"><text:span text:style-name="T38">00:03:BA:86:6A:78</text:span></text:p>
          </draw:text-box>
        </draw:frame>
        <draw:frame draw:style-name="gr35" draw:text-style-name="P36" draw:layer="layout" svg:width="2.348cm" svg:height="0.489cm" svg:x="3.668cm" svg:y="10.52cm">
          <draw:text-box>
            <text:p text:style-name="P12"><text:span text:style-name="T38">52:54:00:9A:B0:72</text:span></text:p>
          </draw:text-box>
        </draw:frame>
        <draw:g xml:id="id116" draw:id="id116">
          <draw:custom-shape draw:style-name="gr2" draw:text-style-name="P1" draw:layer="layout" svg:width="1.21cm" svg:height="1.229cm" svg:x="8.001cm" svg:y="12.035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8.001cm" svg:y="12.035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frame draw:style-name="gr103" draw:text-style-name="P45" draw:layer="layout" svg:width="1.903cm" svg:height="0.645cm" svg:x="5.886cm" svg:y="5.7cm">
          <draw:text-box>
            <text:p><text:span text:style-name="T37">VLAN 65</text:span></text:p>
          </draw:text-box>
        </draw:frame>
        <draw:frame draw:style-name="gr35" draw:text-style-name="P35" draw:layer="layout" svg:width="1.852cm" svg:height="0.727cm" svg:x="12.232cm" svg:y="10.171cm">
          <draw:text-box>
            <text:p text:style-name="P11"><text:span text:style-name="T38">eth1:1</text:span></text:p>
            <text:p text:style-name="P11"><text:span text:style-name="T38">172.16.63.112</text:span></text:p>
          </draw:text-box>
        </draw:frame>
        <draw:connector draw:style-name="gr4" draw:text-style-name="P1" draw:layer="layout" svg:x1="13.913cm" svg:y1="9.78cm" svg:x2="13.913cm" svg:y2="9.78cm" draw:start-shape="id113" draw:start-glue-point="6" draw:end-shape="id113" draw:end-glue-point="6" svg:d="">
          <text:p/>
        </draw:connector>
        <draw:frame draw:style-name="gr35" draw:text-style-name="P35" draw:layer="layout" svg:width="3.207cm" svg:height="0.887cm" svg:x="19.749cm" svg:y="8.231cm">
          <draw:text-box>
            <text:p text:style-name="P11"><text:span text:style-name="T40">domainA.com</text:span><text:span text:style-name="T15"> eth1:1 <text:s text:c="2"/>.11</text:span></text:p>
            <text:p text:style-name="P11"><text:span text:style-name="T40">domainB.com </text:span><text:span text:style-name="T15">eth1:2 <text:s text:c="2"/>.12</text:span></text:p>
          </draw:text-box>
        </draw:frame>
        <draw:frame draw:style-name="gr35" draw:text-style-name="P36" draw:layer="layout" svg:width="1.84cm" svg:height="0.887cm" svg:x="3.666cm" svg:y="11.883cm">
          <draw:text-box>
            <text:p text:style-name="P12"><text:span text:style-name="T15">eth0</text:span></text:p>
            <text:p text:style-name="P12"><text:span text:style-name="T15">10.6.5.193</text:span></text:p>
          </draw:text-box>
        </draw:frame>
        <draw:frame draw:style-name="gr35" draw:text-style-name="P36" draw:layer="layout" svg:width="2.348cm" svg:height="0.489cm" svg:x="3.669cm" svg:y="12.621cm">
          <draw:text-box>
            <text:p text:style-name="P12"><text:span text:style-name="T38">52:54:00:95:DA:16</text:span></text:p>
          </draw:text-box>
        </draw:frame>
        <draw:frame draw:style-name="gr35" draw:text-style-name="P20" draw:layer="layout" svg:width="1.505cm" svg:height="0.526cm" svg:x="0.435cm" svg:y="10.332cm">
          <draw:text-box>
            <text:p><text:span text:style-name="T41">implant1</text:span></text:p>
          </draw:text-box>
        </draw:frame>
        <draw:frame draw:style-name="gr35" draw:text-style-name="P20" draw:layer="layout" svg:width="1.505cm" svg:height="0.526cm" svg:x="0.436cm" svg:y="12.386cm">
          <draw:text-box>
            <text:p><text:span text:style-name="T41">implant2</text:span></text:p>
          </draw:text-box>
        </draw:frame>
        <draw:frame draw:style-name="gr35" draw:text-style-name="P35" draw:layer="layout" svg:width="3.381cm" svg:height="0.887cm" svg:x="19.597cm" svg:y="13.332cm">
          <draw:text-box>
            <text:p text:style-name="P11"><text:span text:style-name="T40">domainA.com</text:span><text:span text:style-name="T15"> eth1:1 <text:s text:c="2"/>.101</text:span></text:p>
            <text:p text:style-name="P11"><text:span text:style-name="T40">domainB.com </text:span><text:span text:style-name="T15">eth1:2 <text:s text:c="2"/>.102</text:span></text:p>
          </draw:text-box>
        </draw:frame>
        <draw:custom-shape draw:style-name="gr106" draw:text-style-name="P19" draw:layer="layout" svg:width="7.115cm" svg:height="3.253cm" svg:x="16.86cm" svg:y="16.672cm">
          <text:p/>
          <draw:enhanced-geometry svg:viewBox="0 0 21600 21600" draw:mirror-horizontal="false" draw:type="line-callout-2" draw:modifiers="-8313.99662731872 -36781.0694529809 -3600 4000 -758.85328836425 3684.08113091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35" draw:text-style-name="P18" draw:layer="layout" svg:width="6.611cm" svg:height="3.113cm" svg:x="17.081cm" svg:y="16.745cm">
          <draw:text-box>
            <text:p><text:span text:style-name="T18">#!/bin/bash</text:span></text:p>
            <text:p><text:span text:style-name="T18"># Script to configure policy routing</text:span></text:p>
            <text:p><text:span text:style-name="T18"/></text:p>
            <text:p><text:span text:style-name="T18">echo -en “101\thiveA &gt;&gt; /etc/iproute2/rt_tables</text:span></text:p>
            <text:p><text:span text:style-name="T18">echo -en “102\thiveB &gt;&gt; /etc/iproute2/rt_tables</text:span></text:p>
            <text:p><text:span text:style-name="T18">ip route add default via 172.16.63.2 table hiveA</text:span></text:p>
            <text:p><text:span text:style-name="T18">ip route add default via 172.16.63.2 table hiveB</text:span></text:p>
            <text:p><text:span text:style-name="T18">ip rule add from 172.16.63.111 table hiveA prio 1</text:span></text:p>
            <text:p><text:span text:style-name="T18">ip rule add from 172.16.63.112 table hiveB prio 1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13" presentation:class="page"/>
          <draw:frame presentation:style-name="pr2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 presentation:use-footer-name="ftr1" presentation:use-date-time-name="dtd1"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Test Infrastructure</text:span></text:p>
          </draw:text-box>
        </draw:frame>
        <draw:g xml:id="id124" draw:id="id124">
          <draw:custom-shape draw:style-name="gr2" draw:text-style-name="P1" draw:layer="layout" svg:width="1.21cm" svg:height="1.229cm" svg:x="7.6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6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125" draw:id="id125">
          <draw:custom-shape draw:style-name="gr2" draw:text-style-name="P1" draw:layer="layout" svg:width="1.21cm" svg:height="1.229cm" svg:x="7.6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6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onnector draw:style-name="gr4" draw:text-style-name="P1" draw:layer="layout" draw:type="line" svg:x1="8.896cm" svg:y1="4.983cm" svg:x2="13.78cm" svg:y2="7.972cm" draw:start-shape="id124" draw:start-glue-point="1" svg:d="m8896 4983 4884 2989">
          <text:p/>
        </draw:connector>
        <draw:connector draw:style-name="gr4" draw:text-style-name="P1" draw:layer="layout" draw:type="line" svg:x1="8.896cm" svg:y1="9.449cm" svg:x2="13.78cm" svg:y2="7.972cm" draw:start-shape="id125" draw:start-glue-point="1" svg:d="m8896 9449 4884-1477">
          <text:p/>
        </draw:connector>
        <draw:connector draw:style-name="gr7" draw:text-style-name="P1" draw:layer="layout" draw:type="line" svg:x1="4.28cm" svg:y1="4.983cm" svg:x2="7.686cm" svg:y2="4.983cm" draw:start-shape="id126" draw:start-glue-point="1" draw:end-shape="id124" draw:end-glue-point="3" svg:d="m4280 4983h3406">
          <text:p/>
        </draw:connector>
        <draw:frame draw:style-name="gr15" draw:text-style-name="P5" draw:layer="layout" svg:width="5.464cm" svg:height="0.839cm" svg:x="11.495cm" svg:y="0.504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cm">
          <draw:text-box>
            <text:p><text:span text:style-name="T6">SECRET//NOFORN</text:span></text:p>
          </draw:text-box>
        </draw:frame>
        <draw:frame draw:style-name="gr51" draw:text-style-name="P4" draw:layer="layout" svg:width="3.849cm" svg:height="1.081cm" svg:x="6.367cm" svg:y="3.175cm">
          <draw:text-box>
            <text:p text:style-name="P1"><text:span text:style-name="T8">VPS Server</text:span></text:p>
            <text:p text:style-name="P1"><text:span text:style-name="T9">IPTABLES Forwarding</text:span></text:p>
          </draw:text-box>
        </draw:frame>
        <draw:frame draw:style-name="gr35" draw:text-style-name="P39" draw:layer="layout" svg:width="2.157cm" svg:height="0.645cm" svg:x="5.753cm" svg:y="4.88cm">
          <draw:text-box>
            <text:p text:style-name="P11"><text:span text:style-name="T13">10.3.2.174</text:span></text:p>
          </draw:text-box>
        </draw:frame>
        <draw:connector draw:style-name="gr7" draw:text-style-name="P1" draw:layer="layout" draw:type="line" svg:x1="4.28cm" svg:y1="9.449cm" svg:x2="7.724cm" svg:y2="9.473cm" draw:start-shape="id127" draw:start-glue-point="1" svg:d="m4280 9449 3444 24">
          <text:p/>
        </draw:connector>
        <draw:frame draw:style-name="gr35" draw:text-style-name="P39" draw:layer="layout" svg:width="2.157cm" svg:height="0.645cm" svg:x="5.754cm" svg:y="9.381cm">
          <draw:text-box>
            <text:p text:style-name="P11"><text:span text:style-name="T13">10.3.2.185</text:span></text:p>
          </draw:text-box>
        </draw:frame>
        <draw:frame draw:style-name="gr35" draw:text-style-name="P39" draw:layer="layout" svg:width="2.741cm" svg:height="0.645cm" svg:x="10.855cm" svg:y="7.578cm">
          <draw:text-box>
            <text:p text:style-name="P11"><text:span text:style-name="T13">172.16.63.101</text:span></text:p>
          </draw:text-box>
        </draw:frame>
        <draw:frame draw:style-name="gr35" draw:text-style-name="P39" draw:layer="layout" svg:width="2.352cm" svg:height="0.645cm" svg:x="8.756cm" svg:y="4.483cm">
          <draw:text-box>
            <text:p text:style-name="P11"><text:span text:style-name="T13">172.16.63.1</text:span></text:p>
          </draw:text-box>
        </draw:frame>
        <draw:frame draw:style-name="gr35" draw:text-style-name="P39" draw:layer="layout" svg:width="2.741cm" svg:height="0.645cm" svg:x="8.757cm" svg:y="9.484cm">
          <draw:text-box>
            <text:p text:style-name="P11"><text:span text:style-name="T13">172.16.63.131</text:span></text:p>
          </draw:text-box>
        </draw:frame>
        <draw:frame draw:style-name="gr107" draw:text-style-name="P50" draw:layer="layout" svg:width="22.86cm" svg:height="8.736cm" svg:x="2.54cm" svg:y="11.422cm">
          <draw:text-box>
            <text:p text:style-name="P47"><text:span text:style-name="T42">VPS Server IPTABLES Configuration</text:span></text:p>
            <text:p text:style-name="P48"><text:span text:style-name="T43">iptables -P INPUT DROP</text:span></text:p>
            <text:p text:style-name="P48"><text:span text:style-name="T43">iptables -P FORWARD DROP</text:span></text:p>
            <text:p text:style-name="P49"><text:span text:style-name="T43">iptables -p OUTPUT DROP</text:span></text:p>
            <text:p text:style-name="P49"><text:span text:style-name="T43">iptables -A INPUT -p tcp --dport 22 -j ACCEPT</text:span></text:p>
            <text:p text:style-name="P49"><text:span text:style-name="T43">iptables -A OUTPUT -p tcp --sport 22 -j ACCEPT</text:span></text:p>
            <text:p text:style-name="P49"><text:span text:style-name="T44">DNAT</text:span></text:p>
            <text:p text:style-name="P48"><text:span text:style-name="T45">iptables -t nat -A PREROUTING -i eth0 -p tcp --sport 1024:65535 -d 10.3.2.174 --dport 53 -j DNAT --to-destination 172.16.63.101:443</text:span></text:p>
            <text:p text:style-name="P48"><text:span text:style-name="T45">iptables -t nat -A PREROUTING -i eth0 -p tcp --sport 1024:65535 -d 10.3.2.174 --dport 80 -j DNAT --to-destination 172.16.63.101:443</text:span></text:p>
            <text:p text:style-name="P48"><text:span text:style-name="T45">iptables -t nat -A PREROUTING -i eth0 -p tcp --sport 1024:65535 -d 10.3.2.174 --dport 443 -j DNAT --to-destination 172.16.63.101:443</text:span></text:p>
            <text:p text:style-name="P48"><text:span text:style-name="T46">FORWARDING</text:span></text:p>
            <text:p text:style-name="P48"><text:span text:style-name="T45">iptables -A FORWARD -i eth0 -o p3p2 -m state --state ESTABLISHED,RELATED -j ACCEPT</text:span></text:p>
            <text:p text:style-name="P48"><text:span text:style-name="T45">iptables -A FORWARD -i p3p2 -o eth0 -m state --state ESTABLISHED,RELATED -j ACCEPT</text:span></text:p>
            <text:p text:style-name="P48"><text:span text:style-name="T45">iptables -A FORWARD -i eth0 -o p3p2 -p tcp --sport 1024:65535 -d 172.16.63.101 --dport 53 -m state --state NEW -j ACCEPT</text:span></text:p>
            <text:p text:style-name="P48"><text:span text:style-name="T45">iptables -A FORWARD -i eth0 -o p3p2 -p tcp --sport 1024:65535 -d 172.16.63.101 --dport 80 -m state --state NEW -j ACCEPT</text:span></text:p>
            <text:p text:style-name="P48"><text:span text:style-name="T45">iptables -A FORWARD -i eth0 -o p3p2 -p tcp --sport 1024:65535 -d 172.16.63.101 --dport 443 -m state --state NEW -j ACCEPT</text:span></text:p>
            <text:p text:style-name="P48"><text:span text:style-name="T46">SNAT</text:span></text:p>
            <text:p text:style-name="P48"><text:span text:style-name="T45">iptables -t nat -A POSTROUTING -o p3p2 -j MASQUERADE</text:span></text:p>
          </draw:text-box>
        </draw:frame>
        <draw:frame draw:style-name="gr35" draw:text-style-name="P35" draw:layer="layout" svg:width="1.082cm" svg:height="0.569cm" svg:x="6.654cm" svg:y="4.481cm">
          <draw:text-box>
            <text:p text:style-name="P11"><text:span text:style-name="T15">eth0</text:span></text:p>
          </draw:text-box>
        </draw:frame>
        <draw:frame draw:style-name="gr35" draw:text-style-name="P35" draw:layer="layout" svg:width="1.162cm" svg:height="0.569cm" svg:x="8.554cm" svg:y="5.182cm">
          <draw:text-box>
            <text:p text:style-name="P11"><text:span text:style-name="T15">p3p2</text:span></text:p>
          </draw:text-box>
        </draw:frame>
        <draw:frame draw:style-name="gr35" draw:text-style-name="P35" draw:layer="layout" svg:width="5.379cm" svg:height="0.569cm" svg:x="1.954cm" svg:y="5.482cm">
          <draw:text-box>
            <text:p text:style-name="P11"><text:span text:style-name="T15">Target domain: </text:span><text:span text:style-name="T16">vhost1.edb.devlan.net</text:span></text:p>
          </draw:text-box>
        </draw:frame>
        <draw:frame draw:style-name="gr35" draw:text-style-name="P35" draw:layer="layout" svg:width="5.379cm" svg:height="0.569cm" svg:x="1.955cm" svg:y="9.983cm">
          <draw:text-box>
            <text:p text:style-name="P11"><text:span text:style-name="T15">Target domain: </text:span><text:span text:style-name="T16">vhost2.edb.devlan.net</text:span></text:p>
          </draw:text-box>
        </draw:frame>
        <draw:g xml:id="id126" draw:id="id126">
          <draw:custom-shape draw:style-name="gr13" draw:text-style-name="P1" draw:layer="layout" svg:width="2.056cm" svg:height="1.229cm" svg:x="2.22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27" draw:id="id127">
          <draw:custom-shape draw:style-name="gr13" draw:text-style-name="P1" draw:layer="layout" svg:width="2.056cm" svg:height="1.229cm" svg:x="2.2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30" draw:id="id130">
          <draw:custom-shape draw:style-name="gr8" draw:text-style-name="P1" draw:layer="layout" svg:width="2.662cm" svg:height="1.598cm" svg:x="21.991cm" svg:y="8.3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1.964cm" svg:y="8.6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</draw:g>
        <draw:frame draw:style-name="gr35" draw:text-style-name="P39" draw:layer="layout" svg:width="2.157cm" svg:height="0.645cm" svg:x="16.288cm" svg:y="8.471cm">
          <draw:text-box>
            <text:p text:style-name="P11"><text:span text:style-name="T13">10.3.2.125</text:span></text:p>
          </draw:text-box>
        </draw:frame>
        <draw:g xml:id="id128" draw:id="id128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2.662cm" svg:height="1.598cm" svg:x="13.78cm" svg:y="7.1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08" draw:text-style-name="P15" draw:layer="layout" svg:width="2.471cm" svg:height="1.557cm" svg:x="13.876cm" svg:y="7.194cm">
            <draw:text-box>
              <text:p text:style-name="P14"><text:span text:style-name="T2">Blot Proxy</text:span></text:p>
              <text:p text:style-name="P14"><text:span text:style-name="T38">with:</text:span></text:p>
              <text:p text:style-name="P14"><text:span text:style-name="T15">VPN Server</text:span></text:p>
              <text:p text:style-name="P14"><text:span text:style-name="T15">Apache Server</text:span></text:p>
            </draw:text-box>
          </draw:frame>
        </draw:g>
        <draw:frame draw:style-name="gr35" draw:text-style-name="P39" draw:layer="layout" svg:width="2.132cm" svg:height="0.645cm" svg:x="20.041cm" svg:y="9.115cm">
          <draw:text-box>
            <text:p text:style-name="P11"><text:span text:style-name="T13">10.2.4.119</text:span></text:p>
          </draw:text-box>
        </draw:frame>
        <draw:g xml:id="id129" draw:id="id129">
          <draw:custom-shape draw:style-name="gr8" draw:text-style-name="P1" draw:layer="layout" svg:width="2.662cm" svg:height="1.598cm" svg:x="21.977cm" svg:y="6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454cm" svg:y="6.4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connector draw:style-name="gr7" draw:text-style-name="P1" draw:layer="layout" draw:type="line" svg:x1="16.442cm" svg:y1="7.748cm" svg:x2="21.977cm" svg:y2="7.043cm" draw:start-shape="id128" draw:start-glue-point="4" draw:end-shape="id129" svg:d="m16442 7748 5535-705">
          <text:p/>
        </draw:connector>
        <draw:frame draw:style-name="gr35" draw:text-style-name="P39" draw:layer="layout" svg:width="2.547cm" svg:height="0.645cm" svg:x="19.626cm" svg:y="6.439cm">
          <draw:text-box>
            <text:p text:style-name="P11"><text:span text:style-name="T13">172.16.64.10</text:span></text:p>
          </draw:text-box>
        </draw:frame>
        <draw:frame draw:style-name="gr35" draw:text-style-name="P39" draw:layer="layout" svg:width="2.352cm" svg:height="0.645cm" svg:x="16.288cm" svg:y="6.973cm">
          <draw:text-box>
            <text:p text:style-name="P11"><text:span text:style-name="T13">172.16.64.1</text:span></text:p>
          </draw:text-box>
        </draw:frame>
        <draw:connector draw:style-name="gr7" draw:text-style-name="P1" draw:layer="layout" draw:type="line" svg:x1="16.442cm" svg:y1="8.255cm" svg:x2="21.964cm" svg:y2="9.143cm" draw:start-shape="id128" draw:start-glue-point="5" draw:end-shape="id130" svg:d="m16442 8255 5522 888">
          <text:p/>
        </draw:connector>
        <draw:frame draw:style-name="gr35" draw:text-style-name="P39" draw:layer="layout" svg:width="2.132cm" svg:height="0.645cm" svg:x="24.669cm" svg:y="6.316cm">
          <draw:text-box>
            <text:p text:style-name="P11"><text:span text:style-name="T13">10.3.2.113</text:span></text:p>
          </draw:text-box>
        </draw:frame>
        <draw:connector draw:style-name="gr42" draw:text-style-name="P1" draw:layer="layout" draw:type="line" svg:x1="24.639cm" svg:y1="7.043cm" svg:x2="26.162cm" svg:y2="7.047cm" draw:start-shape="id129" draw:start-glue-point="1" svg:d="m24639 7043 1523 4">
          <text:p/>
        </draw:connector>
        <presentation:notes draw:style-name="dp2">
          <draw:page-thumbnail draw:style-name="gr32" draw:layer="layout" svg:width="13.968cm" svg:height="10.476cm" svg:x="3.81cm" svg:y="2.123cm" draw:page-number="14" presentation:class="page"/>
          <draw:frame presentation:style-name="pr2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 presentation:use-footer-name="ftr1" presentation:use-date-time-name="dtd1">
        <draw:custom-shape draw:style-name="gr109" draw:text-style-name="P9" draw:layer="layout" svg:width="5.588cm" svg:height="3.81cm" svg:x="16.383cm" svg:y="4.191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9" draw:layer="layout" svg:width="5.525cm" svg:height="6.858cm" svg:x="8.255cm" svg:y="4.19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Test Infrastructure</text:span></text:p>
          </draw:text-box>
        </draw:frame>
        <draw:g xml:id="id131" draw:id="id131">
          <draw:custom-shape draw:style-name="gr2" draw:text-style-name="P1" draw:layer="layout" svg:width="1.21cm" svg:height="1.229cm" svg:x="7.6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6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132" draw:id="id132">
          <draw:custom-shape draw:style-name="gr2" draw:text-style-name="P1" draw:layer="layout" svg:width="1.21cm" svg:height="1.229cm" svg:x="7.6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6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onnector draw:style-name="gr4" draw:text-style-name="P1" draw:layer="layout" draw:type="line" svg:x1="8.896cm" svg:y1="4.983cm" svg:x2="13.78cm" svg:y2="7.972cm" draw:start-shape="id131" draw:start-glue-point="1" svg:d="m8896 4983 4884 2989">
          <text:p/>
        </draw:connector>
        <draw:connector draw:style-name="gr4" draw:text-style-name="P1" draw:layer="layout" draw:type="line" svg:x1="8.896cm" svg:y1="9.449cm" svg:x2="13.78cm" svg:y2="7.972cm" draw:start-shape="id132" draw:start-glue-point="1" svg:d="m8896 9449 4884-1477">
          <text:p/>
        </draw:connector>
        <draw:connector draw:style-name="gr7" draw:text-style-name="P1" draw:layer="layout" draw:type="line" svg:x1="4.28cm" svg:y1="4.983cm" svg:x2="7.686cm" svg:y2="4.983cm" draw:start-shape="id133" draw:start-glue-point="1" draw:end-shape="id131" draw:end-glue-point="3" svg:d="m4280 4983h3406">
          <text:p/>
        </draw:connector>
        <draw:frame draw:style-name="gr15" draw:text-style-name="P5" draw:layer="layout" svg:width="5.464cm" svg:height="0.839cm" svg:x="11.495cm" svg:y="0.504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cm">
          <draw:text-box>
            <text:p><text:span text:style-name="T6">SECRET//NOFORN</text:span></text:p>
          </draw:text-box>
        </draw:frame>
        <draw:frame draw:style-name="gr51" draw:text-style-name="P4" draw:layer="layout" svg:width="3.849cm" svg:height="1.081cm" svg:x="6.367cm" svg:y="3.175cm">
          <draw:text-box>
            <text:p text:style-name="P1"><text:span text:style-name="T8">VPS Server</text:span></text:p>
            <text:p text:style-name="P1"><text:span text:style-name="T9">IPTABLES Forwarding</text:span></text:p>
          </draw:text-box>
        </draw:frame>
        <draw:frame draw:style-name="gr35" draw:text-style-name="P39" draw:layer="layout" svg:width="2.157cm" svg:height="0.645cm" svg:x="5.753cm" svg:y="4.88cm">
          <draw:text-box>
            <text:p text:style-name="P11"><text:span text:style-name="T13">10.6.5.191</text:span></text:p>
          </draw:text-box>
        </draw:frame>
        <draw:connector draw:style-name="gr7" draw:text-style-name="P1" draw:layer="layout" draw:type="line" svg:x1="4.28cm" svg:y1="9.449cm" svg:x2="7.724cm" svg:y2="9.473cm" draw:start-shape="id134" draw:start-glue-point="1" svg:d="m4280 9449 3444 24">
          <text:p/>
        </draw:connector>
        <draw:frame draw:style-name="gr35" draw:text-style-name="P39" draw:layer="layout" svg:width="2.157cm" svg:height="0.645cm" svg:x="5.754cm" svg:y="9.381cm">
          <draw:text-box>
            <text:p text:style-name="P11"><text:span text:style-name="T13">10.6.5.192</text:span></text:p>
          </draw:text-box>
        </draw:frame>
        <draw:frame draw:style-name="gr35" draw:text-style-name="P39" draw:layer="layout" svg:width="2.741cm" svg:height="0.645cm" svg:x="10.855cm" svg:y="7.578cm">
          <draw:text-box>
            <text:p text:style-name="P11"><text:span text:style-name="T13">172.16.63.101</text:span></text:p>
          </draw:text-box>
        </draw:frame>
        <draw:frame draw:style-name="gr35" draw:text-style-name="P39" draw:layer="layout" svg:width="2.352cm" svg:height="0.645cm" svg:x="8.756cm" svg:y="4.483cm">
          <draw:text-box>
            <text:p text:style-name="P11"><text:span text:style-name="T13">172.16.63.1</text:span></text:p>
          </draw:text-box>
        </draw:frame>
        <draw:frame draw:style-name="gr35" draw:text-style-name="P39" draw:layer="layout" svg:width="2.352cm" svg:height="0.645cm" svg:x="8.557cm" svg:y="9.584cm">
          <draw:text-box>
            <text:p text:style-name="P11"><text:span text:style-name="T13">172.16.63.2</text:span></text:p>
          </draw:text-box>
        </draw:frame>
        <draw:frame draw:style-name="gr35" draw:text-style-name="P35" draw:layer="layout" svg:width="1.082cm" svg:height="0.569cm" svg:x="6.654cm" svg:y="4.481cm">
          <draw:text-box>
            <text:p text:style-name="P11"><text:span text:style-name="T15">eth0</text:span></text:p>
          </draw:text-box>
        </draw:frame>
        <draw:frame draw:style-name="gr35" draw:text-style-name="P35" draw:layer="layout" svg:width="1.082cm" svg:height="0.569cm" svg:x="8.554cm" svg:y="5.182cm">
          <draw:text-box>
            <text:p text:style-name="P11"><text:span text:style-name="T15">eth1</text:span></text:p>
          </draw:text-box>
        </draw:frame>
        <draw:frame draw:style-name="gr35" draw:text-style-name="P35" draw:layer="layout" svg:width="5.379cm" svg:height="0.569cm" svg:x="1.954cm" svg:y="5.482cm">
          <draw:text-box>
            <text:p text:style-name="P11"><text:span text:style-name="T15">Target domain: </text:span><text:span text:style-name="T16">vhost1.edb.devlan.net</text:span></text:p>
          </draw:text-box>
        </draw:frame>
        <draw:frame draw:style-name="gr35" draw:text-style-name="P35" draw:layer="layout" svg:width="5.379cm" svg:height="0.569cm" svg:x="1.955cm" svg:y="9.983cm">
          <draw:text-box>
            <text:p text:style-name="P11"><text:span text:style-name="T15">Target domain: </text:span><text:span text:style-name="T16">vhost2.edb.devlan.net</text:span></text:p>
          </draw:text-box>
        </draw:frame>
        <draw:g xml:id="id133" draw:id="id133">
          <draw:custom-shape draw:style-name="gr13" draw:text-style-name="P1" draw:layer="layout" svg:width="2.056cm" svg:height="1.229cm" svg:x="2.22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34" draw:id="id134">
          <draw:custom-shape draw:style-name="gr13" draw:text-style-name="P1" draw:layer="layout" svg:width="2.056cm" svg:height="1.229cm" svg:x="2.2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37" draw:id="id137">
          <draw:custom-shape draw:style-name="gr8" draw:text-style-name="P1" draw:layer="layout" svg:width="2.662cm" svg:height="1.598cm" svg:x="21.991cm" svg:y="8.3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1.964cm" svg:y="8.6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</draw:g>
        <draw:frame draw:style-name="gr35" draw:text-style-name="P39" draw:layer="layout" svg:width="2.157cm" svg:height="0.645cm" svg:x="16.288cm" svg:y="8.471cm">
          <draw:text-box>
            <text:p text:style-name="P11"><text:span text:style-name="T13">10.6.5.196</text:span></text:p>
          </draw:text-box>
        </draw:frame>
        <draw:g xml:id="id135" draw:id="id135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2.662cm" svg:height="1.598cm" svg:x="13.78cm" svg:y="7.1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08" draw:text-style-name="P15" draw:layer="layout" svg:width="2.471cm" svg:height="1.557cm" svg:x="13.876cm" svg:y="7.194cm">
            <draw:text-box>
              <text:p text:style-name="P14"><text:span text:style-name="T2">Blot Proxy</text:span></text:p>
              <text:p text:style-name="P14"><text:span text:style-name="T38">with:</text:span></text:p>
              <text:p text:style-name="P14"><text:span text:style-name="T15">VPN Server</text:span></text:p>
              <text:p text:style-name="P14"><text:span text:style-name="T15">Apache Server</text:span></text:p>
            </draw:text-box>
          </draw:frame>
        </draw:g>
        <draw:frame draw:style-name="gr35" draw:text-style-name="P39" draw:layer="layout" svg:width="2.132cm" svg:height="0.645cm" svg:x="20.041cm" svg:y="9.115cm">
          <draw:text-box>
            <text:p text:style-name="P11"><text:span text:style-name="T13">10.2.4.119</text:span></text:p>
          </draw:text-box>
        </draw:frame>
        <draw:g xml:id="id136" draw:id="id136">
          <draw:custom-shape draw:style-name="gr8" draw:text-style-name="P1" draw:layer="layout" svg:width="2.662cm" svg:height="1.598cm" svg:x="21.977cm" svg:y="6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454cm" svg:y="6.4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connector draw:style-name="gr7" draw:text-style-name="P1" draw:layer="layout" draw:type="line" svg:x1="16.442cm" svg:y1="7.748cm" svg:x2="21.977cm" svg:y2="7.043cm" draw:start-shape="id135" draw:start-glue-point="4" draw:end-shape="id136" svg:d="m16442 7748 5535-705">
          <text:p/>
        </draw:connector>
        <draw:frame draw:style-name="gr35" draw:text-style-name="P39" draw:layer="layout" svg:width="2.547cm" svg:height="0.645cm" svg:x="19.626cm" svg:y="6.439cm">
          <draw:text-box>
            <text:p text:style-name="P11"><text:span text:style-name="T13">172.16.64.10</text:span></text:p>
          </draw:text-box>
        </draw:frame>
        <draw:frame draw:style-name="gr35" draw:text-style-name="P39" draw:layer="layout" svg:width="2.352cm" svg:height="0.645cm" svg:x="16.288cm" svg:y="6.973cm">
          <draw:text-box>
            <text:p text:style-name="P11"><text:span text:style-name="T13">172.16.64.1</text:span></text:p>
          </draw:text-box>
        </draw:frame>
        <draw:connector draw:style-name="gr7" draw:text-style-name="P1" draw:layer="layout" draw:type="line" svg:x1="16.442cm" svg:y1="8.255cm" svg:x2="21.964cm" svg:y2="9.143cm" draw:start-shape="id135" draw:start-glue-point="5" draw:end-shape="id137" svg:d="m16442 8255 5522 888">
          <text:p/>
        </draw:connector>
        <draw:frame draw:style-name="gr35" draw:text-style-name="P39" draw:layer="layout" svg:width="2.157cm" svg:height="0.645cm" svg:x="24.669cm" svg:y="6.316cm">
          <draw:text-box>
            <text:p text:style-name="P11"><text:span text:style-name="T13">10.6.5.197</text:span></text:p>
          </draw:text-box>
        </draw:frame>
        <draw:connector draw:style-name="gr42" draw:text-style-name="P1" draw:layer="layout" draw:type="line" svg:x1="24.639cm" svg:y1="7.043cm" svg:x2="26.162cm" svg:y2="7.047cm" draw:start-shape="id136" draw:start-glue-point="1" svg:d="m24639 7043 1523 4">
          <text:p/>
        </draw:connector>
        <draw:frame draw:style-name="gr35" draw:text-style-name="P17" draw:layer="layout" svg:width="1.124cm" svg:height="0.607cm" svg:x="6.731cm" svg:y="4.155cm">
          <draw:text-box>
            <text:p><text:span text:style-name="T14">tap1</text:span></text:p>
          </draw:text-box>
        </draw:frame>
        <draw:frame draw:style-name="gr35" draw:text-style-name="P17" draw:layer="layout" svg:width="1.277cm" svg:height="0.607cm" svg:x="8.564cm" svg:y="4.155cm">
          <draw:text-box>
            <text:p><text:span text:style-name="T14">tap11</text:span></text:p>
          </draw:text-box>
        </draw:frame>
        <draw:frame draw:style-name="gr35" draw:text-style-name="P17" draw:layer="layout" svg:width="1.124cm" svg:height="0.607cm" svg:x="6.732cm" svg:y="8.656cm">
          <draw:text-box>
            <text:p><text:span text:style-name="T14">tap2</text:span></text:p>
          </draw:text-box>
        </draw:frame>
        <draw:frame draw:style-name="gr35" draw:text-style-name="P17" draw:layer="layout" svg:width="1.302cm" svg:height="0.607cm" svg:x="8.565cm" svg:y="8.656cm">
          <draw:text-box>
            <text:p><text:span text:style-name="T14">tap21</text:span></text:p>
          </draw:text-box>
        </draw:frame>
        <draw:frame draw:style-name="gr35" draw:text-style-name="P17" draw:layer="layout" svg:width="1.302cm" svg:height="0.607cm" svg:x="12.533cm" svg:y="8.357cm">
          <draw:text-box>
            <text:p><text:span text:style-name="T14">tap31</text:span></text:p>
          </draw:text-box>
        </draw:frame>
        <draw:frame draw:style-name="gr35" draw:text-style-name="P17" draw:layer="layout" svg:width="1.302cm" svg:height="0.607cm" svg:x="16.366cm" svg:y="6.657cm">
          <draw:text-box>
            <text:p><text:span text:style-name="T14">tap32</text:span></text:p>
          </draw:text-box>
        </draw:frame>
        <draw:frame draw:style-name="gr35" draw:text-style-name="P17" draw:layer="layout" svg:width="1.302cm" svg:height="0.607cm" svg:x="20.766cm" svg:y="7.058cm">
          <draw:text-box>
            <text:p><text:span text:style-name="T14">tap41</text:span></text:p>
          </draw:text-box>
        </draw:frame>
        <draw:frame draw:style-name="gr35" draw:text-style-name="P17" draw:layer="layout" svg:width="1.124cm" svg:height="0.607cm" svg:x="16.366cm" svg:y="8.858cm">
          <draw:text-box>
            <text:p><text:span text:style-name="T14">tap3</text:span></text:p>
          </draw:text-box>
        </draw:frame>
        <draw:frame draw:style-name="gr35" draw:text-style-name="P17" draw:layer="layout" svg:width="1.124cm" svg:height="0.607cm" svg:x="24.466cm" svg:y="7.059cm">
          <draw:text-box>
            <text:p><text:span text:style-name="T14">tap4</text:span></text:p>
          </draw:text-box>
        </draw:frame>
        <draw:frame draw:style-name="gr35" draw:text-style-name="P18" draw:layer="layout" svg:width="1.886cm" svg:height="0.569cm" svg:x="11.857cm" svg:y="4.245cm">
          <draw:text-box>
            <text:p><text:span text:style-name="T18">Bridge: br1</text:span></text:p>
          </draw:text-box>
        </draw:frame>
        <draw:frame draw:style-name="gr35" draw:text-style-name="P18" draw:layer="layout" svg:width="1.886cm" svg:height="0.569cm" svg:x="16.257cm" svg:y="4.246cm">
          <draw:text-box>
            <text:p><text:span text:style-name="T18">Bridge: br2</text:span></text:p>
          </draw:text-box>
        </draw:frame>
        <draw:frame draw:style-name="gr35" draw:text-style-name="P35" draw:layer="layout" svg:width="1.082cm" svg:height="0.569cm" svg:x="6.654cm" svg:y="8.982cm">
          <draw:text-box>
            <text:p text:style-name="P11"><text:span text:style-name="T15">eth0</text:span></text:p>
          </draw:text-box>
        </draw:frame>
        <draw:frame draw:style-name="gr35" draw:text-style-name="P35" draw:layer="layout" svg:width="1.082cm" svg:height="0.569cm" svg:x="8.654cm" svg:y="9.283cm">
          <draw:text-box>
            <text:p text:style-name="P11"><text:span text:style-name="T15">eth1</text:span></text:p>
          </draw:text-box>
        </draw:frame>
        <draw:frame draw:style-name="gr107" draw:text-style-name="P50" draw:layer="layout" svg:width="22.86cm" svg:height="8.736cm" svg:x="2.54cm" svg:y="11.422cm">
          <draw:text-box>
            <text:p text:style-name="P47"><text:span text:style-name="T42">VPS Server IPTABLES Configuration</text:span></text:p>
            <text:p text:style-name="P48"><text:span text:style-name="T43">iptables -P INPUT DROP</text:span></text:p>
            <text:p text:style-name="P48"><text:span text:style-name="T43">iptables -P FORWARD DROP</text:span></text:p>
            <text:p text:style-name="P49"><text:span text:style-name="T43">iptables -p OUTPUT DROP</text:span></text:p>
            <text:p text:style-name="P49"><text:span text:style-name="T43">iptables -A INPUT -p tcp --dport 22 -j ACCEPT</text:span></text:p>
            <text:p text:style-name="P49"><text:span text:style-name="T43">iptables -A OUTPUT -p tcp --sport 22 -j ACCEPT</text:span></text:p>
            <text:p text:style-name="P49"><text:span text:style-name="T44">DNAT</text:span></text:p>
            <text:p text:style-name="P48"><text:span text:style-name="T45">iptables -t nat -A PREROUTING -i eth0 -p tcp --sport 1024:65535 -d 10.3.2.174 --dport 53 -j DNAT --to-destination 172.16.63.101:443</text:span></text:p>
            <text:p text:style-name="P48"><text:span text:style-name="T45">iptables -t nat -A PREROUTING -i eth0 -p tcp --sport 1024:65535 -d 10.3.2.174 --dport 80 -j DNAT --to-destination 172.16.63.101:443</text:span></text:p>
            <text:p text:style-name="P48"><text:span text:style-name="T45">iptables -t nat -A PREROUTING -i eth0 -p tcp --sport 1024:65535 -d 10.3.2.174 --dport 443 -j DNAT --to-destination 172.16.63.101:443</text:span></text:p>
            <text:p text:style-name="P48"><text:span text:style-name="T46">FORWARDING</text:span></text:p>
            <text:p text:style-name="P48"><text:span text:style-name="T45">iptables -A FORWARD -i eth0 -o p3p2 -m state --state ESTABLISHED,RELATED -j ACCEPT</text:span></text:p>
            <text:p text:style-name="P48"><text:span text:style-name="T45">iptables -A FORWARD -i p3p2 -o eth0 -m state --state ESTABLISHED,RELATED -j ACCEPT</text:span></text:p>
            <text:p text:style-name="P48"><text:span text:style-name="T45">iptables -A FORWARD -i eth0 -o p3p2 -p tcp --sport 1024:65535 -d 172.16.63.101 --dport 53 -m state --state NEW -j ACCEPT</text:span></text:p>
            <text:p text:style-name="P48"><text:span text:style-name="T45">iptables -A FORWARD -i eth0 -o p3p2 -p tcp --sport 1024:65535 -d 172.16.63.101 --dport 80 -m state --state NEW -j ACCEPT</text:span></text:p>
            <text:p text:style-name="P48"><text:span text:style-name="T45">iptables -A FORWARD -i eth0 -o p3p2 -p tcp --sport 1024:65535 -d 172.16.63.101 --dport 443 -m state --state NEW -j ACCEPT</text:span></text:p>
            <text:p text:style-name="P48"><text:span text:style-name="T46">SNAT</text:span></text:p>
            <text:p text:style-name="P48"><text:span text:style-name="T45">iptables -t nat -A POSTROUTING -o p3p2 -j MASQUERADE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15" presentation:class="page"/>
          <draw:frame presentation:style-name="pr2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 presentation:use-footer-name="ftr1" presentation:use-date-time-name="dtd1">
        <draw:custom-shape draw:style-name="gr109" draw:text-style-name="P9" draw:layer="layout" svg:width="5.529cm" svg:height="3.81cm" svg:x="16.442cm" svg:y="4.191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9" draw:layer="layout" svg:width="5.525cm" svg:height="6.858cm" svg:x="8.255cm" svg:y="4.19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Test Infrastructure</text:span></text:p>
          </draw:text-box>
        </draw:frame>
        <draw:g xml:id="id138" draw:id="id138">
          <draw:custom-shape draw:style-name="gr2" draw:text-style-name="P1" draw:layer="layout" svg:width="1.21cm" svg:height="1.229cm" svg:x="7.6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6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139" draw:id="id139">
          <draw:custom-shape draw:style-name="gr2" draw:text-style-name="P1" draw:layer="layout" svg:width="1.21cm" svg:height="1.229cm" svg:x="7.6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6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onnector draw:style-name="gr4" draw:text-style-name="P1" draw:layer="layout" draw:type="line" svg:x1="8.896cm" svg:y1="4.983cm" svg:x2="13.78cm" svg:y2="7.972cm" draw:start-shape="id138" draw:start-glue-point="1" svg:d="m8896 4983 4884 2989">
          <text:p/>
        </draw:connector>
        <draw:connector draw:style-name="gr4" draw:text-style-name="P1" draw:layer="layout" draw:type="line" svg:x1="8.896cm" svg:y1="9.449cm" svg:x2="13.78cm" svg:y2="7.972cm" draw:start-shape="id139" draw:start-glue-point="1" svg:d="m8896 9449 4884-1477">
          <text:p/>
        </draw:connector>
        <draw:connector draw:style-name="gr7" draw:text-style-name="P1" draw:layer="layout" draw:type="line" svg:x1="4.28cm" svg:y1="4.983cm" svg:x2="7.686cm" svg:y2="4.983cm" draw:start-shape="id140" draw:start-glue-point="1" draw:end-shape="id138" draw:end-glue-point="3" svg:d="m4280 4983h3406">
          <text:p/>
        </draw:connector>
        <draw:frame draw:style-name="gr15" draw:text-style-name="P5" draw:layer="layout" svg:width="5.464cm" svg:height="0.839cm" svg:x="11.495cm" svg:y="0.504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cm">
          <draw:text-box>
            <text:p><text:span text:style-name="T6">SECRET//NOFORN</text:span></text:p>
          </draw:text-box>
        </draw:frame>
        <draw:frame draw:style-name="gr51" draw:text-style-name="P4" draw:layer="layout" svg:width="3.849cm" svg:height="1.081cm" svg:x="6.367cm" svg:y="3.175cm">
          <draw:text-box>
            <text:p text:style-name="P1"><text:span text:style-name="T8">VPS Server</text:span></text:p>
            <text:p text:style-name="P1"><text:span text:style-name="T9">IPTABLES Forwarding</text:span></text:p>
          </draw:text-box>
        </draw:frame>
        <draw:frame draw:style-name="gr35" draw:text-style-name="P39" draw:layer="layout" svg:width="2.157cm" svg:height="0.645cm" svg:x="5.753cm" svg:y="4.88cm">
          <draw:text-box>
            <text:p text:style-name="P11"><text:span text:style-name="T13">10.6.5.191</text:span></text:p>
          </draw:text-box>
        </draw:frame>
        <draw:connector draw:style-name="gr7" draw:text-style-name="P1" draw:layer="layout" draw:type="line" svg:x1="4.28cm" svg:y1="9.449cm" svg:x2="7.724cm" svg:y2="9.473cm" draw:start-shape="id141" draw:start-glue-point="1" svg:d="m4280 9449 3444 24">
          <text:p/>
        </draw:connector>
        <draw:frame draw:style-name="gr35" draw:text-style-name="P39" draw:layer="layout" svg:width="2.157cm" svg:height="0.645cm" svg:x="5.754cm" svg:y="9.381cm">
          <draw:text-box>
            <text:p text:style-name="P11"><text:span text:style-name="T13">10.6.5.192</text:span></text:p>
          </draw:text-box>
        </draw:frame>
        <draw:frame draw:style-name="gr35" draw:text-style-name="P39" draw:layer="layout" svg:width="2.741cm" svg:height="0.645cm" svg:x="10.855cm" svg:y="7.578cm">
          <draw:text-box>
            <text:p text:style-name="P11"><text:span text:style-name="T13">172.16.63.101</text:span></text:p>
          </draw:text-box>
        </draw:frame>
        <draw:frame draw:style-name="gr35" draw:text-style-name="P39" draw:layer="layout" svg:width="2.352cm" svg:height="0.645cm" svg:x="8.756cm" svg:y="4.483cm">
          <draw:text-box>
            <text:p text:style-name="P11"><text:span text:style-name="T13">172.16.63.1</text:span></text:p>
          </draw:text-box>
        </draw:frame>
        <draw:frame draw:style-name="gr35" draw:text-style-name="P39" draw:layer="layout" svg:width="2.352cm" svg:height="0.645cm" svg:x="8.557cm" svg:y="9.584cm">
          <draw:text-box>
            <text:p text:style-name="P11"><text:span text:style-name="T13">172.16.63.2</text:span></text:p>
          </draw:text-box>
        </draw:frame>
        <draw:frame draw:style-name="gr35" draw:text-style-name="P35" draw:layer="layout" svg:width="1.082cm" svg:height="0.569cm" svg:x="6.654cm" svg:y="4.481cm">
          <draw:text-box>
            <text:p text:style-name="P11"><text:span text:style-name="T15">eth0</text:span></text:p>
          </draw:text-box>
        </draw:frame>
        <draw:frame draw:style-name="gr35" draw:text-style-name="P35" draw:layer="layout" svg:width="1.082cm" svg:height="0.569cm" svg:x="8.554cm" svg:y="5.182cm">
          <draw:text-box>
            <text:p text:style-name="P11"><text:span text:style-name="T15">eth1</text:span></text:p>
          </draw:text-box>
        </draw:frame>
        <draw:frame draw:style-name="gr35" draw:text-style-name="P35" draw:layer="layout" svg:width="5.379cm" svg:height="0.569cm" svg:x="1.954cm" svg:y="5.482cm">
          <draw:text-box>
            <text:p text:style-name="P11"><text:span text:style-name="T15">Target domain: </text:span><text:span text:style-name="T16">vhost1.edb.devlan.net</text:span></text:p>
          </draw:text-box>
        </draw:frame>
        <draw:frame draw:style-name="gr35" draw:text-style-name="P35" draw:layer="layout" svg:width="5.379cm" svg:height="0.569cm" svg:x="1.955cm" svg:y="9.983cm">
          <draw:text-box>
            <text:p text:style-name="P11"><text:span text:style-name="T15">Target domain: </text:span><text:span text:style-name="T16">vhost2.edb.devlan.net</text:span></text:p>
          </draw:text-box>
        </draw:frame>
        <draw:g xml:id="id140" draw:id="id140">
          <draw:custom-shape draw:style-name="gr13" draw:text-style-name="P1" draw:layer="layout" svg:width="2.056cm" svg:height="1.229cm" svg:x="2.22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41" draw:id="id141">
          <draw:custom-shape draw:style-name="gr13" draw:text-style-name="P1" draw:layer="layout" svg:width="2.056cm" svg:height="1.229cm" svg:x="2.2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44" draw:id="id144">
          <draw:custom-shape draw:style-name="gr8" draw:text-style-name="P1" draw:layer="layout" svg:width="2.662cm" svg:height="1.598cm" svg:x="21.991cm" svg:y="9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1.964cm" svg:y="9.7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</draw:g>
        <draw:frame draw:style-name="gr35" draw:text-style-name="P39" draw:layer="layout" svg:width="2.157cm" svg:height="0.645cm" svg:x="16.188cm" svg:y="8.771cm">
          <draw:text-box>
            <text:p text:style-name="P11"><text:span text:style-name="T13">10.6.5.196</text:span></text:p>
          </draw:text-box>
        </draw:frame>
        <draw:g xml:id="id142" draw:id="id142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2.662cm" svg:height="1.598cm" svg:x="13.78cm" svg:y="7.1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08" draw:text-style-name="P15" draw:layer="layout" svg:width="2.471cm" svg:height="1.557cm" svg:x="13.876cm" svg:y="7.194cm">
            <draw:text-box>
              <text:p text:style-name="P14"><text:span text:style-name="T2">Blot Proxy</text:span></text:p>
              <text:p text:style-name="P14"><text:span text:style-name="T38">with:</text:span></text:p>
              <text:p text:style-name="P14"><text:span text:style-name="T15">VPN Server</text:span></text:p>
              <text:p text:style-name="P14"><text:span text:style-name="T15">Apache Server</text:span></text:p>
            </draw:text-box>
          </draw:frame>
        </draw:g>
        <draw:frame draw:style-name="gr35" draw:text-style-name="P39" draw:layer="layout" svg:width="2.132cm" svg:height="0.645cm" svg:x="20.041cm" svg:y="10.215cm">
          <draw:text-box>
            <text:p text:style-name="P11"><text:span text:style-name="T13">10.2.4.119</text:span></text:p>
          </draw:text-box>
        </draw:frame>
        <draw:g xml:id="id143" draw:id="id143">
          <draw:custom-shape draw:style-name="gr8" draw:text-style-name="P1" draw:layer="layout" svg:width="2.662cm" svg:height="1.598cm" svg:x="21.977cm" svg:y="4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454cm" svg:y="4.4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connector draw:style-name="gr7" draw:text-style-name="P1" draw:layer="layout" draw:type="line" svg:x1="16.442cm" svg:y1="7.748cm" svg:x2="21.977cm" svg:y2="5.043cm" draw:start-shape="id142" draw:start-glue-point="4" draw:end-shape="id143" svg:d="m16442 7748 5535-2705">
          <text:p/>
        </draw:connector>
        <draw:frame draw:style-name="gr35" draw:text-style-name="P39" draw:layer="layout" svg:width="2.547cm" svg:height="0.645cm" svg:x="19.626cm" svg:y="4.439cm">
          <draw:text-box>
            <text:p text:style-name="P11"><text:span text:style-name="T13">172.16.64.10</text:span></text:p>
          </draw:text-box>
        </draw:frame>
        <draw:frame draw:style-name="gr35" draw:text-style-name="P39" draw:layer="layout" svg:width="2.352cm" svg:height="0.645cm" svg:x="16.288cm" svg:y="6.273cm">
          <draw:text-box>
            <text:p text:style-name="P11"><text:span text:style-name="T13">172.16.64.1</text:span></text:p>
          </draw:text-box>
        </draw:frame>
        <draw:connector draw:style-name="gr7" draw:text-style-name="P1" draw:layer="layout" draw:type="line" svg:x1="16.442cm" svg:y1="8.255cm" svg:x2="21.964cm" svg:y2="10.243cm" draw:start-shape="id142" draw:start-glue-point="5" draw:end-shape="id144" svg:d="m16442 8255 5522 1988">
          <text:p/>
        </draw:connector>
        <draw:frame draw:style-name="gr35" draw:text-style-name="P39" draw:layer="layout" svg:width="2.157cm" svg:height="0.645cm" svg:x="24.669cm" svg:y="4.316cm">
          <draw:text-box>
            <text:p text:style-name="P11"><text:span text:style-name="T13">10.6.5.197</text:span></text:p>
          </draw:text-box>
        </draw:frame>
        <draw:connector draw:style-name="gr42" draw:text-style-name="P1" draw:layer="layout" draw:type="line" svg:x1="24.639cm" svg:y1="5.043cm" svg:x2="26.162cm" svg:y2="5.047cm" draw:start-shape="id143" draw:start-glue-point="1" svg:d="m24639 5043 1523 4">
          <text:p/>
        </draw:connector>
        <draw:frame draw:style-name="gr35" draw:text-style-name="P17" draw:layer="layout" svg:width="1.124cm" svg:height="0.607cm" svg:x="6.731cm" svg:y="4.155cm">
          <draw:text-box>
            <text:p><text:span text:style-name="T14">tap1</text:span></text:p>
          </draw:text-box>
        </draw:frame>
        <draw:frame draw:style-name="gr35" draw:text-style-name="P17" draw:layer="layout" svg:width="1.277cm" svg:height="0.607cm" svg:x="8.564cm" svg:y="4.155cm">
          <draw:text-box>
            <text:p><text:span text:style-name="T14">tap11</text:span></text:p>
          </draw:text-box>
        </draw:frame>
        <draw:frame draw:style-name="gr35" draw:text-style-name="P17" draw:layer="layout" svg:width="1.124cm" svg:height="0.607cm" svg:x="6.732cm" svg:y="8.656cm">
          <draw:text-box>
            <text:p><text:span text:style-name="T14">tap2</text:span></text:p>
          </draw:text-box>
        </draw:frame>
        <draw:frame draw:style-name="gr35" draw:text-style-name="P17" draw:layer="layout" svg:width="1.302cm" svg:height="0.607cm" svg:x="8.565cm" svg:y="8.656cm">
          <draw:text-box>
            <text:p><text:span text:style-name="T14">tap21</text:span></text:p>
          </draw:text-box>
        </draw:frame>
        <draw:frame draw:style-name="gr35" draw:text-style-name="P17" draw:layer="layout" svg:width="1.302cm" svg:height="0.607cm" svg:x="12.533cm" svg:y="8.357cm">
          <draw:text-box>
            <text:p><text:span text:style-name="T14">tap31</text:span></text:p>
          </draw:text-box>
        </draw:frame>
        <draw:frame draw:style-name="gr35" draw:text-style-name="P17" draw:layer="layout" svg:width="1.302cm" svg:height="0.607cm" svg:x="16.366cm" svg:y="5.957cm">
          <draw:text-box>
            <text:p><text:span text:style-name="T14">tap32</text:span></text:p>
          </draw:text-box>
        </draw:frame>
        <draw:frame draw:style-name="gr35" draw:text-style-name="P17" draw:layer="layout" svg:width="1.302cm" svg:height="0.607cm" svg:x="19.666cm" svg:y="4.758cm">
          <draw:text-box>
            <text:p><text:span text:style-name="T14">tap41</text:span></text:p>
          </draw:text-box>
        </draw:frame>
        <draw:frame draw:style-name="gr35" draw:text-style-name="P17" draw:layer="layout" svg:width="1.124cm" svg:height="0.607cm" svg:x="16.266cm" svg:y="9.158cm">
          <draw:text-box>
            <text:p><text:span text:style-name="T14">tap3</text:span></text:p>
          </draw:text-box>
        </draw:frame>
        <draw:frame draw:style-name="gr35" draw:text-style-name="P17" draw:layer="layout" svg:width="1.124cm" svg:height="0.607cm" svg:x="24.466cm" svg:y="5.059cm">
          <draw:text-box>
            <text:p><text:span text:style-name="T14">tap4</text:span></text:p>
          </draw:text-box>
        </draw:frame>
        <draw:frame draw:style-name="gr35" draw:text-style-name="P18" draw:layer="layout" svg:width="1.886cm" svg:height="0.569cm" svg:x="11.857cm" svg:y="4.245cm">
          <draw:text-box>
            <text:p><text:span text:style-name="T18">Bridge: br1</text:span></text:p>
          </draw:text-box>
        </draw:frame>
        <draw:frame draw:style-name="gr35" draw:text-style-name="P18" draw:layer="layout" svg:width="1.886cm" svg:height="0.569cm" svg:x="16.257cm" svg:y="4.246cm">
          <draw:text-box>
            <text:p><text:span text:style-name="T18">Bridge: br2</text:span></text:p>
          </draw:text-box>
        </draw:frame>
        <draw:frame draw:style-name="gr35" draw:text-style-name="P35" draw:layer="layout" svg:width="1.082cm" svg:height="0.569cm" svg:x="6.654cm" svg:y="8.982cm">
          <draw:text-box>
            <text:p text:style-name="P11"><text:span text:style-name="T15">eth0</text:span></text:p>
          </draw:text-box>
        </draw:frame>
        <draw:frame draw:style-name="gr35" draw:text-style-name="P35" draw:layer="layout" svg:width="1.082cm" svg:height="0.569cm" svg:x="8.654cm" svg:y="9.283cm">
          <draw:text-box>
            <text:p text:style-name="P11"><text:span text:style-name="T15">eth1</text:span></text:p>
          </draw:text-box>
        </draw:frame>
        <draw:frame draw:style-name="gr43" draw:text-style-name="P19" draw:layer="layout" svg:width="4.223cm" svg:height="1.523cm" svg:x="11.943cm" svg:y="9.025cm">
          <draw:text-box>
            <text:p text:style-name="P1"><text:span text:style-name="T15">Blot In-bound Ports</text:span></text:p>
            <text:p><text:span text:style-name="T18">8001: vhost1 <text:s text:c="3"/>44301: vhost1</text:span></text:p>
            <text:p><text:span text:style-name="T18">8002: vhost2 <text:s text:c="3"/>44302: vhost2</text:span></text:p>
            <text:p><text:span text:style-name="T18">…</text:span><text:span text:style-name="T18"><text:tab/></text:span><text:span text:style-name="T18"><text:tab/></text:span><text:span text:style-name="T18">...</text:span></text:p>
          </draw:text-box>
        </draw:frame>
        <draw:frame draw:style-name="gr43" draw:text-style-name="P19" draw:layer="layout" svg:width="3.283cm" svg:height="1.523cm" svg:x="22.144cm" svg:y="5.926cm">
          <draw:text-box>
            <text:p text:style-name="P1"><text:span text:style-name="T15">Cover Server Ports</text:span></text:p>
            <text:p><text:span text:style-name="T18">172.16.64.11: vhost1</text:span></text:p>
            <text:p><text:span text:style-name="T18">172.16.64.12: vhost2</text:span></text:p>
            <text:p><text:span text:style-name="T18">…</text:span><text:span text:style-name="T18"><text:tab/></text:span><text:span text:style-name="T18"><text:tab/></text:span><text:span text:style-name="T18">...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16" presentation:class="page"/>
          <draw:frame presentation:style-name="pr2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Gray_20_45_20_degrees" draw:display-name="Gray 45 degrees" draw:style="single" draw:color="#808080" draw:distance="0.102cm" draw:rotation="450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Square_20_45" draw:display-name="Square 45" svg:viewBox="0 0 1131 1131" svg:d="m0 564 564 567 567-567-567-564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2cm" fo:text-indent="0cm"/>
      <style:text-properties style:use-window-font-color="true" style:text-outline="false" style:text-line-through-style="none" fo:font-family="Arial" style:font-family-generic="roman" style:font-pitch="variable" fo:font-size="31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84cm" fo:text-indent="0cm"/>
      <style:text-properties fo:font-size="27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89cm" fo:text-indent="0cm"/>
      <style:text-properties fo:font-size="23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1cm" fo:text-indent="0cm"/>
      <style:text-properties fo:font-size="19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4cm" fo:text-indent="0cm"/>
      <style:text-properties fo:font-size="19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4cm" fo:text-indent="0cm"/>
      <style:text-properties fo:font-size="19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4cm" fo:text-indent="0cm"/>
      <style:text-properties fo:font-size="19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4cm" fo:text-indent="0cm"/>
      <style:text-properties fo:font-size="19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4cm" fo:text-indent="0cm"/>
      <style:text-properties fo:font-size="19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2.5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4.002cm" svg:height="3.393cm" svg:x="1.967cm" svg:y="1.444cm" presentation:class="title" presentation:placeholder="true">
        <draw:text-box/>
      </draw:frame>
      <draw:frame presentation:style-name="Default-outline1" draw:layer="backgroundobjects" svg:width="24.002cm" svg:height="13.411cm" svg:x="1.967cm" svg:y="5.389cm" presentation:class="outline" presentation:placeholder="true">
        <draw:text-box/>
      </draw:frame>
      <draw:frame presentation:style-name="Mpr1" draw:text-style-name="MP1" draw:layer="backgroundobjects" svg:width="6.213cm" svg:height="0.559cm" svg:x="1.967cm" svg:y="19.98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454cm" svg:height="0.559cm" svg:x="9.755cm" svg:y="19.987cm" presentation:class="footer">
        <draw:text-box>
          <text:p text:style-name="MP3"><text:span text:style-name="MT3"><presentation:footer/></text:span></text:p>
        </draw:text-box>
      </draw:frame>
      <draw:frame presentation:style-name="Mpr1" draw:text-style-name="MP2" draw:layer="backgroundobjects" svg:width="6.213cm" svg:height="0.559cm" svg:x="19.756cm" svg:y="19.98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02T08:46:14</meta:creation-date>
    <meta:editing-duration>P209DT1H42M8S</meta:editing-duration>
    <meta:editing-cycles>203</meta:editing-cycles>
    <dc:date>2013-12-19T07:59:36</dc:date>
    <meta:generator>LibreOffice/3.4$Unix LibreOffice_project/340m1$Build-402</meta:generator>
    <meta:print-date>2013-12-19T07:58:38</meta:print-date>
    <meta:document-statistic meta:object-count="1123"/>
    <meta:user-defined meta:name="Classification">SECRET//NOFORN</meta:user-defined>
  </office:meta>
</office:document-meta>
</file>